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E0000004D20A4039DA80FC2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6" style:family="paragraph" style:parent-style-name="Preformatted_20_Text">
      <style:text-properties fo:color="#000000" officeooo:rsid="001447a3" officeooo:paragraph-rsid="00155c34"/>
    </style:style>
    <style:style style:name="P7" style:family="paragraph" style:parent-style-name="Preformatted_20_Text">
      <style:text-properties fo:color="#000000" officeooo:rsid="001447a3" officeooo:paragraph-rsid="01956c97"/>
    </style:style>
    <style:style style:name="P8" style:family="paragraph" style:parent-style-name="Preformatted_20_Text">
      <style:text-properties fo:color="#000000" officeooo:rsid="001447a3" officeooo:paragraph-rsid="02913a47"/>
    </style:style>
    <style:style style:name="P9" style:family="paragraph" style:parent-style-name="Preformatted_20_Text">
      <style:text-properties fo:color="#000000" officeooo:rsid="001447a3" officeooo:paragraph-rsid="00278f20"/>
    </style:style>
    <style:style style:name="P10" style:family="paragraph" style:parent-style-name="Preformatted_20_Text">
      <style:text-properties fo:color="#000000" officeooo:rsid="001447a3" officeooo:paragraph-rsid="01e8a8b6"/>
    </style:style>
    <style:style style:name="P11" style:family="paragraph" style:parent-style-name="Preformatted_20_Text">
      <style:text-properties fo:color="#000000" officeooo:rsid="001447a3" officeooo:paragraph-rsid="01ebc434"/>
    </style:style>
    <style:style style:name="P12" style:family="paragraph" style:parent-style-name="Preformatted_20_Text">
      <style:text-properties fo:color="#000000" officeooo:rsid="001447a3" officeooo:paragraph-rsid="00549b3a"/>
    </style:style>
    <style:style style:name="P13" style:family="paragraph" style:parent-style-name="Preformatted_20_Text">
      <style:text-properties fo:color="#000000" officeooo:rsid="001447a3" officeooo:paragraph-rsid="00566f22"/>
    </style:style>
    <style:style style:name="P14" style:family="paragraph" style:parent-style-name="Preformatted_20_Text">
      <style:text-properties fo:color="#000000" officeooo:rsid="001447a3" officeooo:paragraph-rsid="0058842e"/>
    </style:style>
    <style:style style:name="P15" style:family="paragraph" style:parent-style-name="Preformatted_20_Text">
      <style:text-properties fo:color="#000000" officeooo:rsid="001447a3" officeooo:paragraph-rsid="019d66ee"/>
    </style:style>
    <style:style style:name="P16" style:family="paragraph" style:parent-style-name="Preformatted_20_Text">
      <style:text-properties fo:color="#000000" officeooo:rsid="001447a3" officeooo:paragraph-rsid="00a85e99"/>
    </style:style>
    <style:style style:name="P17" style:family="paragraph" style:parent-style-name="Preformatted_20_Text">
      <style:text-properties fo:color="#000000" officeooo:rsid="001447a3" officeooo:paragraph-rsid="00ab972d"/>
    </style:style>
    <style:style style:name="P18" style:family="paragraph" style:parent-style-name="Preformatted_20_Text">
      <style:text-properties fo:color="#000000" officeooo:rsid="001447a3" officeooo:paragraph-rsid="00d3bee9"/>
    </style:style>
    <style:style style:name="P19" style:family="paragraph" style:parent-style-name="Preformatted_20_Text">
      <style:text-properties fo:color="#000000" officeooo:paragraph-rsid="009607c8"/>
    </style:style>
    <style:style style:name="P20" style:family="paragraph" style:parent-style-name="Preformatted_20_Text">
      <style:text-properties fo:color="#000000" officeooo:paragraph-rsid="01a10bcd"/>
    </style:style>
    <style:style style:name="P21" style:family="paragraph" style:parent-style-name="Preformatted_20_Text">
      <style:text-properties fo:color="#000000" officeooo:paragraph-rsid="01591725"/>
    </style:style>
    <style:style style:name="P22" style:family="paragraph" style:parent-style-name="Preformatted_20_Text">
      <style:text-properties fo:color="#000000" officeooo:paragraph-rsid="0217b083"/>
    </style:style>
    <style:style style:name="P23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24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25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26" style:family="paragraph" style:parent-style-name="Preformatted_20_Text">
      <style:text-properties fo:color="#000000" officeooo:paragraph-rsid="021b2648"/>
    </style:style>
    <style:style style:name="P27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28" style:family="paragraph" style:parent-style-name="Standard">
      <style:text-properties fo:color="#000000" officeooo:rsid="001447a3" officeooo:paragraph-rsid="00ab972d"/>
    </style:style>
    <style:style style:name="P29" style:family="paragraph" style:parent-style-name="Standard">
      <style:text-properties fo:color="#000000" officeooo:rsid="001447a3" officeooo:paragraph-rsid="029c8e5f"/>
    </style:style>
    <style:style style:name="P30" style:family="paragraph" style:parent-style-name="Standard">
      <style:text-properties fo:color="#000000" officeooo:rsid="001447a3" officeooo:paragraph-rsid="032531bb"/>
    </style:style>
    <style:style style:name="P31" style:family="paragraph" style:parent-style-name="Standard">
      <style:text-properties fo:color="#000000" officeooo:rsid="001447a3" officeooo:paragraph-rsid="03361686"/>
    </style:style>
    <style:style style:name="P32" style:family="paragraph" style:parent-style-name="Standard">
      <style:text-properties fo:color="#000000" officeooo:rsid="001447a3" officeooo:paragraph-rsid="0338a3f4"/>
    </style:style>
    <style:style style:name="P33" style:family="paragraph" style:parent-style-name="Standard">
      <style:text-properties fo:color="#000000" officeooo:rsid="001447a3" officeooo:paragraph-rsid="033a0ed0"/>
    </style:style>
    <style:style style:name="P34" style:family="paragraph" style:parent-style-name="Standard">
      <style:text-properties fo:color="#000000" officeooo:rsid="001447a3" officeooo:paragraph-rsid="034096b4"/>
    </style:style>
    <style:style style:name="P35" style:family="paragraph" style:parent-style-name="Standard">
      <style:text-properties fo:color="#000000" officeooo:rsid="001447a3" officeooo:paragraph-rsid="0058842e"/>
    </style:style>
    <style:style style:name="P36" style:family="paragraph" style:parent-style-name="Standard">
      <style:text-properties fo:color="#000000" officeooo:rsid="001447a3" officeooo:paragraph-rsid="03438358"/>
    </style:style>
    <style:style style:name="P37" style:family="paragraph" style:parent-style-name="Standard">
      <style:text-properties fo:color="#000000" officeooo:rsid="001447a3" officeooo:paragraph-rsid="034a3475"/>
    </style:style>
    <style:style style:name="P38" style:family="paragraph" style:parent-style-name="Standard">
      <style:text-properties fo:color="#000000" officeooo:rsid="001447a3" officeooo:paragraph-rsid="035062cb"/>
    </style:style>
    <style:style style:name="P39" style:family="paragraph" style:parent-style-name="Standard">
      <style:text-properties fo:color="#000000" officeooo:rsid="001447a3" officeooo:paragraph-rsid="03508be5"/>
    </style:style>
    <style:style style:name="P40" style:family="paragraph" style:parent-style-name="Standard">
      <style:text-properties fo:color="#000000" officeooo:rsid="001447a3" officeooo:paragraph-rsid="0363eea4"/>
    </style:style>
    <style:style style:name="P41" style:family="paragraph" style:parent-style-name="Standard">
      <style:text-properties fo:color="#000000" officeooo:rsid="001447a3" officeooo:paragraph-rsid="03680e48"/>
    </style:style>
    <style:style style:name="P42" style:family="paragraph" style:parent-style-name="Standard">
      <style:text-properties fo:color="#000000" officeooo:rsid="001447a3" officeooo:paragraph-rsid="036d8ac1"/>
    </style:style>
    <style:style style:name="P43" style:family="paragraph" style:parent-style-name="Standard">
      <style:text-properties fo:color="#000000" officeooo:rsid="001447a3" officeooo:paragraph-rsid="037d4f62"/>
    </style:style>
    <style:style style:name="P44" style:family="paragraph" style:parent-style-name="Standard">
      <style:text-properties fo:color="#000000" officeooo:rsid="001447a3" officeooo:paragraph-rsid="03a11511"/>
    </style:style>
    <style:style style:name="P45" style:family="paragraph" style:parent-style-name="Standard">
      <style:text-properties fo:color="#000000" officeooo:rsid="001447a3" officeooo:paragraph-rsid="03b0d5ef"/>
    </style:style>
    <style:style style:name="P46" style:family="paragraph" style:parent-style-name="Standard">
      <style:text-properties fo:color="#000000" officeooo:rsid="001447a3" officeooo:paragraph-rsid="03b0d642"/>
    </style:style>
    <style:style style:name="P47" style:family="paragraph" style:parent-style-name="Standard">
      <style:text-properties fo:color="#000000" officeooo:rsid="001447a3" officeooo:paragraph-rsid="03ca23b9"/>
    </style:style>
    <style:style style:name="P48" style:family="paragraph" style:parent-style-name="Standard">
      <style:text-properties fo:color="#000000" officeooo:rsid="001447a3" officeooo:paragraph-rsid="03d4d494"/>
    </style:style>
    <style:style style:name="P49" style:family="paragraph" style:parent-style-name="Standard">
      <style:text-properties fo:color="#000000" officeooo:rsid="001447a3" officeooo:paragraph-rsid="03d6e0d2"/>
    </style:style>
    <style:style style:name="P50" style:family="paragraph" style:parent-style-name="Standard">
      <style:text-properties fo:color="#000000" officeooo:rsid="001447a3" officeooo:paragraph-rsid="041400c8"/>
    </style:style>
    <style:style style:name="P51" style:family="paragraph" style:parent-style-name="Standard">
      <style:text-properties fo:color="#000000" officeooo:rsid="001447a3" officeooo:paragraph-rsid="04183bee"/>
    </style:style>
    <style:style style:name="P52" style:family="paragraph" style:parent-style-name="Standard">
      <style:text-properties fo:color="#000000" officeooo:rsid="001447a3" officeooo:paragraph-rsid="041b5495"/>
    </style:style>
    <style:style style:name="P53" style:family="paragraph" style:parent-style-name="Standard">
      <style:text-properties fo:color="#000000" officeooo:rsid="001447a3" officeooo:paragraph-rsid="04234a96"/>
    </style:style>
    <style:style style:name="P54" style:family="paragraph" style:parent-style-name="Standard">
      <style:text-properties fo:color="#000000" officeooo:rsid="001447a3" officeooo:paragraph-rsid="0446014a"/>
    </style:style>
    <style:style style:name="P55" style:family="paragraph" style:parent-style-name="Standard">
      <style:text-properties fo:color="#000000" officeooo:rsid="001447a3" officeooo:paragraph-rsid="04476d99"/>
    </style:style>
    <style:style style:name="P56" style:family="paragraph" style:parent-style-name="Standard">
      <style:text-properties fo:color="#000000" officeooo:rsid="001447a3" officeooo:paragraph-rsid="04493e96"/>
    </style:style>
    <style:style style:name="P57" style:family="paragraph" style:parent-style-name="Standard">
      <style:text-properties fo:color="#000000" officeooo:rsid="035062cb" officeooo:paragraph-rsid="035062cb"/>
    </style:style>
    <style:style style:name="P58" style:family="paragraph" style:parent-style-name="Standard">
      <style:text-properties fo:color="#000000" officeooo:rsid="035062cb" officeooo:paragraph-rsid="036701de"/>
    </style:style>
    <style:style style:name="P59" style:family="paragraph" style:parent-style-name="Standard">
      <style:text-properties fo:color="#000000" officeooo:rsid="035062cb" officeooo:paragraph-rsid="044f8c6e"/>
    </style:style>
    <style:style style:name="P60" style:family="paragraph" style:parent-style-name="Standard">
      <style:text-properties fo:color="#000000" officeooo:rsid="035062cb" officeooo:paragraph-rsid="044fe542"/>
    </style:style>
    <style:style style:name="P61" style:family="paragraph" style:parent-style-name="Standard">
      <style:text-properties fo:color="#000000" fo:font-weight="bold" officeooo:rsid="001447a3" officeooo:paragraph-rsid="04476d99" style:font-weight-asian="bold" style:font-weight-complex="bold"/>
    </style:style>
    <style:style style:name="P62" style:family="paragraph" style:parent-style-name="Standard">
      <style:text-properties fo:color="#000000" officeooo:rsid="01261e16" officeooo:paragraph-rsid="04255b6f" style:font-size-asian="9pt" loext:padding="0cm" loext:border="none"/>
    </style:style>
    <style:style style:name="P63" style:family="paragraph" style:parent-style-name="Standard">
      <style:text-properties fo:font-variant="normal" fo:text-transform="none" fo:color="#000000" fo:letter-spacing="normal" officeooo:rsid="035062cb" officeooo:paragraph-rsid="03680e48" style:font-name-asian="arial" style:font-size-asian="9pt" style:font-style-asian="normal" style:font-weight-asian="normal"/>
    </style:style>
    <style:style style:name="P64" style:family="paragraph" style:parent-style-name="Standard">
      <style:text-properties fo:font-variant="normal" fo:text-transform="none" fo:color="#000000" fo:letter-spacing="normal" officeooo:rsid="001447a3" officeooo:paragraph-rsid="0449be8d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color="#000000" officeooo:rsid="001447a3" officeooo:paragraph-rsid="0321488f"/>
    </style:style>
    <style:style style:name="P66" style:family="paragraph" style:parent-style-name="Preformatted_20_Text">
      <style:text-properties fo:color="#000000" officeooo:rsid="001447a3" officeooo:paragraph-rsid="03225f1f"/>
    </style:style>
    <style:style style:name="P67" style:family="paragraph" style:parent-style-name="Preformatted_20_Text">
      <style:text-properties fo:color="#000000" officeooo:rsid="001447a3" officeooo:paragraph-rsid="032531bb"/>
    </style:style>
    <style:style style:name="P68" style:family="paragraph" style:parent-style-name="Preformatted_20_Text">
      <style:text-properties fo:color="#000000" officeooo:rsid="001447a3" officeooo:paragraph-rsid="032ecf05"/>
    </style:style>
    <style:style style:name="P69" style:family="paragraph" style:parent-style-name="Preformatted_20_Text">
      <style:text-properties fo:color="#000000" officeooo:rsid="001447a3" officeooo:paragraph-rsid="0335b42f"/>
    </style:style>
    <style:style style:name="P70" style:family="paragraph" style:parent-style-name="Preformatted_20_Text">
      <style:text-properties fo:color="#000000" officeooo:rsid="001447a3" officeooo:paragraph-rsid="03361686"/>
    </style:style>
    <style:style style:name="P71" style:family="paragraph" style:parent-style-name="Preformatted_20_Text">
      <style:text-properties fo:color="#000000" officeooo:rsid="001447a3" officeooo:paragraph-rsid="0337f58d"/>
    </style:style>
    <style:style style:name="P72" style:family="paragraph" style:parent-style-name="Preformatted_20_Text">
      <style:text-properties fo:color="#000000" officeooo:rsid="001447a3" officeooo:paragraph-rsid="0338a3f4"/>
    </style:style>
    <style:style style:name="P73" style:family="paragraph" style:parent-style-name="Preformatted_20_Text">
      <style:text-properties fo:color="#000000" officeooo:rsid="001447a3" officeooo:paragraph-rsid="034096b4"/>
    </style:style>
    <style:style style:name="P74" style:family="paragraph" style:parent-style-name="Preformatted_20_Text">
      <style:text-properties fo:color="#000000" officeooo:rsid="001447a3" officeooo:paragraph-rsid="00566f22"/>
    </style:style>
    <style:style style:name="P75" style:family="paragraph" style:parent-style-name="Preformatted_20_Text">
      <style:text-properties fo:color="#000000" officeooo:rsid="001447a3" officeooo:paragraph-rsid="03418ba3"/>
    </style:style>
    <style:style style:name="P76" style:family="paragraph" style:parent-style-name="Preformatted_20_Text">
      <style:text-properties fo:color="#000000" officeooo:rsid="001447a3" officeooo:paragraph-rsid="03450494"/>
    </style:style>
    <style:style style:name="P77" style:family="paragraph" style:parent-style-name="Preformatted_20_Text">
      <style:text-properties fo:color="#000000" officeooo:rsid="001447a3" officeooo:paragraph-rsid="008e4039"/>
    </style:style>
    <style:style style:name="P78" style:family="paragraph" style:parent-style-name="Preformatted_20_Text">
      <style:text-properties fo:color="#000000" officeooo:rsid="001447a3" officeooo:paragraph-rsid="034b1c9c"/>
    </style:style>
    <style:style style:name="P79" style:family="paragraph" style:parent-style-name="Preformatted_20_Text">
      <style:text-properties fo:color="#000000" officeooo:rsid="001447a3" officeooo:paragraph-rsid="034f66d2"/>
    </style:style>
    <style:style style:name="P80" style:family="paragraph" style:parent-style-name="Preformatted_20_Text">
      <style:text-properties fo:color="#000000" officeooo:rsid="001447a3" officeooo:paragraph-rsid="035062cb"/>
    </style:style>
    <style:style style:name="P81" style:family="paragraph" style:parent-style-name="Preformatted_20_Text">
      <style:text-properties fo:color="#000000" officeooo:rsid="001447a3" officeooo:paragraph-rsid="03508be5"/>
    </style:style>
    <style:style style:name="P82" style:family="paragraph" style:parent-style-name="Preformatted_20_Text">
      <style:text-properties fo:color="#000000" officeooo:rsid="001447a3" officeooo:paragraph-rsid="03532063"/>
    </style:style>
    <style:style style:name="P83" style:family="paragraph" style:parent-style-name="Preformatted_20_Text">
      <style:text-properties fo:color="#000000" officeooo:rsid="001447a3" officeooo:paragraph-rsid="03537f1c"/>
    </style:style>
    <style:style style:name="P84" style:family="paragraph" style:parent-style-name="Preformatted_20_Text">
      <style:text-properties fo:color="#000000" officeooo:rsid="001447a3" officeooo:paragraph-rsid="03559eaf"/>
    </style:style>
    <style:style style:name="P85" style:family="paragraph" style:parent-style-name="Preformatted_20_Text">
      <style:text-properties fo:color="#000000" officeooo:rsid="001447a3" officeooo:paragraph-rsid="03560896"/>
    </style:style>
    <style:style style:name="P86" style:family="paragraph" style:parent-style-name="Preformatted_20_Text">
      <style:text-properties fo:color="#000000" officeooo:rsid="001447a3" officeooo:paragraph-rsid="0359ccfd"/>
    </style:style>
    <style:style style:name="P87" style:family="paragraph" style:parent-style-name="Preformatted_20_Text">
      <style:text-properties fo:color="#000000" officeooo:rsid="001447a3" officeooo:paragraph-rsid="035e5d40"/>
    </style:style>
    <style:style style:name="P88" style:family="paragraph" style:parent-style-name="Preformatted_20_Text">
      <style:text-properties fo:color="#000000" officeooo:rsid="001447a3" officeooo:paragraph-rsid="0362cdd0"/>
    </style:style>
    <style:style style:name="P89" style:family="paragraph" style:parent-style-name="Preformatted_20_Text">
      <style:text-properties fo:color="#000000" officeooo:rsid="001447a3" officeooo:paragraph-rsid="0363eea4"/>
    </style:style>
    <style:style style:name="P90" style:family="paragraph" style:parent-style-name="Preformatted_20_Text">
      <style:text-properties fo:color="#000000" officeooo:rsid="001447a3" officeooo:paragraph-rsid="03680e48"/>
    </style:style>
    <style:style style:name="P91" style:family="paragraph" style:parent-style-name="Preformatted_20_Text">
      <style:text-properties fo:color="#000000" officeooo:rsid="001447a3" officeooo:paragraph-rsid="036d8ac1"/>
    </style:style>
    <style:style style:name="P92" style:family="paragraph" style:parent-style-name="Preformatted_20_Text">
      <style:text-properties fo:color="#000000" officeooo:rsid="001447a3" officeooo:paragraph-rsid="0395866a"/>
    </style:style>
    <style:style style:name="P93" style:family="paragraph" style:parent-style-name="Preformatted_20_Text">
      <style:text-properties fo:color="#000000" officeooo:rsid="001447a3" officeooo:paragraph-rsid="03a0c47f"/>
    </style:style>
    <style:style style:name="P94" style:family="paragraph" style:parent-style-name="Preformatted_20_Text">
      <style:text-properties fo:color="#000000" officeooo:rsid="001447a3" officeooo:paragraph-rsid="03b0d5ef"/>
    </style:style>
    <style:style style:name="P95" style:family="paragraph" style:parent-style-name="Preformatted_20_Text">
      <style:text-properties fo:color="#000000" officeooo:rsid="001447a3" officeooo:paragraph-rsid="03bdc820"/>
    </style:style>
    <style:style style:name="P96" style:family="paragraph" style:parent-style-name="Preformatted_20_Text">
      <style:text-properties fo:color="#000000" officeooo:rsid="001447a3" officeooo:paragraph-rsid="03c4521a"/>
    </style:style>
    <style:style style:name="P97" style:family="paragraph" style:parent-style-name="Preformatted_20_Text">
      <style:text-properties fo:color="#000000" officeooo:rsid="001447a3" officeooo:paragraph-rsid="03d348b3"/>
    </style:style>
    <style:style style:name="P98" style:family="paragraph" style:parent-style-name="Preformatted_20_Text">
      <style:text-properties fo:color="#000000" officeooo:rsid="001447a3" officeooo:paragraph-rsid="03d4d494"/>
    </style:style>
    <style:style style:name="P99" style:family="paragraph" style:parent-style-name="Preformatted_20_Text">
      <style:text-properties fo:color="#000000" officeooo:rsid="001447a3" officeooo:paragraph-rsid="03d6e0d2"/>
    </style:style>
    <style:style style:name="P100" style:family="paragraph" style:parent-style-name="Preformatted_20_Text">
      <style:text-properties fo:color="#000000" officeooo:rsid="001447a3" officeooo:paragraph-rsid="03d82949"/>
    </style:style>
    <style:style style:name="P101" style:family="paragraph" style:parent-style-name="Preformatted_20_Text">
      <style:text-properties fo:color="#000000" officeooo:rsid="001447a3" officeooo:paragraph-rsid="041b5495"/>
    </style:style>
    <style:style style:name="P102" style:family="paragraph" style:parent-style-name="Preformatted_20_Text">
      <style:text-properties fo:color="#000000" officeooo:rsid="001447a3" officeooo:paragraph-rsid="041fd1da"/>
    </style:style>
    <style:style style:name="P103" style:family="paragraph" style:parent-style-name="Preformatted_20_Text">
      <style:text-properties fo:color="#000000" officeooo:rsid="001447a3" officeooo:paragraph-rsid="04234a96"/>
    </style:style>
    <style:style style:name="P104" style:family="paragraph" style:parent-style-name="Preformatted_20_Text">
      <style:text-properties fo:color="#000000" officeooo:rsid="001447a3" officeooo:paragraph-rsid="0446b68b"/>
    </style:style>
    <style:style style:name="P105" style:family="paragraph" style:parent-style-name="Preformatted_20_Text">
      <style:text-properties fo:color="#000000" officeooo:rsid="001447a3" officeooo:paragraph-rsid="04476d99"/>
    </style:style>
    <style:style style:name="P106" style:family="paragraph" style:parent-style-name="Preformatted_20_Text">
      <style:text-properties fo:color="#000000" officeooo:rsid="001447a3" officeooo:paragraph-rsid="04493e96"/>
    </style:style>
    <style:style style:name="P107" style:family="paragraph" style:parent-style-name="Preformatted_20_Text">
      <style:text-properties fo:color="#000000" officeooo:rsid="001447a3" officeooo:paragraph-rsid="0449be8d"/>
    </style:style>
    <style:style style:name="P108" style:family="paragraph" style:parent-style-name="Preformatted_20_Text">
      <style:text-properties fo:color="#000000" officeooo:rsid="001447a3" officeooo:paragraph-rsid="044c5717"/>
    </style:style>
    <style:style style:name="P109" style:family="paragraph" style:parent-style-name="Preformatted_20_Text">
      <style:text-properties fo:color="#000000" officeooo:rsid="001447a3" officeooo:paragraph-rsid="044edc87"/>
    </style:style>
    <style:style style:name="P110" style:family="paragraph" style:parent-style-name="Preformatted_20_Text">
      <style:text-properties fo:color="#000000" officeooo:rsid="001447a3" officeooo:paragraph-rsid="044f8c6e"/>
    </style:style>
    <style:style style:name="P111" style:family="paragraph" style:parent-style-name="Preformatted_20_Text">
      <style:text-properties fo:color="#000000" officeooo:rsid="001447a3" officeooo:paragraph-rsid="045038d2"/>
    </style:style>
    <style:style style:name="P112" style:family="paragraph" style:parent-style-name="Preformatted_20_Text">
      <style:text-properties fo:color="#000000" officeooo:rsid="001447a3" officeooo:paragraph-rsid="0451e7d9"/>
    </style:style>
    <style:style style:name="P113" style:family="paragraph" style:parent-style-name="Preformatted_20_Text">
      <style:text-properties fo:color="#000000" officeooo:paragraph-rsid="03944548"/>
    </style:style>
    <style:style style:name="P114" style:family="paragraph" style:parent-style-name="Preformatted_20_Text">
      <style:text-properties fo:color="#000000" officeooo:paragraph-rsid="03960587"/>
    </style:style>
    <style:style style:name="P115" style:family="paragraph" style:parent-style-name="Preformatted_20_Text">
      <style:text-properties fo:color="#000000" officeooo:paragraph-rsid="03977ce5"/>
    </style:style>
    <style:style style:name="P116" style:family="paragraph" style:parent-style-name="Preformatted_20_Text">
      <style:text-properties fo:color="#000000" officeooo:paragraph-rsid="039a0409"/>
    </style:style>
    <style:style style:name="P117" style:family="paragraph" style:parent-style-name="Preformatted_20_Text">
      <style:text-properties fo:color="#000000" officeooo:paragraph-rsid="039e34c7"/>
    </style:style>
    <style:style style:name="P118" style:family="paragraph" style:parent-style-name="Preformatted_20_Text">
      <style:text-properties fo:color="#000000" officeooo:paragraph-rsid="03a0c47f"/>
    </style:style>
    <style:style style:name="P119" style:family="paragraph" style:parent-style-name="Preformatted_20_Text">
      <style:text-properties fo:color="#000000" officeooo:paragraph-rsid="03b0d5ef"/>
    </style:style>
    <style:style style:name="P12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21" style:family="paragraph" style:parent-style-name="Preformatted_20_Text">
      <style:text-properties fo:color="#000000" officeooo:rsid="01261e16" officeooo:paragraph-rsid="03bdc820" style:font-size-asian="9pt" loext:padding="0cm" loext:border="none"/>
    </style:style>
    <style:style style:name="P122" style:family="paragraph" style:parent-style-name="Preformatted_20_Text">
      <style:text-properties fo:color="#000000" officeooo:rsid="01261e16" officeooo:paragraph-rsid="03c87090" style:font-size-asian="9pt" loext:padding="0cm" loext:border="none"/>
    </style:style>
    <style:style style:name="P123" style:family="paragraph" style:parent-style-name="Preformatted_20_Text">
      <style:text-properties fo:color="#000000" officeooo:rsid="01261e16" officeooo:paragraph-rsid="03ca23b9" style:font-size-asian="9pt" loext:padding="0cm" loext:border="none"/>
    </style:style>
    <style:style style:name="P124" style:family="paragraph" style:parent-style-name="Preformatted_20_Text">
      <style:text-properties fo:color="#000000" officeooo:rsid="01261e16" officeooo:paragraph-rsid="03d348b3" style:font-size-asian="9pt" loext:padding="0cm" loext:border="none"/>
    </style:style>
    <style:style style:name="P125" style:family="paragraph" style:parent-style-name="Preformatted_20_Text">
      <style:text-properties fo:color="#000000" officeooo:rsid="01261e16" officeooo:paragraph-rsid="03d4d494" style:font-size-asian="9pt" loext:padding="0cm" loext:border="none"/>
    </style:style>
    <style:style style:name="P126" style:family="paragraph" style:parent-style-name="Preformatted_20_Text">
      <style:text-properties fo:color="#000000" officeooo:rsid="01261e16" officeooo:paragraph-rsid="03d82949" style:font-size-asian="9pt" loext:padding="0cm" loext:border="none"/>
    </style:style>
    <style:style style:name="P127" style:family="paragraph" style:parent-style-name="Preformatted_20_Text">
      <style:text-properties fo:color="#000000" officeooo:rsid="01261e16" officeooo:paragraph-rsid="03edb28d" style:font-size-asian="9pt" loext:padding="0cm" loext:border="none"/>
    </style:style>
    <style:style style:name="P128" style:family="paragraph" style:parent-style-name="Preformatted_20_Text">
      <style:text-properties fo:color="#000000" officeooo:rsid="01261e16" officeooo:paragraph-rsid="03efa538" style:font-size-asian="9pt" loext:padding="0cm" loext:border="none"/>
    </style:style>
    <style:style style:name="P129" style:family="paragraph" style:parent-style-name="Preformatted_20_Text">
      <style:text-properties fo:color="#000000" officeooo:rsid="01261e16" officeooo:paragraph-rsid="04158e75" style:font-size-asian="9pt" loext:padding="0cm" loext:border="none"/>
    </style:style>
    <style:style style:name="P130" style:family="paragraph" style:parent-style-name="Preformatted_20_Text">
      <style:text-properties fo:color="#000000" officeooo:rsid="01261e16" officeooo:paragraph-rsid="04183bee" style:font-size-asian="9pt" loext:padding="0cm" loext:border="none"/>
    </style:style>
    <style:style style:name="P131" style:family="paragraph" style:parent-style-name="Preformatted_20_Text">
      <style:text-properties fo:color="#000000" officeooo:rsid="001447a3" officeooo:paragraph-rsid="03c4521a" style:font-size-asian="9pt" loext:padding="0cm" loext:border="none"/>
    </style:style>
    <style:style style:name="P132" style:family="paragraph" style:parent-style-name="Preformatted_20_Text">
      <style:text-properties fo:color="#000000" officeooo:rsid="001447a3" officeooo:paragraph-rsid="03d348b3" style:font-size-asian="9pt" loext:padding="0cm" loext:border="none"/>
    </style:style>
    <style:style style:name="P133" style:family="paragraph" style:parent-style-name="Preformatted_20_Text">
      <style:text-properties fo:color="#000000" officeooo:rsid="001447a3" officeooo:paragraph-rsid="03d4d494" style:font-size-asian="9pt" loext:padding="0cm" loext:border="none"/>
    </style:style>
    <style:style style:name="P134" style:family="paragraph" style:parent-style-name="Preformatted_20_Text">
      <style:text-properties fo:color="#000000" officeooo:rsid="001447a3" officeooo:paragraph-rsid="04255b6f" style:font-size-asian="9pt" loext:padding="0cm" loext:border="none"/>
    </style:style>
    <style:style style:name="P135" style:family="paragraph" style:parent-style-name="Preformatted_20_Text">
      <style:text-properties fo:color="#000000" officeooo:rsid="03d96bc3" officeooo:paragraph-rsid="0128ffad" style:font-size-asian="9pt" loext:padding="0cm" loext:border="none"/>
    </style:style>
    <style:style style:name="P136" style:family="paragraph" style:parent-style-name="Preformatted_20_Text">
      <style:text-properties fo:color="#000000" officeooo:rsid="03d96bc3" officeooo:paragraph-rsid="04108c96" style:font-size-asian="9pt" loext:padding="0cm" loext:border="none"/>
    </style:style>
    <style:style style:name="P137" style:family="paragraph" style:parent-style-name="Preformatted_20_Text">
      <style:text-properties fo:color="#000000" officeooo:rsid="03d96bc3" officeooo:paragraph-rsid="04130edf" style:font-size-asian="9pt" loext:padding="0cm" loext:border="none"/>
    </style:style>
    <style:style style:name="P138" style:family="paragraph" style:parent-style-name="Preformatted_20_Text">
      <style:text-properties fo:color="#000000" officeooo:rsid="03d96bc3" officeooo:paragraph-rsid="041400c8" style:font-size-asian="9pt" loext:padding="0cm" loext:border="none"/>
    </style:style>
    <style:style style:name="P139" style:family="paragraph" style:parent-style-name="Preformatted_20_Text">
      <style:text-properties fo:color="#000000" officeooo:rsid="03d96bc3" officeooo:paragraph-rsid="04158e75" style:font-size-asian="9pt" loext:padding="0cm" loext:border="none"/>
    </style:style>
    <style:style style:name="P140" style:family="paragraph" style:parent-style-name="Preformatted_20_Text">
      <style:text-properties fo:color="#000000" officeooo:rsid="03d96bc3" officeooo:paragraph-rsid="04183bee" style:font-size-asian="9pt" loext:padding="0cm" loext:border="none"/>
    </style:style>
    <style:style style:name="P141" style:family="paragraph" style:parent-style-name="Preformatted_20_Text">
      <style:text-properties fo:color="#000000" officeooo:rsid="03d96bc3" officeooo:paragraph-rsid="041b5495" style:font-size-asian="9pt" loext:padding="0cm" loext:border="none"/>
    </style:style>
    <style:style style:name="P142" style:family="paragraph" style:parent-style-name="Preformatted_20_Text">
      <style:text-properties fo:color="#000000" officeooo:rsid="03d96bc3" officeooo:paragraph-rsid="045772c0" style:font-size-asian="9pt" loext:padding="0cm" loext:border="none"/>
    </style:style>
    <style:style style:name="P143" style:family="paragraph" style:parent-style-name="Preformatted_20_Text">
      <style:text-properties fo:color="#000000" officeooo:paragraph-rsid="03bdc820"/>
    </style:style>
    <style:style style:name="P144" style:family="paragraph" style:parent-style-name="Preformatted_20_Text">
      <style:text-properties fo:color="#000000" officeooo:paragraph-rsid="03c02973"/>
    </style:style>
    <style:style style:name="P145" style:family="paragraph" style:parent-style-name="Preformatted_20_Text">
      <style:text-properties fo:color="#000000" officeooo:paragraph-rsid="03c2140b"/>
    </style:style>
    <style:style style:name="P146" style:family="paragraph" style:parent-style-name="Preformatted_20_Text">
      <style:text-properties fo:color="#000000" officeooo:paragraph-rsid="03c29f19"/>
    </style:style>
    <style:style style:name="P147" style:family="paragraph" style:parent-style-name="Preformatted_20_Text">
      <style:text-properties fo:color="#000000" officeooo:paragraph-rsid="03c87090"/>
    </style:style>
    <style:style style:name="P148" style:family="paragraph" style:parent-style-name="Preformatted_20_Text">
      <style:text-properties fo:color="#000000" officeooo:paragraph-rsid="03c89192"/>
    </style:style>
    <style:style style:name="P149" style:family="paragraph" style:parent-style-name="Preformatted_20_Text">
      <style:text-properties fo:color="#000000" officeooo:paragraph-rsid="03c9892c"/>
    </style:style>
    <style:style style:name="P150" style:family="paragraph" style:parent-style-name="Preformatted_20_Text">
      <style:text-properties fo:color="#000000" officeooo:paragraph-rsid="03ca6803"/>
    </style:style>
    <style:style style:name="P151" style:family="paragraph" style:parent-style-name="Preformatted_20_Text">
      <style:text-properties fo:color="#000000" officeooo:paragraph-rsid="03d26537"/>
    </style:style>
    <style:style style:name="P152" style:family="paragraph" style:parent-style-name="Preformatted_20_Text">
      <style:text-properties fo:color="#000000" officeooo:paragraph-rsid="03d2e39d"/>
    </style:style>
    <style:style style:name="P153" style:family="paragraph" style:parent-style-name="Preformatted_20_Text">
      <style:text-properties fo:color="#000000" officeooo:paragraph-rsid="03d348b3"/>
    </style:style>
    <style:style style:name="P154" style:family="paragraph" style:parent-style-name="Preformatted_20_Text">
      <style:text-properties fo:color="#000000" officeooo:paragraph-rsid="03d4d494"/>
    </style:style>
    <style:style style:name="P155" style:family="paragraph" style:parent-style-name="Preformatted_20_Text">
      <style:text-properties fo:color="#000000" officeooo:paragraph-rsid="03d82949"/>
    </style:style>
    <style:style style:name="P156" style:family="paragraph" style:parent-style-name="Preformatted_20_Text">
      <style:text-properties fo:color="#000000" officeooo:rsid="03d96bc3" officeooo:paragraph-rsid="03d96bc3"/>
    </style:style>
    <style:style style:name="P157" style:family="paragraph" style:parent-style-name="Preformatted_20_Text">
      <style:text-properties fo:color="#000000" officeooo:rsid="03d96bc3" officeooo:paragraph-rsid="03e2045e"/>
    </style:style>
    <style:style style:name="P158" style:family="paragraph" style:parent-style-name="Preformatted_20_Text">
      <style:text-properties fo:color="#000000" officeooo:rsid="03d96bc3" officeooo:paragraph-rsid="03e236e7"/>
    </style:style>
    <style:style style:name="P159" style:family="paragraph" style:parent-style-name="Preformatted_20_Text">
      <style:text-properties fo:color="#000000" officeooo:rsid="03d96bc3" officeooo:paragraph-rsid="03e38022"/>
    </style:style>
    <style:style style:name="P160" style:family="paragraph" style:parent-style-name="Preformatted_20_Text">
      <style:text-properties fo:color="#000000" officeooo:rsid="03d96bc3" officeooo:paragraph-rsid="03e50712"/>
    </style:style>
    <style:style style:name="P161" style:family="paragraph" style:parent-style-name="Preformatted_20_Text">
      <style:text-properties fo:color="#000000" officeooo:rsid="03d96bc3" officeooo:paragraph-rsid="03f13da7"/>
    </style:style>
    <style:style style:name="P162" style:family="paragraph" style:parent-style-name="Preformatted_20_Text">
      <style:text-properties fo:color="#000000" officeooo:rsid="03d96bc3" officeooo:paragraph-rsid="03f3ec7a"/>
    </style:style>
    <style:style style:name="P163" style:family="paragraph" style:parent-style-name="Preformatted_20_Text">
      <style:text-properties fo:color="#000000" officeooo:rsid="03d96bc3" officeooo:paragraph-rsid="03f483b5"/>
    </style:style>
    <style:style style:name="P164" style:family="paragraph" style:parent-style-name="Preformatted_20_Text">
      <style:text-properties fo:color="#000000" officeooo:rsid="03d96bc3" officeooo:paragraph-rsid="03f75743"/>
    </style:style>
    <style:style style:name="P165" style:family="paragraph" style:parent-style-name="Preformatted_20_Text">
      <style:text-properties fo:color="#000000" officeooo:rsid="03d96bc3" officeooo:paragraph-rsid="03fbe71a"/>
    </style:style>
    <style:style style:name="P166" style:family="paragraph" style:parent-style-name="Preformatted_20_Text">
      <style:text-properties fo:color="#000000" officeooo:rsid="03d96bc3" officeooo:paragraph-rsid="03fcd51a"/>
    </style:style>
    <style:style style:name="P167" style:family="paragraph" style:parent-style-name="Preformatted_20_Text">
      <style:text-properties fo:color="#000000" officeooo:rsid="03d96bc3" officeooo:paragraph-rsid="03ff6393"/>
    </style:style>
    <style:style style:name="P168" style:family="paragraph" style:parent-style-name="Preformatted_20_Text">
      <style:text-properties fo:color="#000000" officeooo:rsid="03d96bc3" officeooo:paragraph-rsid="03ffd155"/>
    </style:style>
    <style:style style:name="P169" style:family="paragraph" style:parent-style-name="Preformatted_20_Text">
      <style:text-properties fo:color="#000000" officeooo:rsid="03d96bc3" officeooo:paragraph-rsid="04019897"/>
    </style:style>
    <style:style style:name="P170" style:family="paragraph" style:parent-style-name="Preformatted_20_Text">
      <style:text-properties fo:color="#000000" officeooo:rsid="03d96bc3" officeooo:paragraph-rsid="04048a54"/>
    </style:style>
    <style:style style:name="P171" style:family="paragraph" style:parent-style-name="Preformatted_20_Text">
      <style:text-properties fo:color="#000000" officeooo:rsid="03d96bc3" officeooo:paragraph-rsid="04108c96"/>
    </style:style>
    <style:style style:name="P172" style:family="paragraph" style:parent-style-name="Preformatted_20_Text">
      <style:text-properties fo:color="#000000" officeooo:rsid="03d96bc3" officeooo:paragraph-rsid="04158e75"/>
    </style:style>
    <style:style style:name="P173" style:family="paragraph" style:parent-style-name="Preformatted_20_Text">
      <style:text-properties fo:color="#000000" officeooo:rsid="03d96bc3" officeooo:paragraph-rsid="04183bee"/>
    </style:style>
    <style:style style:name="P174" style:family="paragraph" style:parent-style-name="Preformatted_20_Text">
      <style:text-properties fo:color="#000000" officeooo:rsid="03d96bc3" officeooo:paragraph-rsid="0449be8d"/>
    </style:style>
    <style:style style:name="P175" style:family="paragraph" style:parent-style-name="Preformatted_20_Text">
      <style:text-properties fo:color="#000000" officeooo:rsid="03d96bc3" officeooo:paragraph-rsid="04538175"/>
    </style:style>
    <style:style style:name="P176" style:family="paragraph" style:parent-style-name="Preformatted_20_Text">
      <style:text-properties fo:color="#000000" officeooo:rsid="03d96bc3" officeooo:paragraph-rsid="04556e05"/>
    </style:style>
    <style:style style:name="P177" style:family="paragraph" style:parent-style-name="Preformatted_20_Text">
      <style:text-properties fo:color="#000000" officeooo:paragraph-rsid="03db8aad"/>
    </style:style>
    <style:style style:name="P178" style:family="paragraph" style:parent-style-name="Preformatted_20_Text">
      <style:text-properties fo:color="#000000" officeooo:paragraph-rsid="0449be8d"/>
    </style:style>
    <style:style style:name="P179" style:family="paragraph" style:parent-style-name="Preformatted_20_Text">
      <style:text-properties fo:color="#000000" officeooo:paragraph-rsid="04522980"/>
    </style:style>
    <style:style style:name="P180" style:family="paragraph" style:parent-style-name="Preformatted_20_Text">
      <style:text-properties fo:color="#000000" officeooo:paragraph-rsid="0452c0d8"/>
    </style:style>
    <style:style style:name="P181" style:family="paragraph" style:parent-style-name="Preformatted_20_Text">
      <style:text-properties fo:font-variant="normal" fo:text-transform="none" fo:color="#000000" fo:letter-spacing="normal" officeooo:rsid="001447a3" officeooo:paragraph-rsid="03680e48" style:font-name-asian="arial" style:font-size-asian="9pt" style:font-style-asian="normal" style:font-weight-asian="normal"/>
    </style:style>
    <style:style style:name="P182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83" style:family="paragraph" style:parent-style-name="Preformatted_20_Text">
      <style:text-properties fo:font-variant="normal" fo:text-transform="none" fo:color="#000000" fo:letter-spacing="normal" officeooo:rsid="001447a3" officeooo:paragraph-rsid="03b0d5ef" style:font-name-asian="arial" style:font-size-asian="9pt" style:font-style-asian="normal" style:font-weight-asian="normal"/>
    </style:style>
    <style:style style:name="P184" style:family="paragraph" style:parent-style-name="Preformatted_20_Text">
      <style:text-properties fo:font-variant="normal" fo:text-transform="none" fo:color="#000000" fo:letter-spacing="normal" officeooo:rsid="001447a3" officeooo:paragraph-rsid="041400c8" style:font-name-asian="arial" style:font-size-asian="9pt" style:font-style-asian="normal" style:font-weight-asian="normal" loext:padding="0cm" loext:border="none"/>
    </style:style>
    <style:style style:name="P185" style:family="paragraph" style:parent-style-name="Preformatted_20_Text">
      <style:text-properties fo:font-variant="normal" fo:text-transform="none" fo:color="#000000" fo:letter-spacing="normal" officeooo:rsid="001447a3" officeooo:paragraph-rsid="04183bee" style:font-name-asian="arial" style:font-size-asian="9pt" style:font-style-asian="normal" style:font-weight-asian="normal" loext:padding="0cm" loext:border="none"/>
    </style:style>
    <style:style style:name="P186" style:family="paragraph" style:parent-style-name="Preformatted_20_Text">
      <style:text-properties fo:font-variant="normal" fo:text-transform="none" fo:color="#000000" fo:letter-spacing="normal" officeooo:rsid="001447a3" officeooo:paragraph-rsid="03ca23b9" style:font-name-asian="arial" style:font-size-asian="9pt" style:font-style-asian="normal" style:font-weight-asian="normal"/>
    </style:style>
    <style:style style:name="P187" style:family="paragraph" style:parent-style-name="Preformatted_20_Text">
      <style:text-properties fo:font-variant="normal" fo:text-transform="none" fo:color="#000000" fo:letter-spacing="normal" officeooo:rsid="001447a3" officeooo:paragraph-rsid="03d4d494" style:font-name-asian="arial" style:font-size-asian="9pt" style:font-style-asian="normal" style:font-weight-asian="normal"/>
    </style:style>
    <style:style style:name="P188" style:family="paragraph" style:parent-style-name="Preformatted_20_Text">
      <style:text-properties fo:font-variant="normal" fo:text-transform="none" fo:color="#000000" fo:letter-spacing="normal" officeooo:rsid="001447a3" officeooo:paragraph-rsid="03d6e0d2" style:font-name-asian="arial" style:font-size-asian="9pt" style:font-style-asian="normal" style:font-weight-asian="normal"/>
    </style:style>
    <style:style style:name="P189" style:family="paragraph" style:parent-style-name="Preformatted_20_Text">
      <style:text-properties fo:font-variant="normal" fo:text-transform="none" fo:color="#000000" fo:letter-spacing="normal" officeooo:rsid="001447a3" officeooo:paragraph-rsid="0449be8d" style:font-name-asian="arial" style:font-size-asian="9pt" style:font-style-asian="normal" style:font-weight-asian="normal"/>
    </style:style>
    <style:style style:name="P190" style:family="paragraph" style:parent-style-name="Preformatted_20_Text">
      <style:text-properties fo:font-variant="normal" fo:text-transform="none" fo:color="#000000" fo:letter-spacing="normal" officeooo:rsid="016302c9" officeooo:paragraph-rsid="03bdc820" style:font-name-asian="arial" style:font-size-asian="9pt" style:font-style-asian="normal" style:font-weight-asian="normal"/>
    </style:style>
    <style:style style:name="P19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6d8ac1" style:font-name-asian="arial" style:font-size-asian="10pt" style:font-style-asian="normal" style:font-weight-asian="normal" style:font-size-complex="10pt"/>
    </style:style>
    <style:style style:name="P19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Nimbus Mono L" style:font-size-asian="10pt" style:font-style-asian="normal" style:font-weight-asian="normal" style:font-size-complex="10pt"/>
    </style:style>
    <style:style style:name="P193" style:family="paragraph" style:parent-style-name="Preformatted_20_Text">
      <style:text-properties fo:font-variant="normal" fo:text-transform="none" fo:color="#000000" fo:font-size="11pt" fo:letter-spacing="normal" officeooo:rsid="001447a3" officeooo:paragraph-rsid="03b0d642" style:font-name-asian="arial" style:font-size-asian="11pt" style:font-style-asian="normal" style:font-weight-asian="normal" style:font-size-complex="11pt"/>
    </style:style>
    <style:style style:name="P194" style:family="paragraph" style:parent-style-name="Preformatted_20_Text">
      <style:text-properties fo:font-variant="normal" fo:text-transform="none" fo:color="#000000" fo:font-size="11pt" fo:letter-spacing="normal" officeooo:rsid="001447a3" officeooo:paragraph-rsid="03d6e0d2" style:font-name-asian="arial" style:font-size-asian="11pt" style:font-style-asian="normal" style:font-weight-asian="normal" style:font-size-complex="11pt"/>
    </style:style>
    <style:style style:name="P195" style:family="paragraph" style:parent-style-name="Preformatted_20_Text">
      <style:text-properties fo:font-variant="normal" fo:text-transform="none" fo:color="#000000" fo:font-size="11pt" fo:letter-spacing="normal" officeooo:rsid="001447a3" officeooo:paragraph-rsid="041b5495" style:font-name-asian="arial" style:font-size-asian="11pt" style:font-style-asian="normal" style:font-weight-asian="normal" style:font-size-complex="11pt" loext:padding="0cm" loext:border="none"/>
    </style:style>
    <style:style style:name="P196" style:family="paragraph" style:parent-style-name="Preformatted_20_Text">
      <style:text-properties fo:font-variant="normal" fo:text-transform="none" fo:color="#000000" fo:font-size="11pt" fo:letter-spacing="normal" officeooo:rsid="001447a3" officeooo:paragraph-rsid="041b5495" style:font-name-asian="arial" style:font-size-asian="11pt" style:font-style-asian="normal" style:font-weight-asian="normal" style:font-size-complex="11pt"/>
    </style:style>
    <style:style style:name="P197" style:family="paragraph" style:parent-style-name="Preformatted_20_Text">
      <style:text-properties officeooo:paragraph-rsid="04079152"/>
    </style:style>
    <style:style style:name="P198" style:family="paragraph" style:parent-style-name="Preformatted_20_Text">
      <style:text-properties officeooo:paragraph-rsid="040c363a"/>
    </style:style>
    <style:style style:name="P199" style:family="paragraph" style:parent-style-name="Preformatted_20_Text">
      <style:text-properties officeooo:paragraph-rsid="040d6fd0"/>
    </style:style>
    <style:style style:name="P200" style:family="paragraph" style:parent-style-name="Preformatted_20_Text">
      <style:text-properties officeooo:paragraph-rsid="04183be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39445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3960587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977ce5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9a0409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95866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a0c47f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c0297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c8709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c9892c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ca680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d348b3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d6e0d2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3d96bc3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e2045e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3e236e7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3e38022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3e50712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3e5c67a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3e8c537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3ec8e6a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3f4af17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3fbe71a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3fcd51a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4019897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3714d21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style:font-name-asian="arial" style:font-style-asian="normal" style:font-weight-asian="normal"/>
    </style:style>
    <style:style style:name="T31" style:family="text">
      <style:text-properties fo:font-variant="normal" fo:text-transform="none" fo:letter-spacing="normal" officeooo:rsid="03c87090" style:font-name-asian="arial" style:font-style-asian="normal" style:font-weight-asian="normal"/>
    </style:style>
    <style:style style:name="T32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33" style:family="text">
      <style:text-properties fo:font-variant="normal" fo:text-transform="none" fo:letter-spacing="normal" officeooo:rsid="03d96bc3" style:font-name-asian="arial" style:font-style-asian="normal" style:font-weight-asian="normal"/>
    </style:style>
    <style:style style:name="T34" style:family="text">
      <style:text-properties fo:font-variant="normal" fo:text-transform="none" fo:letter-spacing="normal" officeooo:rsid="03ec8e6a" style:font-name-asian="arial" style:font-style-asian="normal" style:font-weight-asian="normal"/>
    </style:style>
    <style:style style:name="T35" style:family="text">
      <style:text-properties fo:font-variant="normal" fo:text-transform="none" fo:letter-spacing="normal" officeooo:rsid="034f66d2" style:font-name-asian="arial" style:font-style-asian="normal" style:font-weight-asian="normal"/>
    </style:style>
    <style:style style:name="T36" style:family="text">
      <style:text-properties fo:font-variant="normal" fo:text-transform="none" fo:letter-spacing="normal" officeooo:rsid="041400c8" style:font-name-asian="arial" style:font-style-asian="normal" style:font-weight-asian="normal"/>
    </style:style>
    <style:style style:name="T37" style:family="text">
      <style:text-properties fo:font-variant="normal" fo:text-transform="none" fo:letter-spacing="normal" officeooo:rsid="03e5c67a" style:font-name-asian="arial" style:font-style-asian="normal" style:font-weight-asian="normal"/>
    </style:style>
    <style:style style:name="T38" style:family="text">
      <style:text-properties fo:font-variant="normal" fo:text-transform="none" fo:letter-spacing="normal" officeooo:rsid="03f4af17" style:font-name-asian="arial" style:font-style-asian="normal" style:font-weight-asian="normal"/>
    </style:style>
    <style:style style:name="T39" style:family="text">
      <style:text-properties fo:font-variant="normal" fo:text-transform="none" fo:letter-spacing="normal" officeooo:rsid="03fbe71a" style:font-name-asian="arial" style:font-style-asian="normal" style:font-weight-asian="normal"/>
    </style:style>
    <style:style style:name="T40" style:family="text">
      <style:text-properties fo:font-variant="normal" fo:text-transform="none" fo:letter-spacing="normal" officeooo:rsid="03e2045e" style:font-name-asian="arial" style:font-style-asian="normal" style:font-weight-asian="normal"/>
    </style:style>
    <style:style style:name="T41" style:family="text">
      <style:text-properties fo:font-variant="normal" fo:text-transform="none" fo:letter-spacing="normal" officeooo:rsid="045772c0" style:font-name-asian="arial" style:font-style-asian="normal" style:font-weight-asian="normal"/>
    </style:style>
    <style:style style:name="T42" style:family="text">
      <style:text-properties fo:font-variant="normal" fo:text-transform="none" fo:letter-spacing="normal" officeooo:rsid="03e236e7" style:font-name-asian="arial" style:font-style-asian="normal" style:font-weight-asian="normal"/>
    </style:style>
    <style:style style:name="T43" style:family="text">
      <style:text-properties fo:font-variant="normal" fo:text-transform="none" fo:letter-spacing="normal" officeooo:rsid="03e38022" style:font-name-asian="arial" style:font-style-asian="normal" style:font-weight-asian="normal"/>
    </style:style>
    <style:style style:name="T44" style:family="text">
      <style:text-properties fo:font-variant="normal" fo:text-transform="none" fo:letter-spacing="normal" officeooo:rsid="03e50712" style:font-name-asian="arial" style:font-style-asian="normal" style:font-weight-asian="normal"/>
    </style:style>
    <style:style style:name="T45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47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48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49" style:family="text">
      <style:text-properties fo:font-variant="normal" fo:text-transform="none" style:font-name="Nimbus Mono L" fo:letter-spacing="normal" officeooo:rsid="0254fd82" fo:background-color="#ffff00" loext:char-shading-value="0" style:font-name-asian="arial" style:font-style-asian="normal" style:font-weight-asian="normal"/>
    </style:style>
    <style:style style:name="T50" style:family="text">
      <style:text-properties fo:font-variant="normal" fo:text-transform="none" style:font-name="Nimbus Mono L" fo:letter-spacing="normal" officeooo:rsid="02588664" fo:background-color="#ffff00" loext:char-shading-value="0" style:font-name-asian="arial" style:font-style-asian="normal" style:font-weight-asian="normal"/>
    </style:style>
    <style:style style:name="T51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52" style:family="text">
      <style:text-properties fo:font-variant="normal" fo:text-transform="none" style:font-name="Nimbus Mono L" fo:font-size="10pt" fo:letter-spacing="normal" officeooo:rsid="0391ebf9" style:font-name-asian="Nimbus Mono L" style:font-size-asian="10pt" style:font-style-asian="normal" style:font-weight-asian="normal" style:font-size-complex="10pt"/>
    </style:style>
    <style:style style:name="T53" style:family="text">
      <style:text-properties fo:font-variant="normal" fo:text-transform="none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54" style:family="text">
      <style:text-properties fo:font-variant="normal" fo:text-transform="none" style:font-name="Nimbus Mono L" fo:font-size="10pt" fo:letter-spacing="normal" officeooo:rsid="02b58750" fo:background-color="#ffff00" loext:char-shading-value="0" style:font-name-asian="Nimbus Mono L" style:font-size-asian="10pt" style:font-style-asian="normal" style:font-weight-asian="normal" style:font-size-complex="10pt"/>
    </style:style>
    <style:style style:name="T55" style:family="text">
      <style:text-properties fo:font-variant="normal" fo:text-transform="none" style:font-name="Nimbus Mono L" fo:font-size="10pt" fo:letter-spacing="normal" officeooo:rsid="021e8a78" fo:background-color="#ffff00" loext:char-shading-value="0" style:font-name-asian="Nimbus Mono L" style:font-size-asian="10pt" style:font-style-asian="normal" style:font-weight-asian="normal" style:font-size-complex="10pt"/>
    </style:style>
    <style:style style:name="T56" style:family="text">
      <style:text-properties fo:font-variant="normal" fo:text-transform="none" style:font-name="Nimbus Mono L" fo:font-size="10pt" fo:letter-spacing="normal" officeooo:rsid="03bdc820" fo:background-color="#ffff00" loext:char-shading-value="0" style:font-name-asian="Nimbus Mono L" style:font-size-asian="10pt" style:font-style-asian="normal" style:font-weight-asian="normal" style:font-size-complex="10pt"/>
    </style:style>
    <style:style style:name="T57" style:family="text">
      <style:text-properties fo:font-variant="normal" fo:text-transform="none" style:font-name="Nimbus Mono L" fo:font-size="10pt" fo:letter-spacing="normal" officeooo:rsid="0391ebf9" fo:background-color="#ffff00" loext:char-shading-value="0" style:font-name-asian="Nimbus Mono L" style:font-size-asian="10pt" style:font-style-asian="normal" style:font-weight-asian="normal" style:font-size-complex="10pt"/>
    </style:style>
    <style:style style:name="T58" style:family="text">
      <style:text-properties fo:font-variant="normal" fo:text-transform="none" style:font-name="Nimbus Mono L" fo:font-size="10pt" fo:letter-spacing="normal" officeooo:rsid="03d82949" fo:background-color="#ffff00" loext:char-shading-value="0" style:font-name-asian="Nimbus Mono L" style:font-size-asian="10pt" style:font-style-asian="normal" style:font-weight-asian="normal" style:font-size-complex="10pt"/>
    </style:style>
    <style:style style:name="T59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color="#000000" fo:letter-spacing="normal" officeooo:rsid="03d96bc3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color="#000000" fo:letter-spacing="normal" officeooo:rsid="03ec8e6a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color="#000000" fo:letter-spacing="normal" officeooo:rsid="03fcd51a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3fcd51a" style:font-name-asian="arial" style:font-size-asian="9pt" style:font-style-asian="normal" style:font-weight-asian="normal" style:text-emphasize="none"/>
    </style:style>
    <style:style style:name="T64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68" style:family="text">
      <style:text-properties fo:font-variant="normal" fo:text-transform="none" fo:color="#800000" fo:letter-spacing="normal" officeooo:rsid="04158e75" style:font-name-asian="arial" style:font-style-asian="normal" style:font-weight-asian="normal"/>
    </style:style>
    <style:style style:name="T69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70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71" style:family="text">
      <style:text-properties fo:font-variant="normal" fo:text-transform="none" fo:color="#800000" fo:font-size="11pt" fo:letter-spacing="normal" officeooo:rsid="00529df8" style:font-name-asian="arial" style:font-size-asian="11pt" style:font-style-asian="normal" style:font-weight-asian="normal" style:font-size-complex="11pt"/>
    </style:style>
    <style:style style:name="T72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73" style:family="text">
      <style:text-properties fo:font-variant="normal" fo:text-transform="none" fo:color="#800000" style:font-name="Nimbus Mono L" fo:font-size="11pt" fo:letter-spacing="normal" officeooo:rsid="014d84de" fo:background-color="#ffffff" loext:char-shading-value="0" style:font-name-asian="Nimbus Mono L" style:font-size-asian="11pt" style:font-style-asian="normal" style:font-weight-asian="normal" style:font-size-complex="11pt"/>
    </style:style>
    <style:style style:name="T74" style:family="text">
      <style:text-properties fo:font-variant="normal" fo:text-transform="none" fo:color="#800000" style:font-name="Nimbus Mono L" fo:font-size="11pt" fo:letter-spacing="normal" officeooo:rsid="04255b6f" fo:background-color="#ffffff" loext:char-shading-value="0" style:font-name-asian="Nimbus Mono L" style:font-size-asian="11pt" style:font-style-asian="normal" style:font-weight-asian="normal" style:font-size-complex="11pt"/>
    </style:style>
    <style:style style:name="T75" style:family="text">
      <style:text-properties fo:font-variant="normal" fo:text-transform="none" fo:color="#800000" style:font-name="Nimbus Mono L" fo:font-size="10pt" fo:letter-spacing="normal" officeooo:rsid="001447a3" fo:background-color="#ffffff" loext:char-shading-value="0" style:font-name-asian="Nimbus Mono L" style:font-size-asian="10pt" style:font-style-asian="normal" style:font-weight-asian="normal" style:font-size-complex="10pt"/>
    </style:style>
    <style:style style:name="T76" style:family="text">
      <style:text-properties fo:font-variant="normal" fo:text-transform="none" fo:color="#800000" style:font-name="Nimbus Mono L" fo:font-size="10pt" fo:letter-spacing="normal" officeooo:rsid="0391ebf9" fo:background-color="#ffffff" loext:char-shading-value="0" style:font-name-asian="Nimbus Mono L" style:font-size-asian="10pt" style:font-style-asian="normal" style:font-weight-asian="normal" style:font-size-complex="10pt"/>
    </style:style>
    <style:style style:name="T77" style:family="text">
      <style:text-properties fo:font-variant="normal" fo:text-transform="none" fo:color="#800000" style:font-name="Nimbus Mono L" fo:font-size="10pt" fo:letter-spacing="normal" officeooo:rsid="04255b6f" fo:background-color="#ffffff" loext:char-shading-value="0" style:font-name-asian="Nimbus Mono L" style:font-size-asian="10pt" style:font-style-asian="normal" style:font-weight-asian="normal" style:font-size-complex="10pt"/>
    </style:style>
    <style:style style:name="T78" style:family="text">
      <style:text-properties style:font-name="Nimbus Mono L" officeooo:rsid="014d84de" style:font-name-asian="Nimbus Mono L"/>
    </style:style>
    <style:style style:name="T79" style:family="text">
      <style:text-properties officeooo:rsid="018a727c"/>
    </style:style>
    <style:style style:name="T80" style:family="text">
      <style:text-properties officeooo:rsid="018c2e74"/>
    </style:style>
    <style:style style:name="T81" style:family="text">
      <style:text-properties officeooo:rsid="018c5379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officeooo:rsid="02d6e22e"/>
    </style:style>
    <style:style style:name="T84" style:family="text">
      <style:text-properties fo:color="#000000" officeooo:rsid="01261e16" style:font-size-asian="9pt" loext:padding="0cm" loext:border="none"/>
    </style:style>
    <style:style style:name="T8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87" style:family="text">
      <style:text-properties officeooo:rsid="03225f1f"/>
    </style:style>
    <style:style style:name="T88" style:family="text">
      <style:text-properties officeooo:rsid="0324b302"/>
    </style:style>
    <style:style style:name="T89" style:family="text">
      <style:text-properties officeooo:rsid="032c3887"/>
    </style:style>
    <style:style style:name="T90" style:family="text">
      <style:text-properties officeooo:rsid="03361686"/>
    </style:style>
    <style:style style:name="T91" style:family="text">
      <style:text-properties officeooo:rsid="03418ba3"/>
    </style:style>
    <style:style style:name="T92" style:family="text">
      <style:text-properties fo:background-color="#ffff00" loext:char-shading-value="0"/>
    </style:style>
    <style:style style:name="T93" style:family="text">
      <style:text-properties officeooo:rsid="015a4bf0" fo:background-color="#ffff00" loext:char-shading-value="0"/>
    </style:style>
    <style:style style:name="T94" style:family="text">
      <style:text-properties fo:color="#800000"/>
    </style:style>
    <style:style style:name="T95" style:family="text">
      <style:text-properties fo:color="#800000" officeooo:rsid="00529df8"/>
    </style:style>
    <style:style style:name="T96" style:family="text">
      <style:text-properties fo:color="#800000" officeooo:rsid="00566f22"/>
    </style:style>
    <style:style style:name="T97" style:family="text">
      <style:text-properties fo:color="#800000" officeooo:rsid="0058842e"/>
    </style:style>
    <style:style style:name="T98" style:family="text">
      <style:text-properties fo:color="#800000" officeooo:rsid="03450494"/>
    </style:style>
    <style:style style:name="T99" style:family="text">
      <style:text-properties fo:color="#800000" style:font-name="Nimbus Mono L" officeooo:rsid="014d84de" style:font-name-asian="Nimbus Mono L"/>
    </style:style>
    <style:style style:name="T100" style:family="text">
      <style:text-properties fo:color="#800000" style:font-name="Nimbus Mono L" officeooo:rsid="03450494" style:font-name-asian="Nimbus Mono L"/>
    </style:style>
    <style:style style:name="T101" style:family="text">
      <style:text-properties fo:color="#800000" fo:font-size="11pt" style:font-size-asian="11pt" style:font-size-complex="11pt"/>
    </style:style>
    <style:style style:name="T102" style:family="text">
      <style:text-properties fo:color="#800000" fo:font-size="11pt" officeooo:rsid="00529df8" style:font-size-asian="11pt" style:font-size-complex="11pt"/>
    </style:style>
    <style:style style:name="T103" style:family="text">
      <style:text-properties fo:color="#800000" officeooo:rsid="001447a3"/>
    </style:style>
    <style:style style:name="T104" style:family="text">
      <style:text-properties officeooo:rsid="034f66d2"/>
    </style:style>
    <style:style style:name="T105" style:family="text">
      <style:text-properties officeooo:rsid="035062cb"/>
    </style:style>
    <style:style style:name="T106" style:family="text">
      <style:text-properties officeooo:rsid="03714d21"/>
    </style:style>
    <style:style style:name="T107" style:family="text">
      <style:text-properties officeooo:rsid="0376759d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376759d" style:font-weight-asian="normal" style:font-weight-complex="normal"/>
    </style:style>
    <style:style style:name="T110" style:family="text">
      <style:text-properties fo:font-weight="normal" officeooo:rsid="037d4f62" style:font-weight-asian="normal" style:font-weight-complex="normal"/>
    </style:style>
    <style:style style:name="T111" style:family="text">
      <style:text-properties fo:font-weight="normal" officeooo:rsid="03714d21" style:font-weight-asian="normal" style:font-weight-complex="normal"/>
    </style:style>
    <style:style style:name="T112" style:family="text">
      <style:text-properties officeooo:rsid="037d4f62"/>
    </style:style>
    <style:style style:name="T113" style:family="text">
      <style:text-properties officeooo:rsid="0395866a"/>
    </style:style>
    <style:style style:name="T114" style:family="text">
      <style:text-properties officeooo:rsid="03a11511"/>
    </style:style>
    <style:style style:name="T115" style:family="text">
      <style:text-properties officeooo:rsid="03c4521a"/>
    </style:style>
    <style:style style:name="T116" style:family="text">
      <style:text-properties officeooo:rsid="03cc69cb"/>
    </style:style>
    <style:style style:name="T117" style:family="text">
      <style:text-properties officeooo:rsid="03d3a78f"/>
    </style:style>
    <style:style style:name="T118" style:family="text">
      <style:text-properties officeooo:rsid="041400c8"/>
    </style:style>
    <style:style style:name="T119" style:family="text">
      <style:text-properties officeooo:rsid="041fd1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:唐海湘</text:p>
      <text:p text:style-name="P6"/>
      <text:p text:style-name="P6">模块名:项目验收、签字、结算进度管理</text:p>
      <text:p text:style-name="P65"><text:tab/>导航下拉名_1:项目验收、签字、结算进度管理</text:p>
      <text:p text:style-name="P7"><text:tab/><text:tab/><text:span text:style-name="T92">导航名_1:项目情况</text:span></text:p>
      <text:p text:style-name="P6"><text:tab/><text:tab/><text:tab/><text:span text:style-name="T94">功能名字_1:列表 <text:s/></text:span>功能类型:网格 (有网格)</text:p>
      <text:p text:style-name="P8"><text:tab/><text:tab/><text:tab/><text:tab/><text:span text:style-name="T3">加上一个字段 ：id <text:s/>文本框 <text:s text:c="3"/>设置隐藏</text:span></text:p>
      <text:p text:style-name="P6"><text:tab/><text:tab/><text:tab/><text:tab/>字段名称_1:<text:bookmark-start text:name="__DdeLink__2904_1965427896"/>合同外部项目名称<text:bookmark-end text:name="__DdeLink__2904_1965427896"/> <text:s text:c="11"/>商务合同-合同签订与立项-合同外部项目名称</text:p>
      <text:p text:style-name="P6"><text:tab/><text:tab/><text:tab/><text:tab/>字段名称_2:<text:bookmark-start text:name="__DdeLink__2906_1965427896"/>内部项目名称<text:bookmark-end text:name="__DdeLink__2906_1965427896"/><text:tab/><text:tab/><text:tab/><text:tab/><text:tab/> 市场信息手机-市场信息记录-内部项目名称</text:p>
      <text:p text:style-name="P9"><text:tab/><text:tab/><text:tab/><text:tab/>字段名称_3:<text:bookmark-start text:name="__DdeLink__2908_1965427896"/>合同签订情况<text:bookmark-end text:name="__DdeLink__2908_1965427896"/></text:p>
      <text:p text:style-name="P66"><text:tab/><text:tab/><text:tab/><text:tab/>字段名称_4:<text:bookmark-start text:name="__DdeLink__2910_1965427896"/><text:span text:style-name="T87">销售合同号</text:span><text:bookmark-end text:name="__DdeLink__2910_1965427896"/><text:span text:style-name="T87"><text:tab/><text:tab/><text:tab/><text:tab/><text:tab/> 商务合同-项目合同基本信息-对应销售合同号</text:span></text:p>
      <text:p text:style-name="P66"><text:tab/><text:tab/><text:tab/><text:tab/>字段名称_5:<text:bookmark-start text:name="__DdeLink__2912_1965427896"/><text:span text:style-name="T87">派工单编号</text:span><text:bookmark-end text:name="__DdeLink__2912_1965427896"/><text:span text:style-name="T87"><text:tab/><text:tab/><text:tab/><text:tab/><text:tab/> 商务合同-派工单信息管理-派工单编号</text:span></text:p>
      <text:p text:style-name="P66"><text:tab/><text:tab/><text:tab/><text:tab/>字段名称_6:<text:bookmark-start text:name="__DdeLink__2914_1965427896"/><text:span text:style-name="T87">开工日期</text:span><text:bookmark-end text:name="__DdeLink__2914_1965427896"/></text:p>
      <text:p text:style-name="P66"><text:tab/><text:tab/><text:tab/><text:tab/>字段名称_7:<text:bookmark-start text:name="__DdeLink__2916_1965427896"/><text:span text:style-name="T87">计划完工日期</text:span> <text:bookmark-end text:name="__DdeLink__2916_1965427896"/></text:p>
      <text:p text:style-name="P66"><text:tab/><text:tab/><text:tab/><text:tab/>字段名称_8:<text:bookmark-start text:name="__DdeLink__2918_1965427896"/><text:span text:style-name="T87">客户名称</text:span><text:bookmark-end text:name="__DdeLink__2918_1965427896"/></text:p>
      <text:p text:style-name="P66"><text:tab/><text:tab/><text:tab/><text:tab/>字段名称_9:<text:bookmark-start text:name="__DdeLink__2920_1965427896"/><text:span text:style-name="T87">客户负责人</text:span><text:bookmark-end text:name="__DdeLink__2920_1965427896"/></text:p>
      <text:p text:style-name="P66"><text:tab/><text:tab/><text:tab/><text:tab/>字段名称_10:<text:bookmark-start text:name="__DdeLink__2922_1965427896"/><text:span text:style-name="T87">客户联系电话</text:span><text:bookmark-end text:name="__DdeLink__2922_1965427896"/></text:p>
      <text:p text:style-name="P66"><text:tab/><text:tab/><text:tab/><text:tab/>字段名称_11:<text:bookmark-start text:name="__DdeLink__2924_1965427896"/><text:span text:style-name="T87">施工单位</text:span><text:bookmark-end text:name="__DdeLink__2924_1965427896"/></text:p>
      <text:p text:style-name="P66"><text:tab/><text:tab/><text:tab/><text:tab/>字段名称_1<text:span text:style-name="T79">2</text:span>:<text:bookmark-start text:name="__DdeLink__2926_1965427896"/><text:span text:style-name="T87">工程督导</text:span><text:bookmark-end text:name="__DdeLink__2926_1965427896"/></text:p>
      <text:p text:style-name="P30"><text:tab/><text:tab/><text:tab/><text:tab/>字段名称_<text:span text:style-name="T80">1</text:span>3:<text:bookmark-start text:name="__DdeLink__2928_1965427896"/><text:span text:style-name="T87">工程地点</text:span><text:bookmark-end text:name="__DdeLink__2928_1965427896"/></text:p>
      <text:p text:style-name="P67"><text:tab/><text:tab/><text:tab/><text:tab/>字段名称_<text:span text:style-name="T80">1</text:span>4:<text:bookmark-start text:name="__DdeLink__2930_1965427896"/><text:span text:style-name="T87">项目经理</text:span><text:bookmark-end text:name="__DdeLink__2930_1965427896"/></text:p>
      <text:p text:style-name="P67"><text:tab/><text:tab/><text:tab/><text:tab/>字段名称_<text:span text:style-name="T80">1</text:span>5：<text:bookmark-start text:name="__DdeLink__2932_1965427896"/><text:span text:style-name="T87">内容</text:span><text:bookmark-end text:name="__DdeLink__2932_1965427896"/></text:p>
      <text:p text:style-name="P67"><text:tab/><text:tab/><text:tab/><text:tab/>字段名称_<text:span text:style-name="T80">1</text:span>6:<text:bookmark-start text:name="__DdeLink__2934_1965427896"/><text:span text:style-name="T87">完工时间</text:span><text:bookmark-end text:name="__DdeLink__2934_1965427896"/></text:p>
      <text:p text:style-name="P67"><text:tab/><text:tab/><text:tab/><text:tab/>字段名称_<text:span text:style-name="T80">1</text:span>7:<text:bookmark-start text:name="__DdeLink__2936_1965427896"/><text:span text:style-name="T87">完工情况</text:span><text:bookmark-end text:name="__DdeLink__2936_1965427896"/></text:p>
      <text:p text:style-name="P67"><text:tab/><text:tab/><text:tab/><text:tab/>字段名称_<text:span text:style-name="T80">1</text:span>8:<text:bookmark-start text:name="__DdeLink__2938_1965427896"/><text:span text:style-name="T87">完工报告</text:span><text:bookmark-end text:name="__DdeLink__2938_1965427896"/> </text:p>
      <text:p text:style-name="P67"><text:tab/><text:tab/><text:tab/><text:tab/>字段名称_<text:span text:style-name="T80">1</text:span>9:<text:bookmark-start text:name="__DdeLink__2940_1965427896"/><text:span text:style-name="T88">合同跟进</text:span><text:bookmark-end text:name="__DdeLink__2940_1965427896"/></text:p>
      <text:p text:style-name="P67"><text:tab/><text:tab/><text:tab/><text:tab/>字段名称_<text:span text:style-name="T80">2</text:span>0:<text:bookmark-start text:name="__DdeLink__2942_1965427896"/><text:span text:style-name="T88">备注</text:span><text:bookmark-end text:name="__DdeLink__2942_1965427896"/></text:p>
      <text:p text:style-name="P6"><text:tab/><text:tab/></text:p>
      <text:p text:style-name="P6"><text:tab/><text:tab/><text:tab/><text:span text:style-name="T94">功能名称_2:添加 </text:span>功能类型:编辑 </text:p>
      <text:p text:style-name="P56"><text:tab/><text:tab/><text:tab/><text:tab/>字段名称_1:合同外部项目名称 <text:s text:c="11"/>标签类型:<text:span text:style-name="T106">手填</text:span>下拉框 <text:s/>必填 <text:s/></text:p>
      <text:p text:style-name="P106"><text:tab/><text:tab/><text:tab/><text:tab/>字段名称_2:内部项目名称<text:tab/><text:tab/><text:tab/> 标签类型:<text:span text:style-name="T106">手填</text:span>下拉框 <text:s/>必填 <text:s/></text:p>
      <text:p text:style-name="P69"><text:tab/><text:tab/><text:tab/><text:tab/>字段名称_3:合同签订情况<text:tab/><text:tab/><text:tab/> 标签类型:文本框 <text:s/>非必填</text:p>
      <text:p text:style-name="P106"><text:tab/><text:tab/><text:tab/><text:tab/>字段名称_4:<text:span text:style-name="T87">销售合同号<text:tab/><text:tab/><text:tab/></text:span>标签类型:<text:span text:style-name="T106">手填</text:span>下拉框 <text:s/>必填 <text:s/></text:p>
      <text:p text:style-name="P106"><text:tab/><text:tab/><text:tab/><text:tab/>字段名称_5:<text:span text:style-name="T87">派工单编号<text:tab/><text:tab/><text:tab/></text:span>标签类型:<text:span text:style-name="T106">手填</text:span>下拉框 <text:s/>必填 <text:s/></text:p>
      <text:p text:style-name="P108"><text:tab/><text:tab/><text:tab/><text:tab/>字段名称_6:<text:span text:style-name="T87">开工日期<text:tab/><text:tab/><text:tab/><text:tab/></text:span>标签类型:日期框 非必填 <text:bookmark-start text:name="__DdeLink__3385_6570203441"/>格式<text:span text:style-name="T83">(2017-01-12)</text:span><text:bookmark-end text:name="__DdeLink__3385_6570203441"/><text:span text:style-name="T83"> </text:span><text:span text:style-name="T2">不可编辑</text:span></text:p>
      <text:p text:style-name="P108"><text:tab/><text:tab/><text:tab/><text:tab/>字段名称_7:<text:span text:style-name="T87">计划完工日期</text:span> <text:tab/><text:tab/>标签类型:日期框 非必填 <text:bookmark-start text:name="__DdeLink__3385_6570203442"/>格式<text:span text:style-name="T83">(2017-01-12)</text:span><text:bookmark-end text:name="__DdeLink__3385_6570203442"/><text:span text:style-name="T83"> </text:span><text:span text:style-name="T2">不可编辑</text:span></text:p>
      <text:p text:style-name="P70"><text:tab/><text:tab/><text:tab/><text:tab/>字段名称_8:<text:span text:style-name="T87">客户名称<text:tab/><text:tab/><text:tab/><text:tab/></text:span>标签类型:文本框 <text:s/>非必填</text:p>
      <text:p text:style-name="P70"><text:tab/><text:tab/><text:tab/><text:tab/>字段名称_9:<text:span text:style-name="T87">客户负责人<text:tab/><text:tab/><text:tab/></text:span>标签类型:文本框 <text:s/>非必填</text:p>
      <text:p text:style-name="P70"><text:tab/><text:tab/><text:tab/><text:tab/>字段名称_10:<text:span text:style-name="T87">客户联系电话<text:tab/><text:tab/></text:span>标签类型:文本框 <text:s/>非必填</text:p>
      <text:p text:style-name="P70"><text:tab/><text:tab/><text:tab/><text:tab/>字段名称_11:<text:span text:style-name="T87">施工单位<text:tab/><text:tab/><text:tab/></text:span>标签类型:文本框 <text:s/>非必填</text:p>
      <text:p text:style-name="P70"><text:tab/><text:tab/><text:tab/><text:tab/>字段名称_1<text:span text:style-name="T79">2</text:span>:<text:span text:style-name="T87">工程督导<text:tab/><text:tab/><text:tab/></text:span>标签类型:文本框 <text:s/>非必填</text:p>
      <text:p text:style-name="P31"><text:tab/><text:tab/><text:tab/><text:tab/>字段名称_<text:span text:style-name="T80">1</text:span>3:<text:span text:style-name="T87">工程地点<text:tab/><text:tab/><text:tab/></text:span>标签类型:文本框 <text:s/>必填</text:p>
      <text:p text:style-name="P71"><text:tab/><text:tab/><text:tab/><text:tab/>字段名称_<text:span text:style-name="T80">1</text:span>4:<text:span text:style-name="T87">项目经理<text:tab/><text:tab/><text:tab/></text:span>标签类型:文本框 <text:s/>非必填</text:p>
      <text:p text:style-name="P71"><text:tab/><text:tab/><text:tab/><text:tab/>字段名称_<text:span text:style-name="T80">1</text:span>5：<text:span text:style-name="T87">内容<text:tab/><text:tab/><text:tab/><text:tab/></text:span>标签类型:文本框 <text:s/>非必填</text:p>
      <text:p text:style-name="P108"><text:tab/><text:tab/><text:tab/><text:tab/>字段名称_<text:span text:style-name="T80">1</text:span>6:<text:span text:style-name="T87">完工时间<text:tab/><text:tab/><text:tab/></text:span>标签类型:日期框 非必填 <text:bookmark-start text:name="__DdeLink__3385_65702034421"/>格式<text:span text:style-name="T83">(2017-01-12)</text:span><text:bookmark-end text:name="__DdeLink__3385_65702034421"/><text:span text:style-name="T83"> </text:span><text:span text:style-name="T2">不可编辑</text:span></text:p>
      <text:p text:style-name="P70"><text:tab/><text:tab/><text:tab/><text:tab/>字段名称_<text:span text:style-name="T80">1</text:span>7:<text:span text:style-name="T87">完工情况<text:tab/><text:tab/><text:tab/></text:span>标签类型:下拉框<text:span text:style-name="T90">(是/否)</text:span> <text:s/>必填</text:p>
      <text:p text:style-name="P72"><text:tab/><text:tab/><text:tab/><text:tab/>字段名称_<text:span text:style-name="T80">1</text:span>8:<text:span text:style-name="T87">完工报告</text:span> <text:tab/><text:tab/><text:tab/>标签类型:文本框 <text:s/>非必填</text:p>
      <text:p text:style-name="P72"><text:tab/><text:tab/><text:tab/><text:tab/>字段名称_<text:span text:style-name="T80">1</text:span>9:<text:span text:style-name="T88">合同跟进<text:tab/><text:tab/><text:tab/></text:span>标签类型:文本框 <text:s/>非必填</text:p>
      <text:p text:style-name="P32"><text:tab/><text:tab/><text:tab/><text:tab/>字段名称_<text:span text:style-name="T80">2</text:span>0:<text:span text:style-name="T88">备注<text:tab/><text:tab/><text:tab/><text:tab/></text:span>标签类型:文本框 <text:s/>非必填</text:p>
      <text:p text:style-name="P68"><text:tab/><text:tab/><text:tab/><text:tab/>隐藏字段名称_<text:span text:style-name="T80">2</text:span>1:<text:bookmark-start text:name="__DdeLink__2944_1965427896"/>商务合同外部项目名称id<text:bookmark-end text:name="__DdeLink__2944_1965427896"/> <text:s text:c="2"/>标签类型:文本框 <text:s/>非必填 <text:s/>到时有点击事件</text:p>
      <text:p text:style-name="P33"><text:tab/><text:tab/><text:tab/>隐藏字段名称_<text:span text:style-name="T81">22</text:span>:<text:bookmark-start text:name="__DdeLink__2946_1965427896"/>市场信息记录内部项目名称<text:span text:style-name="T89">id</text:span> <text:bookmark-end text:name="__DdeLink__2946_1965427896"/><text:s/>标签类型:文本框 <text:s/>非必填 <text:s/>到时有点击事件</text:p>
      <text:p text:style-name="P33"><text:tab/><text:tab/><text:tab/>隐藏字段名称_<text:span text:style-name="T81">2</text:span>3:<text:bookmark-start text:name="__DdeLink__2948_1965427896"/>商务<text:span text:style-name="T87">项目合同基本信息对应销售合同号id</text:span><text:bookmark-end text:name="__DdeLink__2948_1965427896"/> <text:s text:c="2"/>标签类型:文本框 非必填 <text:s text:c="2"/>到时有点击事件</text:p>
      <text:p text:style-name="P10"><text:soft-page-break/><text:tab/><text:tab/><text:tab/><text:span text:style-name="T94">功能名称_3:编辑 </text:span>功能类型:编辑</text:p>
      <text:p text:style-name="P2"><text:tab/><text:tab/><text:tab/><text:tab/>加上一个字段 ：id <text:s/>文本框 <text:s text:c="3"/>设置隐藏</text:p>
      <text:p text:style-name="P106"><text:tab/><text:tab/><text:tab/><text:tab/>字段名称_1:合同外部项目名称 <text:s text:c="4"/>标签类型:<text:span text:style-name="T106">手填</text:span>下拉框 <text:s/>必填 <text:s/></text:p>
      <text:p text:style-name="P106"><text:tab/><text:tab/><text:tab/><text:tab/>字段名称_2:内部项目名称<text:tab/><text:tab/><text:tab/> 标签类型:<text:span text:style-name="T106">手填</text:span>下拉框 <text:s/>必填 <text:s/></text:p>
      <text:p text:style-name="P73"><text:tab/><text:tab/><text:tab/><text:tab/>字段名称_3:合同签订情况<text:tab/><text:tab/><text:tab/> 标签类型:文本框 <text:s/>非必填</text:p>
      <text:p text:style-name="P106"><text:tab/><text:tab/><text:tab/><text:tab/>字段名称_4:<text:span text:style-name="T87">销售合同号<text:tab/><text:tab/><text:tab/></text:span>标签类型:<text:span text:style-name="T106">手填</text:span>下拉框 <text:s/>必填 <text:s/></text:p>
      <text:p text:style-name="P106"><text:tab/><text:tab/><text:tab/><text:tab/>字段名称_5:<text:span text:style-name="T87">派工单编号<text:tab/><text:tab/><text:tab/></text:span>标签类型:<text:span text:style-name="T106">手填</text:span>下拉框 <text:s/>必填 <text:s/></text:p>
      <text:p text:style-name="P109"><text:tab/><text:tab/><text:tab/><text:tab/>字段名称_6:<text:span text:style-name="T87">开工日期<text:tab/><text:tab/><text:tab/><text:tab/></text:span>标签类型:日期框 非必填 <text:bookmark-start text:name="__DdeLink__3385_65702034411"/>格式<text:span text:style-name="T83">(2017-01-12)</text:span><text:bookmark-end text:name="__DdeLink__3385_65702034411"/><text:span text:style-name="T83"> </text:span><text:span text:style-name="T2">不可编辑</text:span></text:p>
      <text:p text:style-name="P109"><text:tab/><text:tab/><text:tab/><text:tab/>字段名称_7:<text:span text:style-name="T87">计划完工日期</text:span> <text:tab/><text:tab/>标签类型:日期框 非必填 <text:bookmark-start text:name="__DdeLink__3385_65702034422"/>格式<text:span text:style-name="T83">(2017-01-12)</text:span><text:bookmark-end text:name="__DdeLink__3385_65702034422"/><text:span text:style-name="T83"> </text:span><text:span text:style-name="T2">不可编辑</text:span></text:p>
      <text:p text:style-name="P73"><text:tab/><text:tab/><text:tab/><text:tab/>字段名称_8:<text:span text:style-name="T87">客户名称<text:tab/><text:tab/><text:tab/><text:tab/></text:span>标签类型:文本框 <text:s/>非必填</text:p>
      <text:p text:style-name="P73"><text:tab/><text:tab/><text:tab/><text:tab/>字段名称_9:<text:span text:style-name="T87">客户负责人<text:tab/><text:tab/><text:tab/></text:span>标签类型:文本框 <text:s/>非必填</text:p>
      <text:p text:style-name="P73"><text:tab/><text:tab/><text:tab/><text:tab/>字段名称_10:<text:span text:style-name="T87">客户联系电话<text:tab/><text:tab/></text:span>标签类型:文本框 <text:s/>非必填</text:p>
      <text:p text:style-name="P73"><text:tab/><text:tab/><text:tab/><text:tab/>字段名称_11:<text:span text:style-name="T87">施工单位<text:tab/><text:tab/><text:tab/></text:span>标签类型:文本框 <text:s/>非必填</text:p>
      <text:p text:style-name="P73"><text:tab/><text:tab/><text:tab/><text:tab/>字段名称_1<text:span text:style-name="T79">2</text:span>:<text:span text:style-name="T87">工程督导<text:tab/><text:tab/><text:tab/></text:span>标签类型:文本框 <text:s/>非必填</text:p>
      <text:p text:style-name="P34"><text:tab/><text:tab/><text:tab/><text:tab/>字段名称_<text:span text:style-name="T80">1</text:span>3:<text:span text:style-name="T87">工程地点<text:tab/><text:tab/><text:tab/></text:span>标签类型:文本框 <text:s/>必填</text:p>
      <text:p text:style-name="P73"><text:tab/><text:tab/><text:tab/><text:tab/>字段名称_<text:span text:style-name="T80">1</text:span>4:<text:span text:style-name="T87">项目经理<text:tab/><text:tab/><text:tab/></text:span>标签类型:文本框 <text:s/>非必填</text:p>
      <text:p text:style-name="P73"><text:tab/><text:tab/><text:tab/><text:tab/>字段名称_<text:span text:style-name="T80">1</text:span>5：<text:span text:style-name="T87">内容<text:tab/><text:tab/><text:tab/><text:tab/></text:span>标签类型:文本框 <text:s/>非必填</text:p>
      <text:p text:style-name="P110"><text:tab/><text:tab/><text:tab/><text:tab/>字段名称_<text:span text:style-name="T80">1</text:span>6:<text:span text:style-name="T87">完工时间<text:tab/><text:tab/><text:tab/></text:span>标签类型:日期框 非必填 <text:bookmark-start text:name="__DdeLink__3385_657020344211"/>格式<text:span text:style-name="T83">(2017-01-12)</text:span><text:bookmark-end text:name="__DdeLink__3385_657020344211"/><text:span text:style-name="T83"> </text:span><text:span text:style-name="T2">不可编辑</text:span></text:p>
      <text:p text:style-name="P110"><text:tab/><text:tab/><text:tab/><text:tab/>字段名称_<text:span text:style-name="T80">1</text:span>7:<text:span text:style-name="T87">完工情况<text:tab/><text:tab/><text:tab/></text:span>标签类型:下拉框<text:span text:style-name="T90">(是/否)</text:span> <text:s/>必填 <text:span text:style-name="T2">不可编辑</text:span></text:p>
      <text:p text:style-name="P73"><text:tab/><text:tab/><text:tab/><text:tab/>字段名称_<text:span text:style-name="T80">1</text:span>8:<text:span text:style-name="T87">完工报告</text:span> <text:tab/><text:tab/><text:tab/>标签类型:文本框 <text:s/>非必填</text:p>
      <text:p text:style-name="P73"><text:tab/><text:tab/><text:tab/><text:tab/>字段名称_<text:span text:style-name="T80">1</text:span>9:<text:span text:style-name="T88">合同跟进<text:tab/><text:tab/><text:tab/></text:span>标签类型:文本框 <text:s/>非必填</text:p>
      <text:p text:style-name="P34"><text:tab/><text:tab/><text:tab/><text:tab/>字段名称_<text:span text:style-name="T80">2</text:span>0:<text:span text:style-name="T88">备注<text:tab/><text:tab/><text:tab/><text:tab/></text:span>标签类型:文本框 <text:s/>非必填</text:p>
      <text:p text:style-name="P73"><text:tab/><text:tab/><text:tab/><text:tab/>隐藏字段名称_<text:span text:style-name="T80">2</text:span>1:商务合同外部项目名称id <text:s text:c="2"/>标签类型:文本框 <text:s/>非必填 <text:s/>到时有点击事件</text:p>
      <text:p text:style-name="P34"><text:tab/><text:tab/><text:tab/>隐藏字段名称_<text:span text:style-name="T81">22</text:span>:市场信息记录内部项目名称<text:span text:style-name="T89">id</text:span> <text:s/>标签类型:文本框 <text:s/>非必填 <text:s/>到时有点击事件</text:p>
      <text:p text:style-name="P73"><text:tab/><text:tab/><text:tab/>隐藏字段名称_<text:span text:style-name="T81">2</text:span>3:商务<text:span text:style-name="T87">项目合同基本信息对应销售合同号id</text:span> <text:s text:c="2"/>标签类型:文本框 非必填 <text:s text:c="2"/>到时有点击事件</text:p>
      <text:p text:style-name="P11"><text:tab/><text:tab/><text:tab/><text:tab/></text:p>
      <text:p text:style-name="P12"><text:tab/><text:tab/><text:tab/><text:span text:style-name="T94">功能名称_</text:span><text:span text:style-name="T95">4</text:span><text:span text:style-name="T94">:删除</text:span> 功能类型: 删除</text:p>
      <text:p text:style-name="P12"><text:tab/><text:tab/><text:tab/><text:tab/>温馨提示：确定删除这条数据么？</text:p>
      <text:p text:style-name="P12"><text:tab/><text:tab/><text:tab/><text:tab/><text:tab/></text:p>
      <text:p text:style-name="P13"><text:tab/><text:tab/><text:tab/><text:span text:style-name="T94">功能名称_</text:span><text:span text:style-name="T96">5</text:span><text:span text:style-name="T94">:搜索</text:span> 功能类型: <text:s/>查询</text:p>
      <text:p text:style-name="P13"><text:tab/><text:tab/><text:tab/><text:tab/>搜索字段<text:span text:style-name="T91">1：工程地点 <text:s/>标签类：文本框 非必填</text:span></text:p>
      <text:p text:style-name="P75"><text:tab/><text:tab/><text:tab/><text:tab/>搜索字段<text:span text:style-name="T91">1：完工情况 <text:s/>标签类：下拉框(是/否) 非必填</text:span></text:p>
      <text:p text:style-name="P35"><text:tab/><text:tab/><text:tab/><text:span text:style-name="T94">功能名称_</text:span><text:span text:style-name="T97">6</text:span><text:span text:style-name="T94">:导出</text:span> <text:s text:c="2"/>功能类型: <text:s/>下载</text:p>
      <text:p text:style-name="P36"><text:tab/><text:tab/><text:tab/><text:tab/>搜索字段<text:span text:style-name="T91">1：工程地点 <text:s/>标签类：文本框 非必填</text:span></text:p>
      <text:p text:style-name="P36"><text:tab/><text:tab/><text:tab/><text:tab/>搜索字段<text:span text:style-name="T91">1：完工情况 <text:s/>标签类：下拉框(是/否) 非必填</text:span></text:p>
      <text:p text:style-name="P76"><text:tab/><text:tab/><text:tab/><text:span text:style-name="T94">功能名称_</text:span><text:span text:style-name="T98">7</text:span><text:span text:style-name="T94">:附件上传</text:span> <text:s text:c="2"/>功能类型: <text:s/>上传<text:tab/></text:p>
      <text:p text:style-name="P14"/>
      <text:p text:style-name="P14"/>
      <text:p text:style-name="P14"/>
      <text:p text:style-name="P37"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tab/><text:tab/><text:span text:style-name="T92">导航名_</text:span><text:span text:style-name="T93">2</text:span><text:span text:style-name="T92">:项目实施情况</text:span></text:p>
      <text:p text:style-name="P77"><text:tab/><text:tab/><text:tab/><text:span text:style-name="T94">.功能名字_1:列表</text:span> <text:s/>功能类型:网格 (有网格)</text:p>
      <text:p text:style-name="P78"><text:tab/><text:tab/><text:tab/><text:tab/><text:span text:style-name="T3">加上一个字段 ：id <text:s/>文本框 <text:s text:c="3"/>设置隐藏</text:span></text:p>
      <text:p text:style-name="P82"><text:tab/><text:tab/><text:tab/><text:tab/>字段名称_1:<text:span text:style-name="T104">合同外部项目名称 <text:s text:c="4"/></text:span>商务合同-合同签订与立项-合同外部项目名称</text:p>
      <text:p text:style-name="P82"><text:tab/><text:tab/><text:tab/><text:tab/>字段名称_2:内部项目名称<text:tab/><text:tab/><text:tab/> 市场信息手机-市场信息记录-内部项目名称</text:p>
      <text:p text:style-name="P79"><text:tab/><text:tab/><text:tab/><text:tab/>字段名称_3:<text:span text:style-name="T104">合同签订情况</text:span></text:p>
      <text:p text:style-name="P83"><text:tab/><text:tab/><text:tab/><text:tab/>字段名称_4:<text:span text:style-name="T104">立项情况<text:tab/><text:tab/><text:tab/><text:tab/>商务合同管理<text:tab/>-合同签订与立项管理-立项情况</text:span></text:p>
      <text:p text:style-name="P83"><text:tab/><text:tab/><text:tab/><text:tab/>字段名称_5:<text:span text:style-name="T104">派工单编号<text:tab/><text:tab/><text:tab/>商务合同管理<text:tab/>-派工单信息管理-派工单编号</text:span></text:p>
      <text:p text:style-name="P79"><text:tab/><text:tab/><text:tab/><text:tab/>字段名称_6:<text:bookmark-start text:name="__DdeLink__2951_1965427896"/><text:span text:style-name="T104">地区</text:span><text:bookmark-end text:name="__DdeLink__2951_1965427896"/></text:p>
      <text:p text:style-name="P84"><text:tab/><text:tab/><text:tab/><text:tab/>字段名称_7:<text:bookmark-start text:name="__DdeLink__2953_1965427896"/><text:span text:style-name="T104">业务类型<text:tab/></text:span><text:bookmark-end text:name="__DdeLink__2953_1965427896"/><text:span text:style-name="T104"><text:tab/><text:tab/><text:tab/>市场信息收集<text:tab/>-公司业务/发展方向-业务类型</text:span></text:p>
      <text:p text:style-name="P85"><text:tab/><text:tab/><text:tab/><text:tab/>字段名称_8:<text:bookmark-start text:name="__DdeLink__2955_1965427896"/><text:span text:style-name="T104">业务方向科目</text:span><text:bookmark-end text:name="__DdeLink__2955_1965427896"/><text:span text:style-name="T104"><text:tab/><text:tab/><text:tab/>市场信息收集<text:tab/>-公司业务/发展方向-业务方向科目</text:span></text:p>
      <text:p text:style-name="P79"><text:tab/><text:tab/><text:tab/><text:tab/>字段名称_9:<text:bookmark-start text:name="__DdeLink__2957_1965427896"/><text:span text:style-name="T104">所属项目组</text:span><text:bookmark-end text:name="__DdeLink__2957_1965427896"/></text:p>
      <text:p text:style-name="P79"><text:tab/><text:tab/><text:tab/><text:tab/>字段名称_10:<text:bookmark-start text:name="__DdeLink__2959_1965427896"/><text:span text:style-name="T104">项目规模</text:span><text:bookmark-end text:name="__DdeLink__2959_1965427896"/></text:p>
      <text:p text:style-name="P80"><text:tab/><text:tab/><text:tab/><text:tab/>字段名称_11:<text:bookmark-start text:name="__DdeLink__2961_1965427896"/><text:span text:style-name="T105">BBU规模</text:span><text:bookmark-end text:name="__DdeLink__2961_1965427896"/></text:p>
      <text:p text:style-name="P80"><text:tab/><text:tab/><text:tab/><text:tab/>字段名称_1<text:span text:style-name="T79">2</text:span>:<text:bookmark-start text:name="__DdeLink__2963_1965427896"/><text:span text:style-name="T105">RRU规模</text:span><text:bookmark-end text:name="__DdeLink__2963_1965427896"/></text:p>
      <text:p text:style-name="P38"><text:tab/><text:tab/><text:tab/><text:tab/>字段名称_<text:span text:style-name="T80">1</text:span>3:<text:bookmark-start text:name="__DdeLink__2965_1965427896"/><text:span text:style-name="T105">已开通站点数</text:span><text:bookmark-end text:name="__DdeLink__2965_1965427896"/></text:p>
      <text:p text:style-name="P80"><text:tab/><text:tab/><text:tab/><text:tab/>字段名称_<text:span text:style-name="T80">1</text:span>4:<text:bookmark-start text:name="__DdeLink__2967_1965427896"/><text:span text:style-name="T105">已开通BBU数</text:span><text:bookmark-end text:name="__DdeLink__2967_1965427896"/></text:p>
      <text:p text:style-name="P80"><text:tab/><text:tab/><text:tab/><text:tab/>字段名称_<text:span text:style-name="T80">1</text:span>5：<text:span text:style-name="T105">已开通RRU数</text:span></text:p>
      <text:p text:style-name="P80"><text:tab/><text:tab/><text:tab/><text:tab/>字段名称_<text:span text:style-name="T80">1</text:span>6:<text:bookmark-start text:name="__DdeLink__2969_1965427896"/><text:span text:style-name="T105">未开通站点</text:span><text:bookmark-end text:name="__DdeLink__2969_1965427896"/></text:p>
      <text:p text:style-name="P80"><text:tab/><text:tab/><text:tab/><text:tab/>字段名称_<text:span text:style-name="T80">1</text:span>7:<text:bookmark-start text:name="__DdeLink__2971_1965427896"/><text:span text:style-name="T105">未开通BBU数</text:span><text:bookmark-end text:name="__DdeLink__2971_1965427896"/></text:p>
      <text:p text:style-name="P80"><text:tab/><text:tab/><text:tab/><text:tab/>字段名称_<text:span text:style-name="T80">1</text:span>8:<text:span text:style-name="T105">未开通RRU数</text:span></text:p>
      <text:p text:style-name="P80"><text:tab/><text:tab/><text:tab/><text:tab/>字段名称_<text:span text:style-name="T80">1</text:span>9:<text:bookmark-start text:name="__DdeLink__2973_1965427896"/><text:span text:style-name="T105">完工数</text:span><text:bookmark-end text:name="__DdeLink__2973_1965427896"/></text:p>
      <text:p text:style-name="P38"><text:tab/><text:tab/><text:tab/><text:tab/>字段名称_<text:span text:style-name="T80">2</text:span>0:<text:bookmark-start text:name="__DdeLink__2976_1965427896"/><text:span text:style-name="T105">未完工数</text:span><text:bookmark-end text:name="__DdeLink__2976_1965427896"/></text:p>
      <text:p text:style-name="P57"><text:tab/><text:tab/><text:tab/><text:tab/><text:span text:style-name="T1">字段名称_2</text:span>1<text:span text:style-name="T1">:</text:span><text:bookmark-start text:name="__DdeLink__2978_1965427896"/>是否初验<text:bookmark-end text:name="__DdeLink__2978_1965427896"/></text:p>
      <text:p text:style-name="P57"><text:tab/><text:tab/><text:tab/><text:tab/><text:span text:style-name="T1">字段名称_2</text:span>2<text:span text:style-name="T1">:</text:span>是否终验</text:p>
      <text:p text:style-name="P57"><text:tab/><text:tab/><text:tab/><text:tab/><text:span text:style-name="T1">字段名称_2</text:span>3<text:span text:style-name="T1">:</text:span>备注</text:p>
      <text:p text:style-name="P79"><text:tab/><text:tab/><text:tab/><text:tab/></text:p>
      <text:p text:style-name="P15"/>
      <text:p text:style-name="P19"><text:span text:style-name="T4"><text:tab/><text:tab/><text:tab/></text:span><text:span text:style-name="T69">功能名称_</text:span><text:span text:style-name="T70">2</text:span><text:span text:style-name="T69">:添加 功</text:span><text:span text:style-name="T45">能类型:编辑 </text:span></text:p>
      <text:p text:style-name="P189"><text:tab/><text:tab/><text:tab/><text:tab/>字段名称_1:<text:span text:style-name="T104">合同外部项目名称 <text:s text:c="6"/></text:span>标签类型:<text:span text:style-name="T106">手填</text:span>下拉框 <text:s/>必填 <text:s/></text:p>
      <text:p text:style-name="P107"><text:tab/><text:tab/><text:tab/><text:tab/>字段名称_2:<text:span text:style-name="T104">内部项目名称<text:tab/><text:tab/></text:span>标签类型:<text:span text:style-name="T106">手填</text:span>下拉框 <text:s/>必填 <text:s/></text:p>
      <text:p text:style-name="P87"><text:tab/><text:tab/><text:tab/><text:tab/>字段名称_3:<text:span text:style-name="T104">合同签订情况<text:tab/><text:tab/></text:span>标签类型:文本框 <text:s/>非必填 <text:s/></text:p>
      <text:p text:style-name="P107"><text:tab/><text:tab/><text:tab/><text:tab/>字段名称_4:<text:span text:style-name="T104">立项情况<text:tab/><text:tab/><text:tab/></text:span>标签类型:<text:span text:style-name="T106">手填</text:span>下拉框 <text:s/>必填 <text:s/></text:p>
      <text:p text:style-name="P107"><text:tab/><text:tab/><text:tab/><text:tab/>字段名称_5:<text:span text:style-name="T104">派工单编号<text:tab/><text:tab/></text:span>标签类型:<text:span text:style-name="T106">手填</text:span>下拉框 <text:s/>必填 <text:s/></text:p>
      <text:p text:style-name="P88"><text:tab/><text:tab/><text:tab/><text:tab/>字段名称_6:<text:span text:style-name="T104">地区<text:tab/><text:tab/><text:tab/><text:tab/></text:span>标签类型:文本框 <text:s/>必填 </text:p>
      <text:p text:style-name="P107"><text:tab/><text:tab/><text:tab/><text:tab/>字段名称_7:<text:span text:style-name="T104">业务类型<text:tab/><text:tab/><text:tab/></text:span>标签类型:<text:span text:style-name="T106">手填</text:span>下拉框 <text:s/>必填 <text:s/></text:p>
      <text:p text:style-name="P107"><text:tab/><text:tab/><text:tab/><text:tab/>字段名称_8:<text:span text:style-name="T104">业务方向科目<text:tab/><text:tab/></text:span>标签类型:<text:span text:style-name="T106">手填</text:span>下拉框 <text:s/>必填 <text:s/></text:p>
      <text:p text:style-name="P89"><text:tab/><text:tab/><text:tab/><text:tab/>字段名称_9:<text:span text:style-name="T104">所属项目组<text:tab/><text:tab/></text:span>标签类型:文本框 <text:s/>非必填 <text:s/></text:p>
      <text:p text:style-name="P89"><text:tab/><text:tab/><text:tab/><text:tab/>字段名称_10:<text:span text:style-name="T104">项目规模<text:tab/><text:tab/></text:span>标签类型:文本框 <text:s/>非必填 <text:s/></text:p>
      <text:p text:style-name="P89"><text:tab/><text:tab/><text:tab/><text:tab/>字段名称_11:<text:span text:style-name="T105">BBU规模<text:tab/><text:tab/></text:span>标签类型:文本框 <text:s/>非必填 <text:s/></text:p>
      <text:p text:style-name="P89"><text:tab/><text:tab/><text:tab/><text:tab/>字段名称_1<text:span text:style-name="T79">2</text:span>:<text:span text:style-name="T105">RRU规模<text:tab/><text:tab/></text:span>标签类型:文本框 <text:s/>非必填 <text:s/></text:p>
      <text:p text:style-name="P40"><text:tab/><text:tab/><text:tab/><text:tab/>字段名称_<text:span text:style-name="T80">1</text:span>3:<text:span text:style-name="T105">已开通站点数<text:tab/></text:span>标签类型:文本框 <text:s/>非必填 <text:s/></text:p>
      <text:p text:style-name="P89"><text:tab/><text:tab/><text:tab/><text:tab/>字段名称_<text:span text:style-name="T80">1</text:span>4:<text:span text:style-name="T105">已开通BBU数<text:tab/></text:span>标签类型:文本框 <text:s/>非必填 <text:s/></text:p>
      <text:p text:style-name="P89"><text:tab/><text:tab/><text:tab/><text:tab/>字段名称_<text:span text:style-name="T80">1</text:span>5：<text:span text:style-name="T105">已开通RRU数<text:tab/></text:span>标签类型:文本框 <text:s/>非必填 <text:s/></text:p>
      <text:p text:style-name="P89"><text:tab/><text:tab/><text:tab/><text:tab/>字段名称_<text:span text:style-name="T80">1</text:span>6:<text:span text:style-name="T105">未开通站点<text:tab/><text:tab/></text:span>标签类型:文本框 <text:s/>非必填 <text:s/></text:p>
      <text:p text:style-name="P89"><text:tab/><text:tab/><text:tab/><text:tab/>字段名称_<text:span text:style-name="T80">1</text:span>7:<text:span text:style-name="T105">未开通BBU数<text:tab/></text:span>标签类型:文本框 <text:s/>非必填 <text:s/></text:p>
      <text:p text:style-name="P89"><text:tab/><text:tab/><text:tab/><text:tab/>字段名称_<text:span text:style-name="T80">1</text:span>8:<text:span text:style-name="T105">未开通RRU数<text:tab/></text:span>标签类型:文本框 <text:s/>非必填 <text:s/><text:span text:style-name="T105"><text:tab/></text:span></text:p>
      <text:p text:style-name="P89"><text:tab/><text:tab/><text:tab/><text:tab/>字段名称_<text:span text:style-name="T80">1</text:span>9:<text:span text:style-name="T105">完工数<text:tab/><text:tab/><text:tab/></text:span>标签类型:文本框 <text:s/>非必填 <text:s/></text:p>
      <text:p text:style-name="P40"><text:tab/><text:tab/><text:tab/><text:tab/>字段名称_<text:span text:style-name="T80">2</text:span>0:<text:span text:style-name="T105">未完工数<text:tab/><text:tab/></text:span>标签类型:文本框 <text:s/>非必填 <text:s/></text:p>
      <text:p text:style-name="P59"><text:tab/><text:tab/><text:tab/><text:tab/><text:span text:style-name="T1">字段名称_2</text:span>1<text:span text:style-name="T1">:</text:span>是否初验<text:tab/><text:tab/><text:span text:style-name="T1">标签类型:下拉框(已初验/未初验) <text:s text:c="2"/>必填 <text:s text:c="2"/></text:span><text:span text:style-name="T4">不可编辑</text:span></text:p>
      <text:p text:style-name="P59"><text:tab/><text:tab/><text:tab/><text:tab/><text:span text:style-name="T1">字段名称_2</text:span>2<text:span text:style-name="T1">:</text:span>是否终验<text:tab/><text:tab/><text:span text:style-name="T1">标签类型:下拉框(已</text:span>终<text:span text:style-name="T1">验/未</text:span>终<text:span text:style-name="T1">验) <text:s text:c="2"/>必填 <text:s text:c="2"/></text:span><text:span text:style-name="T4">不可编辑</text:span></text:p>
      <text:p text:style-name="P58"><text:tab/><text:tab/><text:tab/><text:tab/><text:span text:style-name="T1">字段名称_2</text:span>3<text:span text:style-name="T1">:</text:span>备注<text:tab/><text:tab/><text:tab/><text:span text:style-name="T1">标签类型:文本框 <text:s/>非必填 <text:s/></text:span></text:p>
      <text:p text:style-name="P81"><text:soft-page-break/><text:tab/><text:tab/><text:tab/><text:tab/>隐藏字段名称_<text:span text:style-name="T80">24</text:span>:商务合同外部项目名称id <text:s text:c="2"/>标签类型:文本框 <text:s/>非必填 <text:s/>到时有点击事件</text:p>
      <text:p text:style-name="P39"><text:tab/><text:tab/><text:tab/>隐藏字段名称_<text:span text:style-name="T81">25</text:span>:市场信息记录内部项目名称<text:span text:style-name="T89">id</text:span> <text:s/>标签类型:文本框 <text:s/>非必填 <text:s/>到时有点击事件</text:p>
      <text:p text:style-name="P86"><text:tab/><text:tab/><text:tab/>隐藏字段名称_<text:span text:style-name="T81">26</text:span>:<text:bookmark-start text:name="__DdeLink__2980_1965427896"/><text:span text:style-name="T104">市场信息收集公司业务/发展方向id</text:span><text:bookmark-end text:name="__DdeLink__2980_1965427896"/> <text:s text:c="2"/>标签类型:文本框 非必填 <text:s text:c="2"/>到时有点击事件</text:p>
      <text:p text:style-name="P4"/>
      <text:p text:style-name="P20"><text:span text:style-name="T4"><text:tab/><text:tab/><text:tab/></text:span><text:span text:style-name="T64">功能名称_</text:span><text:span text:style-name="T66">3 编辑</text:span><text:span text:style-name="T4"> 功能类型:编辑 </text:span></text:p>
      <text:p text:style-name="P21"><text:span text:style-name="T4"><text:tab/><text:tab/><text:tab/><text:tab/></text:span><text:span text:style-name="T3">加上一个字段 ：id <text:s/>文本框 <text:s text:c="3"/>设置隐藏</text:span></text:p>
      <text:p text:style-name="P64"><text:tab/><text:tab/><text:tab/><text:tab/>字段名称_1:<text:span text:style-name="T104">合同外部项目名称 <text:s text:c="6"/></text:span>标签类型:<text:span text:style-name="T106">手填</text:span>下拉框 <text:s/>必填 <text:s/></text:p>
      <text:p text:style-name="P107"><text:tab/><text:tab/><text:tab/><text:tab/>字段名称_2:<text:span text:style-name="T104">内部项目名称<text:tab/><text:tab/></text:span>标签类型:<text:span text:style-name="T106">手填</text:span>下拉框 <text:s/>必填 <text:s/></text:p>
      <text:p text:style-name="P90"><text:tab/><text:tab/><text:tab/><text:tab/>字段名称_3:<text:span text:style-name="T104">合同签订情况<text:tab/><text:tab/></text:span>标签类型:文本框 <text:s/>非必填 <text:s/></text:p>
      <text:p text:style-name="P107"><text:tab/><text:tab/><text:tab/><text:tab/>字段名称_4:<text:span text:style-name="T104">立项情况<text:tab/><text:tab/><text:tab/></text:span>标签类型:<text:span text:style-name="T106">手填</text:span>下拉框 <text:s/>必填 <text:s/></text:p>
      <text:p text:style-name="P107"><text:tab/><text:tab/><text:tab/><text:tab/>字段名称_5:<text:span text:style-name="T104">派工单编号<text:tab/><text:tab/></text:span>标签类型:<text:span text:style-name="T106">手填</text:span>下拉框 <text:s/>必填 <text:s/></text:p>
      <text:p text:style-name="P90"><text:tab/><text:tab/><text:tab/><text:tab/>字段名称_6:<text:span text:style-name="T104">地区<text:tab/><text:tab/><text:tab/><text:tab/></text:span>标签类型:文本框 <text:s/>必填 </text:p>
      <text:p text:style-name="P107"><text:tab/><text:tab/><text:tab/><text:tab/>字段名称_7:<text:span text:style-name="T104">业务类型<text:tab/><text:tab/><text:tab/></text:span>标签类型:<text:span text:style-name="T106">手填</text:span>下拉框 <text:s/>必填 <text:s/></text:p>
      <text:p text:style-name="P107"><text:tab/><text:tab/><text:tab/><text:tab/>字段名称_8:<text:span text:style-name="T104">业务方向科目<text:tab/><text:tab/></text:span>标签类型:<text:span text:style-name="T106">手填</text:span>下拉框 <text:s/>必填 <text:s/></text:p>
      <text:p text:style-name="P90"><text:tab/><text:tab/><text:tab/><text:tab/>字段名称_9:<text:span text:style-name="T104">所属项目组<text:tab/><text:tab/></text:span>标签类型:文本框 <text:s/>非必填 <text:s/></text:p>
      <text:p text:style-name="P90"><text:tab/><text:tab/><text:tab/><text:tab/>字段名称_10:<text:span text:style-name="T104">项目规模<text:tab/><text:tab/></text:span>标签类型:文本框 <text:s/>非必填 <text:s/></text:p>
      <text:p text:style-name="P90"><text:tab/><text:tab/><text:tab/><text:tab/>字段名称_11:<text:span text:style-name="T105">BBU规模<text:tab/><text:tab/></text:span>标签类型:文本框 <text:s/>非必填 <text:s/></text:p>
      <text:p text:style-name="P90"><text:tab/><text:tab/><text:tab/><text:tab/>字段名称_1<text:span text:style-name="T79">2</text:span>:<text:span text:style-name="T105">RRU规模<text:tab/><text:tab/></text:span>标签类型:文本框 <text:s/>非必填 <text:s/></text:p>
      <text:p text:style-name="P41"><text:tab/><text:tab/><text:tab/><text:tab/>字段名称_<text:span text:style-name="T80">1</text:span>3:<text:span text:style-name="T105">已开通站点数<text:tab/></text:span>标签类型:文本框 <text:s/>非必填 <text:s/></text:p>
      <text:p text:style-name="P90"><text:tab/><text:tab/><text:tab/><text:tab/>字段名称_<text:span text:style-name="T80">1</text:span>4:<text:span text:style-name="T105">已开通BBU数<text:tab/></text:span>标签类型:文本框 <text:s/>非必填 <text:s/></text:p>
      <text:p text:style-name="P90"><text:tab/><text:tab/><text:tab/><text:tab/>字段名称_<text:span text:style-name="T80">1</text:span>5：<text:span text:style-name="T105">已开通RRU数<text:tab/></text:span>标签类型:文本框 <text:s/>非必填 <text:s/></text:p>
      <text:p text:style-name="P90"><text:tab/><text:tab/><text:tab/><text:tab/>字段名称_<text:span text:style-name="T80">1</text:span>6:<text:span text:style-name="T105">未开通站点<text:tab/><text:tab/></text:span>标签类型:文本框 <text:s/>非必填 <text:s/></text:p>
      <text:p text:style-name="P90"><text:tab/><text:tab/><text:tab/><text:tab/>字段名称_<text:span text:style-name="T80">1</text:span>7:<text:span text:style-name="T105">未开通BBU数<text:tab/></text:span>标签类型:文本框 <text:s/>非必填 <text:s/></text:p>
      <text:p text:style-name="P90"><text:tab/><text:tab/><text:tab/><text:tab/>字段名称_<text:span text:style-name="T80">1</text:span>8:<text:span text:style-name="T105">未开通RRU数<text:tab/></text:span>标签类型:文本框 <text:s/>非必填 <text:s/><text:span text:style-name="T105"><text:tab/></text:span></text:p>
      <text:p text:style-name="P90"><text:tab/><text:tab/><text:tab/><text:tab/>字段名称_<text:span text:style-name="T80">1</text:span>9:<text:span text:style-name="T105">完工数<text:tab/><text:tab/><text:tab/></text:span>标签类型:文本框 <text:s/>非必填 <text:s/></text:p>
      <text:p text:style-name="P41"><text:tab/><text:tab/><text:tab/><text:tab/>字段名称_<text:span text:style-name="T80">2</text:span>0:<text:span text:style-name="T105">未完工数<text:tab/><text:tab/></text:span>标签类型:文本框 <text:s/>非必填 <text:s/></text:p>
      <text:p text:style-name="P60"><text:tab/><text:tab/><text:tab/><text:tab/><text:span text:style-name="T1">字段名称_2</text:span>1<text:span text:style-name="T1">:</text:span>是否初验<text:tab/><text:tab/><text:span text:style-name="T1">标签类型:下拉框(已初验/未初验) <text:s text:c="2"/>必填 <text:s/></text:span><text:span text:style-name="T4">不可编辑</text:span></text:p>
      <text:p text:style-name="P60"><text:tab/><text:tab/><text:tab/><text:tab/><text:span text:style-name="T1">字段名称_2</text:span>2<text:span text:style-name="T1">:</text:span>是否终验<text:tab/><text:tab/><text:span text:style-name="T1">标签类型:下拉框(已</text:span>终<text:span text:style-name="T1">验/未</text:span>终<text:span text:style-name="T1">验) <text:s text:c="2"/>必填 <text:s/></text:span><text:span text:style-name="T4">不可编辑</text:span></text:p>
      <text:p text:style-name="P63"><text:tab/><text:tab/><text:tab/><text:tab/><text:span text:style-name="T1">字段名称_2</text:span>3<text:span text:style-name="T1">:</text:span>备注<text:tab/><text:tab/><text:tab/><text:span text:style-name="T1">标签类型:文本框 <text:s/>非必填 <text:s/></text:span></text:p>
      <text:p text:style-name="P181"><text:tab/><text:tab/><text:tab/><text:tab/>隐藏字段名称_<text:span text:style-name="T80">24</text:span>:商务合同外部项目名称id <text:s text:c="2"/>标签类型:文本框 <text:s/>非必填 <text:s/>到时有点击事件</text:p>
      <text:p text:style-name="P41"><text:tab/><text:tab/><text:tab/>隐藏字段名称_<text:span text:style-name="T81">25</text:span>:市场信息记录内部项目名称<text:span text:style-name="T89">id</text:span> <text:s/>标签类型:文本框 <text:s/>非必填 <text:s/>到时有点击事件</text:p>
      <text:p text:style-name="P181"><text:tab/><text:tab/><text:tab/>隐藏字段名称_<text:span text:style-name="T81">26</text:span>:<text:span text:style-name="T104">市场信息收集公司业务/发展方向id</text:span> <text:s text:c="2"/>标签类型:文本框 非必填 <text:s text:c="2"/>到时有点击事件</text:p>
      <text:p text:style-name="P182"/>
      <text:p text:style-name="P22"><text:span text:style-name="T4"><text:tab/><text:tab/><text:tab/></text:span><text:span text:style-name="T64">功能名称_</text:span><text:span text:style-name="T65">4</text:span><text:span text:style-name="T64">:删除</text:span><text:span text:style-name="T4"> 功能类型: 删除</text:span></text:p>
      <text:p text:style-name="P16"><text:tab/><text:tab/><text:tab/><text:tab/>温馨提示：确定删除这条数据么？</text:p>
      <text:p text:style-name="P16"><text:tab/><text:tab/><text:tab/></text:p>
      <text:p text:style-name="P91"><text:tab/><text:tab/><text:tab/><text:span text:style-name="T94">功能名称_</text:span><text:span text:style-name="T96">5</text:span><text:span text:style-name="T94">:搜索</text:span> 功能类型: <text:s/>查询</text:p>
      <text:p text:style-name="P91"><text:tab/><text:tab/><text:tab/><text:tab/>搜索字段<text:span text:style-name="T91">1：合同签订情况 <text:s/>标签类：文本框 非必填</text:span></text:p>
      <text:p text:style-name="P105"><text:tab/><text:tab/><text:tab/><text:tab/>搜索字段<text:span text:style-name="T106">2：立项情况 <text:s/>标签类：手填下拉框 非必填</text:span></text:p>
      <text:p text:style-name="P55"><text:tab/><text:tab/><text:tab/><text:tab/>搜索字段<text:span text:style-name="T106">3：地区 <text:s/>标签类：手填下拉框 <text:s/>非必填</text:span></text:p>
      <text:p text:style-name="P55"><text:tab/><text:tab/><text:tab/><text:tab/>搜索字段<text:span text:style-name="T107">4：业务类型 <text:s/>标签类：手填下拉框 <text:s/>非必填</text:span></text:p>
      <text:p text:style-name="P55"><text:tab/><text:tab/><text:tab/><text:tab/>搜索字段<text:span text:style-name="T112">5：业务方向科目 <text:s/>标签类：手填下拉框 <text:s/>非必填</text:span></text:p>
      <text:p text:style-name="P61"><text:tab/><text:tab/><text:tab/><text:tab/><text:span text:style-name="T108">搜索字段</text:span><text:span text:style-name="T110">6</text:span><text:span text:style-name="T109">：是否初验 <text:s/>标签类：</text:span><text:span text:style-name="T111">手填</text:span><text:span text:style-name="T109">下拉框(已初验/未初验) <text:s/>非必填</text:span></text:p>
      <text:p text:style-name="P42"><text:tab/><text:tab/><text:tab/><text:span text:style-name="T94">功能名称_</text:span><text:span text:style-name="T97">6</text:span><text:span text:style-name="T94">:导出</text:span> <text:s text:c="2"/>功能类型: <text:s/>下载</text:p>
      <text:p text:style-name="P43"><text:tab/><text:tab/><text:tab/><text:tab/>搜索字段<text:span text:style-name="T91">1：合同签订情况 <text:s/>标签类：文本框 非必填</text:span></text:p>
      <text:p text:style-name="P105"><text:tab/><text:tab/><text:tab/><text:tab/>搜索字段<text:span text:style-name="T106">2：立项情况 <text:s/>标签类：手填下拉框 非必填</text:span></text:p>
      <text:p text:style-name="P55"><text:tab/><text:tab/><text:tab/><text:tab/>搜索字段<text:span text:style-name="T106">3：地区 <text:s/>标签类：手填下拉框 <text:s/>非必填</text:span></text:p>
      <text:p text:style-name="P55"><text:tab/><text:tab/><text:tab/><text:tab/>搜索字段<text:span text:style-name="T107">4：业务类型 <text:s/>标签类：手填下拉框 <text:s/>非必填</text:span></text:p>
      <text:p text:style-name="P55"><text:tab/><text:tab/><text:tab/><text:tab/>搜索字段<text:span text:style-name="T112">5：业务方向科目 <text:s/>标签类：手填下拉框 <text:s/>非必填</text:span></text:p>
      <text:p text:style-name="P91"><text:tab/><text:tab/><text:tab/><text:span text:style-name="T94">功能名称_</text:span><text:span text:style-name="T98">7</text:span><text:span text:style-name="T94">:附件上传</text:span> <text:s text:c="2"/>功能类型: <text:s/>上传<text:tab/></text:p>
      <text:p text:style-name="P191"><text:soft-page-break/></text:p>
      <text:p text:style-name="P23"><text:span text:style-name="T47"><text:tab/><text:tab/></text:span><text:span text:style-name="T49">导航名_</text:span><text:span text:style-name="T50">3：</text:span><text:bookmark-start text:name="__DdeLink__4415_1965427896"/><text:span text:style-name="T50">工程开展中问题处理汇总表</text:span><text:bookmark-end text:name="__DdeLink__4415_1965427896"/><text:span text:style-name="T50"> （</text:span><text:bookmark-start text:name="__DdeLink__4417_1965427896"/><text:span text:style-name="T50">关联项目终问题受理和处理的汇总表</text:span><text:bookmark-end text:name="__DdeLink__4417_1965427896"/><text:span text:style-name="T50">）</text:span></text:p>
      <text:p text:style-name="P24"><text:span text:style-name="T48"><text:tab/><text:tab/><text:tab/></text:span><text:span text:style-name="T72">功能名字_1:列表 <text:s/></text:span><text:span text:style-name="T46">功能类型:网格 (有网格)</text:span></text:p>
      <text:p text:style-name="P25"><text:span text:style-name="T46"><text:tab/><text:tab/><text:tab/><text:tab/></text:span></text:p>
      <text:p text:style-name="P192"/>
      <text:p text:style-name="P1"/>
      <text:p text:style-name="P26"><text:span text:style-name="T51"><text:s/><text:tab/><text:tab/></text:span><text:span text:style-name="T53">导航名_</text:span><text:span text:style-name="T54">4</text:span><text:span text:style-name="T53">:</text:span><text:span text:style-name="T55">项目实施审核</text:span><text:span text:style-name="T52">(针对没派工单情况)</text:span></text:p>
      <text:p text:style-name="P17"><text:tab/><text:tab/><text:tab/><text:span text:style-name="T94">功能名字_1:列表</text:span> <text:s/>功能类型:网格 (有网格)</text:p>
      <text:p text:style-name="P3"><text:tab/><text:tab/><text:tab/><text:tab/>加上一个字段 ：id <text:s/>文本框 <text:s text:c="3"/>设置隐藏</text:p>
      <text:p text:style-name="P114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合同外部项目名称</text:span><text:bookmark-end text:name="__DdeLink__1552_1896849724"/><text:span text:style-name="T5"> <text:s/><text:tab/><text:tab/></text:span><text:span text:style-name="T6">商务合同管理-合同签订与立项管理<text:tab/>-合同外部项目名称</text:span></text:p>
      <text:p text:style-name="P114"><text:span text:style-name="T1"><text:tab/><text:tab/><text:tab/><text:tab/>字段名称_2:</text:span><text:span text:style-name="T5">内部项目名称<text:tab/><text:tab/><text:tab/></text:span><text:span text:style-name="T6">市场信息收集-市场信息记录-内部项目名称</text:span></text:p>
      <text:p text:style-name="P115"><text:span text:style-name="T1"><text:tab/><text:tab/><text:tab/><text:tab/>字段名称_3:</text:span><text:span text:style-name="T5">销售合同号<text:tab/><text:tab/><text:tab/></text:span><text:span text:style-name="T7">商务合同管理-项目合同基本信息管理-对应销售合同号</text:span></text:p>
      <text:p text:style-name="P116"><text:span text:style-name="T1"><text:tab/><text:tab/><text:tab/><text:tab/>字段名称_4:</text:span><text:span text:style-name="T5">立项情况<text:tab/><text:tab/><text:tab/><text:tab/></text:span><text:span text:style-name="T8">商务合同管理-合同签订与立项管理<text:tab/>-立项情况</text:span></text:p>
      <text:p text:style-name="P113"><text:span text:style-name="T1"><text:tab/><text:tab/><text:tab/><text:tab/>字段名称_5:</text:span><text:span text:style-name="T5">工作内容</text:span></text:p>
      <text:p text:style-name="P113"><text:span text:style-name="T1"><text:tab/><text:tab/><text:tab/><text:tab/>字段名称_6:</text:span><text:bookmark-start text:name="__DdeLink__4400_1965427896"/><text:span text:style-name="T5">规划模块审核意见</text:span><text:bookmark-end text:name="__DdeLink__4400_1965427896"/></text:p>
      <text:p text:style-name="P113"><text:span text:style-name="T1"><text:tab/><text:tab/><text:tab/><text:tab/>字段名称_7:</text:span><text:bookmark-start text:name="__DdeLink__2983_1965427896"/><text:bookmark-start text:name="__DdeLink__4402_1965427896"/><text:span text:style-name="T1">预算模块审核意见</text:span><text:bookmark-end text:name="__DdeLink__2983_1965427896"/><text:bookmark-end text:name="__DdeLink__4402_1965427896"/></text:p>
      <text:p text:style-name="P113"><text:span text:style-name="T1"><text:tab/><text:tab/><text:tab/><text:tab/>字段名称_8:</text:span><text:bookmark-start text:name="__DdeLink__2985_1965427896"/><text:bookmark-start text:name="__DdeLink__4404_1965427896"/><text:span text:style-name="T5">商务决策层审核意见</text:span><text:bookmark-end text:name="__DdeLink__2985_1965427896"/><text:bookmark-end text:name="__DdeLink__4404_1965427896"/><text:span text:style-name="T1"> </text:span></text:p>
      <text:p text:style-name="P113"><text:span text:style-name="T1"><text:tab/><text:tab/><text:tab/><text:tab/>字段名称_9:</text:span><text:bookmark-start text:name="__DdeLink__2987_1965427896"/><text:bookmark-start text:name="__DdeLink__4406_1965427896"/><text:span text:style-name="T1">总经办审核意见</text:span><text:bookmark-end text:name="__DdeLink__2987_1965427896"/><text:bookmark-end text:name="__DdeLink__4406_1965427896"/></text:p>
      <text:p text:style-name="P92"><text:tab/><text:tab/><text:tab/><text:tab/><text:bookmark-end text:name="__DdeLink__1565_1896849724"/>字段名称_10:<text:bookmark-start text:name="__DdeLink__2989_1965427896"/><text:bookmark-start text:name="__DdeLink__4408_1965427896"/><text:span text:style-name="T113">是否实施</text:span><text:bookmark-end text:name="__DdeLink__2989_1965427896"/><text:bookmark-end text:name="__DdeLink__4408_1965427896"/></text:p>
      <text:p text:style-name="P92"><text:tab/><text:tab/><text:tab/><text:tab/>字段名称_11:<text:bookmark-start text:name="__DdeLink__2991_1965427896"/><text:bookmark-start text:name="__DdeLink__4410_1965427896"/><text:span text:style-name="T113">催派工单进度</text:span><text:bookmark-end text:name="__DdeLink__2991_1965427896"/><text:bookmark-end text:name="__DdeLink__4410_1965427896"/></text:p>
      <text:p text:style-name="P44"><text:tab/><text:tab/></text:p>
      <text:p text:style-name="P92"><text:tab/><text:tab/><text:tab/><text:tab/><text:span text:style-name="T2"> <text:s/></text:span></text:p>
      <text:p text:style-name="P17"><text:tab/><text:tab/></text:p>
      <text:p text:style-name="P17"><text:tab/><text:tab/><text:tab/><text:span text:style-name="T94">功能名称_2:添加</text:span> 功能类型:编辑 </text:p>
      <text:p text:style-name="P117"><text:span text:style-name="T1"><text:tab/><text:tab/><text:tab/><text:tab/></text:span><text:bookmark-start text:name="__DdeLink__1565_18968497241"/><text:span text:style-name="T1">字段名称_1:</text:span><text:bookmark-start text:name="__DdeLink__1552_18968497241"/><text:span text:style-name="T5">合同外部项目名称</text:span><text:bookmark-end text:name="__DdeLink__1552_18968497241"/><text:span text:style-name="T5"> <text:s/><text:tab/><text:tab/></text:span><text:span text:style-name="T4">标签类型:下拉框 <text:s/>必填 <text:s/></text:span></text:p>
      <text:p text:style-name="P117"><text:span text:style-name="T1"><text:tab/><text:tab/><text:tab/><text:tab/>字段名称_2:</text:span><text:span text:style-name="T5">内部项目名称<text:tab/><text:tab/><text:tab/></text:span><text:span text:style-name="T4">标签类型:下拉框 <text:s/>必填 <text:s/></text:span></text:p>
      <text:p text:style-name="P117"><text:span text:style-name="T1"><text:tab/><text:tab/><text:tab/><text:tab/>字段名称_3:</text:span><text:span text:style-name="T5">销售合同号<text:tab/><text:tab/><text:tab/></text:span><text:span text:style-name="T4">标签类型:下拉框 <text:s/>必填 <text:s/></text:span></text:p>
      <text:p text:style-name="P117"><text:span text:style-name="T1"><text:tab/><text:tab/><text:tab/><text:tab/>字段名称_4:</text:span><text:span text:style-name="T5">立项情况<text:tab/><text:tab/><text:tab/><text:tab/></text:span><text:span text:style-name="T4">标签类型:下拉框 <text:s/>必填 <text:s/></text:span></text:p>
      <text:p text:style-name="P118"><text:span text:style-name="T1"><text:tab/><text:tab/><text:tab/><text:tab/>字段名称_5:</text:span><text:span text:style-name="T5">工作内容<text:tab/><text:tab/><text:tab/><text:tab/></text:span><text:span text:style-name="T4">标签类型:文本框 <text:s/>非必填 <text:s/></text:span></text:p>
      <text:p text:style-name="P118"><text:span text:style-name="T1"><text:tab/><text:tab/><text:tab/><text:tab/>字段名称_6:</text:span><text:span text:style-name="T5">规划模块审核意见<text:tab/><text:tab/></text:span><text:span text:style-name="T4">标签类型:文本框 <text:s/>非必填 <text:s/></text:span></text:p>
      <text:p text:style-name="P118"><text:span text:style-name="T1"><text:tab/><text:tab/><text:tab/><text:tab/>字段名称_7:预算模块审核意见<text:tab/><text:tab/></text:span><text:span text:style-name="T4">标签类型:文本框 <text:s/>非必填 <text:s/></text:span></text:p>
      <text:p text:style-name="P118"><text:span text:style-name="T1"><text:tab/><text:tab/><text:tab/><text:tab/>字段名称_8:</text:span><text:span text:style-name="T5">商务决策层审核意见</text:span><text:span text:style-name="T1"> <text:tab/></text:span><text:span text:style-name="T4">标签类型:文本框 <text:s/>非必填 <text:s/></text:span></text:p>
      <text:p text:style-name="P118"><text:span text:style-name="T1"><text:tab/><text:tab/><text:tab/><text:tab/>字段名称_9:总经办审核意见<text:tab/><text:tab/></text:span><text:span text:style-name="T4">标签类型:文本框 <text:s/>非必填 <text:s/></text:span></text:p>
      <text:p text:style-name="P111"><text:tab/><text:tab/><text:tab/><text:tab/><text:bookmark-end text:name="__DdeLink__1565_18968497241"/>字段名称_10:<text:span text:style-name="T113">是否实施<text:tab/><text:tab/><text:tab/></text:span><text:span text:style-name="T2">标签类型:下拉框</text:span><text:span text:style-name="T10">(是/否)</text:span><text:span text:style-name="T2"> <text:s/>非必填 <text:s text:c="2"/>不可编辑</text:span></text:p>
      <text:p text:style-name="P93"><text:span text:style-name="T4"><text:tab/><text:tab/><text:tab/><text:tab/>字段名称_11:</text:span><text:span text:style-name="T9">催派工单进度<text:tab/><text:tab/><text:tab/></text:span><text:span text:style-name="T2">标签类型:文本框 <text:s/>非必填 <text:s/></text:span></text:p>
      <text:p text:style-name="P183"><text:tab/><text:tab/><text:tab/><text:tab/>隐藏字段名称_1<text:span text:style-name="T114">2</text:span>:商务合同外部项目名称id <text:s text:c="2"/>标签类型:文本框 <text:s/>非必填 <text:s/>到时有点击事件</text:p>
      <text:p text:style-name="P45"><text:tab/><text:tab/><text:tab/>隐藏字段名称_<text:span text:style-name="T114">13</text:span>:市场信息记录内部项目名称<text:span text:style-name="T89">id</text:span> <text:s/>标签类型:文本框 <text:s/>非必填 <text:s/>到时有点击事件</text:p>
      <text:p text:style-name="P183"><text:tab/><text:tab/><text:tab/>隐藏字段名称_<text:span text:style-name="T114">14</text:span>:<text:bookmark-start text:name="__DdeLink__2993_1965427896"/>商务<text:span text:style-name="T87">项目合同基本信息对应销售合同号id</text:span><text:bookmark-end text:name="__DdeLink__2993_1965427896"/> <text:s text:c="2"/>标签类型:文本框 非必填 <text:s text:c="2"/>到时有点击事件</text:p>
      <text:p text:style-name="P183"/>
      <text:p text:style-name="P28"><text:tab/><text:tab/><text:tab/><text:span text:style-name="T94">功能名称_3:编辑</text:span> 功能类型:编辑</text:p>
      <text:p text:style-name="P29"><text:tab/><text:tab/><text:tab/><text:tab/><text:span text:style-name="T3">加上一个字段 ：id <text:s/>文本框 <text:s text:c="3"/>设置隐藏</text:span></text:p>
      <text:p text:style-name="P178"><text:span text:style-name="T1"><text:tab/><text:tab/><text:tab/><text:tab/></text:span><text:bookmark-start text:name="__DdeLink__1565_189684972411"/><text:span text:style-name="T1">字段名称_1:</text:span><text:bookmark-start text:name="__DdeLink__1552_189684972411"/><text:span text:style-name="T5">合同外部项目名称</text:span><text:bookmark-end text:name="__DdeLink__1552_189684972411"/><text:span text:style-name="T5"> <text:s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2:</text:span><text:span text:style-name="T5">内部项目名称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3:</text:span><text:span text:style-name="T5">销售合同号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4:</text:span><text:span text:style-name="T5">立项情况<text:tab/><text:tab/><text:tab/><text:tab/></text:span><text:span text:style-name="T4">标签类型:</text:span><text:span text:style-name="T29">手填</text:span><text:span text:style-name="T4">下拉框 <text:s/>必填 <text:s/></text:span></text:p>
      <text:p text:style-name="P119"><text:span text:style-name="T1"><text:tab/><text:tab/><text:tab/><text:tab/>字段名称_5:</text:span><text:span text:style-name="T5">工作内容<text:tab/><text:tab/><text:tab/><text:tab/></text:span><text:span text:style-name="T4">标签类型:文本框 <text:s/>非必填 <text:s/></text:span></text:p>
      <text:p text:style-name="P119"><text:span text:style-name="T1"><text:tab/><text:tab/><text:tab/><text:tab/>字段名称_6:</text:span><text:span text:style-name="T5">规划模块审核意见<text:tab/><text:tab/></text:span><text:span text:style-name="T4">标签类型:文本框 <text:s/>非必填 <text:s/></text:span></text:p>
      <text:p text:style-name="P119"><text:span text:style-name="T1"><text:tab/><text:tab/><text:tab/><text:tab/>字段名称_7:预算模块审核意见<text:tab/><text:tab/></text:span><text:span text:style-name="T4">标签类型:文本框 <text:s/>非必填 <text:s/></text:span></text:p>
      <text:p text:style-name="P119"><text:span text:style-name="T1"><text:tab/><text:tab/><text:tab/><text:tab/>字段名称_8:</text:span><text:span text:style-name="T5">商务决策层审核意见</text:span><text:span text:style-name="T1"> <text:tab/></text:span><text:span text:style-name="T4">标签类型:文本框 <text:s/>非必填 <text:s/></text:span></text:p>
      <text:p text:style-name="P119"><text:span text:style-name="T1"><text:tab/><text:tab/><text:tab/><text:tab/>字段名称_9:总经办审核意见<text:tab/><text:tab/></text:span><text:span text:style-name="T4">标签类型:文本框 <text:s/>非必填 <text:s/></text:span></text:p>
      <text:p text:style-name="P112"><text:tab/><text:tab/><text:tab/><text:tab/><text:bookmark-end text:name="__DdeLink__1565_189684972411"/>字段名称_10:<text:span text:style-name="T113">是否实施<text:tab/><text:tab/><text:tab/></text:span><text:span text:style-name="T2">标签类型:下拉框</text:span><text:span text:style-name="T10">(是/否)</text:span><text:span text:style-name="T2"> <text:s/>非必填 <text:s text:c="2"/>不可编辑</text:span></text:p>
      <text:p text:style-name="P94"><text:span text:style-name="T2"><text:tab/><text:tab/><text:tab/><text:tab/>字段名称_11:</text:span><text:span text:style-name="T9">催派工单进度<text:tab/><text:tab/><text:tab/></text:span><text:span text:style-name="T2">标签类型:文本框 <text:s/>非必填 <text:s/></text:span></text:p>
      <text:p text:style-name="P183"><text:tab/><text:tab/><text:tab/><text:tab/>隐藏字段名称_1<text:span text:style-name="T114">2</text:span>:商务合同外部项目名称id <text:s text:c="2"/>标签类型:文本框 <text:s/>非必填 <text:s/>到时有点击事件</text:p>
      <text:p text:style-name="P45"><text:tab/><text:tab/><text:tab/>隐藏字段名称_<text:span text:style-name="T114">13</text:span>:市场信息记录内部项目名称<text:span text:style-name="T89">id</text:span> <text:s/>标签类型:文本框 <text:s/>非必填 <text:s/>到时有点击事件</text:p>
      <text:p text:style-name="P183"><text:tab/><text:tab/><text:tab/>隐藏字段名称_<text:span text:style-name="T114">14</text:span>:商务<text:span text:style-name="T87">项目合同基本信息对应销售合同号id</text:span> <text:s text:c="2"/>标签类型:文本框 非必填 <text:s text:c="2"/>到时有点击事件</text:p>
      <text:p text:style-name="P18"><text:soft-page-break/></text:p>
      <text:p text:style-name="P17"/>
      <text:p text:style-name="P17"><text:tab/><text:tab/><text:tab/><text:span text:style-name="T101">功能名称_</text:span><text:span text:style-name="T102">4</text:span><text:span text:style-name="T101">:删除</text:span><text:span text:style-name="T82"> 功能类型: 删除</text:span></text:p>
      <text:p text:style-name="P5"><text:tab/><text:tab/><text:tab/><text:tab/>温馨提示：确定删除这条数据么？</text:p>
      <text:p text:style-name="P5"/>
      <text:p text:style-name="P193"><text:tab/><text:tab/><text:tab/><text:span text:style-name="T94">功能名称_</text:span><text:span text:style-name="T96">5</text:span><text:span text:style-name="T94">:搜索</text:span> 功能类型: <text:s/>查询</text:p>
      <text:p text:style-name="P104"><text:tab/><text:tab/><text:tab/><text:tab/>搜索字段<text:span text:style-name="T91">1：</text:span><text:span text:style-name="T5">销售合同号</text:span><text:span text:style-name="T91"> <text:s/>标签类： 手填下拉框 非必填</text:span></text:p>
      <text:p text:style-name="P104"><text:tab/><text:tab/><text:tab/><text:tab/>搜索字段<text:span text:style-name="T106">2：立项情况 <text:s/>标签类：手填下拉框 非必填</text:span></text:p>
      <text:p text:style-name="P46"><text:tab/><text:tab/><text:tab/><text:tab/></text:p>
      <text:p text:style-name="P46"><text:tab/><text:tab/><text:tab/><text:span text:style-name="T94">功能名称_</text:span><text:span text:style-name="T97">6</text:span><text:span text:style-name="T94">:导出</text:span> <text:s text:c="2"/>功能类型: <text:s/>下载</text:p>
      <text:p text:style-name="P54"><text:tab/><text:tab/><text:tab/><text:tab/>搜索字段<text:span text:style-name="T91">1：</text:span><text:span text:style-name="T5">销售合同号</text:span><text:span text:style-name="T91"> <text:s/>标签类：手填下拉框 非必填</text:span></text:p>
      <text:p text:style-name="P46"><text:tab/><text:tab/><text:tab/><text:tab/>搜索字段<text:span text:style-name="T106">2：立项情况 <text:s/>标签类：手填下拉框 非必填</text:span></text:p>
      <text:p text:style-name="P193"><text:span text:style-name="T78"><text:tab/><text:tab/><text:tab/></text:span><text:span text:style-name="T99">功能名称_</text:span><text:span text:style-name="T100">7</text:span><text:span text:style-name="T99">:附件上传</text:span><text:span text:style-name="T78"> <text:s text:c="2"/>功能类型: <text:s/>上传<text:tab/></text:span></text:p>
      <text:p text:style-name="P27"/>
      <text:p text:style-name="P27"/>
      <text:p text:style-name="P27"/>
      <text:p text:style-name="P121"><text:tab/><text:tab/><text:span text:style-name="T53">导航名_</text:span><text:span text:style-name="T56">5</text:span><text:span text:style-name="T53">:</text:span><text:span text:style-name="T57">项目验收情况</text:span></text:p>
      <text:p text:style-name="P95"><text:tab/><text:tab/><text:tab/><text:span text:style-name="T94">功能名字_1:列表</text:span> <text:s/>功能类型:网格 (有网格)</text:p>
      <text:p text:style-name="P190"><text:tab/><text:tab/><text:tab/><text:tab/>加上一个字段 ：id <text:s/>文本框 <text:s text:c="3"/>设置隐藏</text:p>
      <text:p text:style-name="P143"><text:span text:style-name="T1"><text:tab/><text:tab/><text:tab/><text:tab/></text:span><text:bookmark-start text:name="__DdeLink__1565_18968497242"/><text:span text:style-name="T1">字段名称_1:</text:span><text:bookmark-start text:name="__DdeLink__1552_18968497242"/><text:span text:style-name="T5">合同外部项目名称</text:span><text:bookmark-end text:name="__DdeLink__1552_18968497242"/><text:span text:style-name="T5"> <text:s/><text:tab/><text:tab/></text:span><text:span text:style-name="T6">商务合同管理-合同签订与立项管理<text:tab/>-合同外部项目名称</text:span></text:p>
      <text:p text:style-name="P143"><text:span text:style-name="T1"><text:tab/><text:tab/><text:tab/><text:tab/>字段名称_2:</text:span><text:span text:style-name="T5">内部项目名称<text:tab/><text:tab/><text:tab/></text:span><text:span text:style-name="T6">市场信息收集-市场信息记录-内部项目名称</text:span></text:p>
      <text:p text:style-name="P143"><text:span text:style-name="T1"><text:tab/><text:tab/><text:tab/><text:tab/>字段名称_3:</text:span><text:span text:style-name="T5">销售合同号<text:tab/><text:tab/><text:tab/></text:span><text:span text:style-name="T7">商务合同管理-项目合同基本信息管理-对应销售合同号</text:span></text:p>
      <text:p text:style-name="P150"><text:span text:style-name="T1"><text:tab/><text:tab/><text:tab/><text:tab/>字段名称_4:</text:span><text:bookmark-start text:name="__DdeLink__2997_1965427896"/><text:span text:style-name="T1">派工单编号</text:span><text:bookmark-end text:name="__DdeLink__2997_1965427896"/><text:span text:style-name="T5"><text:tab/><text:tab/><text:tab/></text:span><text:span text:style-name="T14">商务合同管理-派工单信息管理-派工单编号</text:span></text:p>
      <text:p text:style-name="P144"><text:span text:style-name="T1"><text:tab/><text:tab/><text:tab/><text:tab/>字段名称_5:</text:span><text:bookmark-start text:name="__DdeLink__2999_1965427896"/><text:span text:style-name="T11">地区</text:span><text:bookmark-end text:name="__DdeLink__2999_1965427896"/></text:p>
      <text:p text:style-name="P144"><text:span text:style-name="T1"><text:tab/><text:tab/><text:tab/><text:tab/>字段名称_6:</text:span><text:bookmark-start text:name="__DdeLink__3001_1965427896"/><text:bookmark-start text:name="__DdeLink__3098_1965427896"/><text:span text:style-name="T11">初验申请报告</text:span><text:bookmark-end text:name="__DdeLink__3001_1965427896"/><text:bookmark-end text:name="__DdeLink__3098_1965427896"/></text:p>
      <text:p text:style-name="P144"><text:span text:style-name="T1"><text:tab/><text:tab/><text:tab/><text:tab/>字段名称_7:</text:span><text:bookmark-start text:name="__DdeLink__3003_1965427896"/><text:span text:style-name="T1">初验时间</text:span><text:bookmark-end text:name="__DdeLink__3003_1965427896"/></text:p>
      <text:p text:style-name="P145"><text:span text:style-name="T1"><text:tab/><text:tab/><text:tab/><text:tab/>字段名称_8:</text:span><text:bookmark-start text:name="__DdeLink__3005_1965427896"/><text:span text:style-name="T1">初验内容</text:span><text:bookmark-end text:name="__DdeLink__3005_1965427896"/></text:p>
      <text:p text:style-name="P146"><text:span text:style-name="T1"><text:tab/><text:tab/><text:tab/><text:tab/>字段名称_9:</text:span><text:bookmark-start text:name="__DdeLink__3007_1965427896"/><text:span text:style-name="T1">初验方案</text:span><text:bookmark-end text:name="__DdeLink__3007_1965427896"/></text:p>
      <text:p text:style-name="P96"><text:tab/><text:tab/><text:tab/><text:tab/><text:bookmark-end text:name="__DdeLink__1565_18968497242"/>字段名称_10:<text:bookmark-start text:name="__DdeLink__3009_1965427896"/><text:span text:style-name="T115">现场工作联络单</text:span><text:bookmark-end text:name="__DdeLink__3009_1965427896"/></text:p>
      <text:p text:style-name="P131"><text:tab/><text:tab/><text:tab/><text:tab/>字段名称_11:<text:bookmark-start text:name="__DdeLink__3011_1965427896"/><text:span text:style-name="T115">客户资料移交清单</text:span><text:bookmark-end text:name="__DdeLink__3011_1965427896"/></text:p>
      <text:p text:style-name="P122"><text:tab/><text:tab/><text:tab/><text:tab/><text:span text:style-name="T1">字段名称_12:</text:span><text:bookmark-start text:name="__DdeLink__3013_1965427896"/><text:span text:style-name="T31">工程备忘录</text:span><text:bookmark-end text:name="__DdeLink__3013_1965427896"/></text:p>
      <text:p text:style-name="P147"><text:span text:style-name="T1"><text:tab/><text:tab/><text:tab/><text:tab/>字段名称_13:</text:span><text:bookmark-start text:name="__DdeLink__3015_1965427896"/><text:span text:style-name="T12">设备安装报告</text:span><text:bookmark-end text:name="__DdeLink__3015_1965427896"/></text:p>
      <text:p text:style-name="P148"><text:span text:style-name="T1"><text:tab/><text:tab/><text:tab/><text:tab/>字段名称_14:</text:span><text:bookmark-start text:name="__DdeLink__3017_1965427896"/><text:span text:style-name="T1">系统初验证书</text:span><text:bookmark-end text:name="__DdeLink__3017_1965427896"/><text:span text:style-name="T5"><text:tab/><text:tab/></text:span></text:p>
      <text:p text:style-name="P149"><text:span text:style-name="T1"><text:tab/><text:tab/><text:tab/><text:tab/>字段名称_15:</text:span><text:bookmark-start text:name="__DdeLink__3019_1965427896"/><text:span text:style-name="T13">工程遗留问题清单</text:span><text:bookmark-end text:name="__DdeLink__3019_1965427896"/></text:p>
      <text:p text:style-name="P149"><text:span text:style-name="T1"><text:tab/><text:tab/><text:tab/><text:tab/>字段名称_16:</text:span><text:bookmark-start text:name="__DdeLink__3021_1965427896"/><text:span text:style-name="T13">技术遗留问题清单</text:span><text:bookmark-end text:name="__DdeLink__3021_1965427896"/></text:p>
      <text:p text:style-name="P149"><text:span text:style-name="T1"><text:tab/><text:tab/><text:tab/><text:tab/>字段名称_17:</text:span><text:bookmark-start text:name="__DdeLink__3023_1965427896"/><text:span text:style-name="T1">工程竣工验收报告</text:span><text:bookmark-end text:name="__DdeLink__3023_1965427896"/></text:p>
      <text:p text:style-name="P27"/>
      <text:p text:style-name="P123"><text:tab/><text:tab/><text:tab/><text:span text:style-name="T103">功能名称_2:添加</text:span><text:span text:style-name="T1"> 功能类型:编辑 </text:span></text:p>
      <text:p text:style-name="P178"><text:span text:style-name="T1"><text:tab/><text:tab/><text:tab/><text:tab/></text:span><text:bookmark-start text:name="__DdeLink__1565_189684972412"/><text:span text:style-name="T1">字段名称_1:</text:span><text:bookmark-start text:name="__DdeLink__1552_189684972412"/><text:span text:style-name="T5">合同外部项目名称</text:span><text:bookmark-end text:name="__DdeLink__1552_189684972412"/><text:span text:style-name="T5"> <text:s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2:</text:span><text:span text:style-name="T5">内部项目名称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3:</text:span><text:span text:style-name="T5">销售合同号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</text:span><text:bookmark-end text:name="__DdeLink__1565_189684972412"/><text:span text:style-name="T1">字段名称_4:派工单编号</text:span><text:span text:style-name="T5"><text:tab/><text:tab/><text:tab/></text:span><text:span text:style-name="T4">标签类型:</text:span><text:span text:style-name="T29">手填</text:span><text:span text:style-name="T4">下拉框 <text:s/>必填 <text:s/></text:span></text:p>
      <text:p text:style-name="P151"><text:span text:style-name="T1"><text:tab/><text:tab/><text:tab/><text:tab/>字段名称_5:</text:span><text:span text:style-name="T11">地区<text:tab/><text:tab/><text:tab/><text:tab/><text:tab/></text:span><text:span text:style-name="T4">标签类型:文本框 <text:s/>必填 <text:s/></text:span></text:p>
      <text:p text:style-name="P152"><text:span text:style-name="T1"><text:tab/><text:tab/><text:tab/><text:tab/>字段名称_6:</text:span><text:span text:style-name="T11">初验申请报告<text:tab/><text:tab/><text:tab/></text:span><text:span text:style-name="T4">标签类型:文本框 <text:s/>非必填 </text:span></text:p>
      <text:p text:style-name="P179"><text:span text:style-name="T1"><text:tab/><text:tab/><text:tab/><text:tab/>字段名称_7:初验时间<text:tab/><text:tab/><text:tab/><text:tab/></text:span><text:span text:style-name="T4">标签类型:日期框</text:span><text:span text:style-name="T15">(2017-03-31)</text:span><text:span text:style-name="T4"> <text:s/>非必填 不可编辑</text:span></text:p>
      <text:p text:style-name="P153"><text:span text:style-name="T1"><text:tab/><text:tab/><text:tab/><text:tab/>字段名称_8:初验内容<text:tab/><text:tab/><text:tab/><text:tab/></text:span><text:span text:style-name="T4">标签类型:文本框 <text:s/>非必填 </text:span></text:p>
      <text:p text:style-name="P153"><text:span text:style-name="T1"><text:tab/><text:tab/><text:tab/><text:tab/>字段名称_9:初验方案<text:tab/><text:tab/><text:tab/><text:tab/></text:span><text:span text:style-name="T4">标签类型:文本框 <text:s/>非必填 </text:span></text:p>
      <text:p text:style-name="P97"><text:tab/><text:tab/><text:tab/><text:tab/>字段名称_10:<text:span text:style-name="T115">现场工作联络单<text:tab/><text:tab/></text:span><text:span text:style-name="T2">标签类型:文本框 <text:s/>非必填 </text:span></text:p>
      <text:p text:style-name="P132"><text:tab/><text:tab/><text:tab/><text:tab/>字段名称_11:<text:span text:style-name="T115">客户资料移交清单<text:tab/><text:tab/></text:span><text:span text:style-name="T30">标签类型:文本框 <text:s/>非必填 </text:span></text:p>
      <text:p text:style-name="P124"><text:tab/><text:tab/><text:tab/><text:tab/><text:span text:style-name="T1">字段名称_12:</text:span><text:span text:style-name="T31">工程备忘录<text:tab/><text:tab/><text:tab/></text:span><text:span text:style-name="T32">标签类型:文本框 <text:s/>非必填 </text:span></text:p>
      <text:p text:style-name="P153"><text:span text:style-name="T1"><text:tab/><text:tab/><text:tab/><text:tab/>字段名称_13:</text:span><text:span text:style-name="T12">设备安装报告<text:tab/><text:tab/><text:tab/></text:span><text:span text:style-name="T4">标签类型:文本框 <text:s/>非必填 </text:span></text:p>
      <text:p text:style-name="P153"><text:span text:style-name="T1"><text:tab/><text:tab/><text:tab/><text:tab/>字段名称_14:系统初验证书</text:span><text:span text:style-name="T5"><text:tab/><text:tab/></text:span><text:span text:style-name="T4">标签类型:文本框 <text:s/>非必填 </text:span></text:p>
      <text:p text:style-name="P153"><text:span text:style-name="T1"><text:tab/><text:tab/><text:tab/><text:tab/>字段名称_15:</text:span><text:span text:style-name="T13">工程遗留问题清单<text:tab/><text:tab/></text:span><text:span text:style-name="T4">标签类型:文本框 <text:s/>非必填 </text:span></text:p>
      <text:p text:style-name="P153"><text:span text:style-name="T1"><text:tab/><text:tab/><text:tab/><text:tab/>字段名称_16:</text:span><text:span text:style-name="T13">技术遗留问题清单<text:tab/><text:tab/></text:span><text:span text:style-name="T4">标签类型:文本框 <text:s/>非必填 </text:span></text:p>
      <text:p text:style-name="P153"><text:soft-page-break/><text:span text:style-name="T1"><text:tab/><text:tab/><text:tab/><text:tab/>字段名称_17:工程竣工验收报告<text:tab/></text:span><text:span text:style-name="T4">标签类型:文本框 <text:s/>非必填 </text:span><text:span text:style-name="T1"><text:tab/></text:span></text:p>
      <text:p text:style-name="P186"><text:tab/><text:tab/><text:tab/><text:tab/>隐藏字段名称_<text:span text:style-name="T117">18</text:span>:商务合同外部项目名称id <text:s text:c="2"/>标签类型:文本框 <text:s/>非必填 <text:s/>到时有点击事件</text:p>
      <text:p text:style-name="P47"><text:tab/><text:tab/><text:tab/>隐藏字段名称_<text:span text:style-name="T117">19</text:span>:市场信息记录内部项目名称<text:span text:style-name="T89">id</text:span> <text:s/>标签类型:文本框 <text:s/>非必填 <text:s/>到时有点击事件</text:p>
      <text:p text:style-name="P186"><text:tab/><text:tab/><text:tab/>隐藏字段名称_<text:span text:style-name="T116">20</text:span>:商务<text:span text:style-name="T87">项目合同基本信息对应销售合同号id</text:span> <text:s text:c="2"/>标签类型:文本框 非必填 <text:s text:c="2"/>到时有点击事件</text:p>
      <text:p text:style-name="P186"/>
      <text:p text:style-name="P47"><text:tab/><text:tab/><text:tab/><text:span text:style-name="T94">功能名称_3:编辑</text:span> 功能类型:编辑</text:p>
      <text:p text:style-name="P47"><text:tab/><text:tab/><text:tab/><text:tab/><text:span text:style-name="T3">加上一个字段 ：id <text:s/>文本框 <text:s text:c="3"/>设置隐藏</text:span></text:p>
      <text:p text:style-name="P178"><text:span text:style-name="T1"><text:tab/><text:tab/><text:tab/><text:tab/></text:span><text:bookmark-start text:name="__DdeLink__1565_1896849724121"/><text:span text:style-name="T1">字段名称_1:</text:span><text:bookmark-start text:name="__DdeLink__1552_1896849724121"/><text:span text:style-name="T5">合同外部项目名称</text:span><text:bookmark-end text:name="__DdeLink__1552_1896849724121"/><text:span text:style-name="T5"> <text:s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2:</text:span><text:span text:style-name="T5">内部项目名称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字段名称_3:</text:span><text:span text:style-name="T5">销售合同号<text:tab/><text:tab/><text:tab/></text:span><text:span text:style-name="T4">标签类型:</text:span><text:span text:style-name="T29">手填</text:span><text:span text:style-name="T4">下拉框 <text:s/>必填 <text:s/></text:span></text:p>
      <text:p text:style-name="P178"><text:span text:style-name="T1"><text:tab/><text:tab/><text:tab/><text:tab/></text:span><text:bookmark-end text:name="__DdeLink__1565_1896849724121"/><text:span text:style-name="T1">字段名称_4:派工单编号</text:span><text:span text:style-name="T5"><text:tab/><text:tab/><text:tab/></text:span><text:span text:style-name="T4">标签类型:</text:span><text:span text:style-name="T29">手填</text:span><text:span text:style-name="T4">下拉框 <text:s/>必填 <text:s/></text:span></text:p>
      <text:p text:style-name="P154"><text:span text:style-name="T1"><text:tab/><text:tab/><text:tab/><text:tab/>字段名称_5:</text:span><text:span text:style-name="T11">地区<text:tab/><text:tab/><text:tab/><text:tab/><text:tab/></text:span><text:span text:style-name="T4">标签类型:文本框 <text:s/>必填 <text:s/></text:span></text:p>
      <text:p text:style-name="P154"><text:span text:style-name="T1"><text:tab/><text:tab/><text:tab/><text:tab/>字段名称_6:</text:span><text:span text:style-name="T11">初验申请报告<text:tab/><text:tab/><text:tab/></text:span><text:span text:style-name="T4">标签类型:文本框 <text:s/>非必填 </text:span></text:p>
      <text:p text:style-name="P180"><text:span text:style-name="T1"><text:tab/><text:tab/><text:tab/><text:tab/>字段名称_7:初验时间<text:tab/><text:tab/><text:tab/><text:tab/></text:span><text:span text:style-name="T4">标签类型:日期框</text:span><text:span text:style-name="T15">(2017-03-31)</text:span><text:span text:style-name="T4"> <text:s/>非必填 <text:s/>不可编辑</text:span></text:p>
      <text:p text:style-name="P154"><text:span text:style-name="T1"><text:tab/><text:tab/><text:tab/><text:tab/>字段名称_8:初验内容<text:tab/><text:tab/><text:tab/><text:tab/></text:span><text:span text:style-name="T4">标签类型:文本框 <text:s/>非必填 </text:span></text:p>
      <text:p text:style-name="P154"><text:span text:style-name="T1"><text:tab/><text:tab/><text:tab/><text:tab/>字段名称_9:初验方案<text:tab/><text:tab/><text:tab/><text:tab/></text:span><text:span text:style-name="T4">标签类型:文本框 <text:s/>非必填 </text:span></text:p>
      <text:p text:style-name="P98"><text:tab/><text:tab/><text:tab/><text:tab/>字段名称_10:<text:span text:style-name="T115">现场工作联络单<text:tab/><text:tab/></text:span><text:span text:style-name="T2">标签类型:文本框 <text:s/>非必填 </text:span></text:p>
      <text:p text:style-name="P133"><text:tab/><text:tab/><text:tab/><text:tab/>字段名称_11:<text:span text:style-name="T115">客户资料移交清单<text:tab/><text:tab/></text:span><text:span text:style-name="T30">标签类型:文本框 <text:s/>非必填 </text:span></text:p>
      <text:p text:style-name="P125"><text:tab/><text:tab/><text:tab/><text:tab/><text:span text:style-name="T1">字段名称_12:</text:span><text:span text:style-name="T31">工程备忘录<text:tab/><text:tab/><text:tab/></text:span><text:span text:style-name="T32">标签类型:文本框 <text:s/>非必填 </text:span></text:p>
      <text:p text:style-name="P154"><text:span text:style-name="T1"><text:tab/><text:tab/><text:tab/><text:tab/>字段名称_13:</text:span><text:span text:style-name="T12">设备安装报告<text:tab/><text:tab/><text:tab/></text:span><text:span text:style-name="T4">标签类型:文本框 <text:s/>非必填 </text:span></text:p>
      <text:p text:style-name="P154"><text:span text:style-name="T1"><text:tab/><text:tab/><text:tab/><text:tab/>字段名称_14:系统初验证书</text:span><text:span text:style-name="T5"><text:tab/><text:tab/></text:span><text:span text:style-name="T4">标签类型:文本框 <text:s/>非必填 </text:span></text:p>
      <text:p text:style-name="P154"><text:span text:style-name="T1"><text:tab/><text:tab/><text:tab/><text:tab/>字段名称_15:</text:span><text:span text:style-name="T13">工程遗留问题清单<text:tab/><text:tab/></text:span><text:span text:style-name="T4">标签类型:文本框 <text:s/>非必填 </text:span></text:p>
      <text:p text:style-name="P154"><text:span text:style-name="T1"><text:tab/><text:tab/><text:tab/><text:tab/>字段名称_16:</text:span><text:span text:style-name="T13">技术遗留问题清单<text:tab/><text:tab/></text:span><text:span text:style-name="T4">标签类型:文本框 <text:s/>非必填 </text:span></text:p>
      <text:p text:style-name="P154"><text:span text:style-name="T1"><text:tab/><text:tab/><text:tab/><text:tab/>字段名称_17:工程竣工验收报告<text:tab/></text:span><text:span text:style-name="T4">标签类型:文本框 <text:s/>非必填 </text:span><text:span text:style-name="T1"><text:tab/></text:span></text:p>
      <text:p text:style-name="P187"><text:tab/><text:tab/><text:tab/><text:tab/>隐藏字段名称_<text:span text:style-name="T117">18</text:span>:商务合同外部项目名称id <text:s text:c="2"/>标签类型:文本框 <text:s/>非必填 <text:s/>到时有点击事件</text:p>
      <text:p text:style-name="P48"><text:tab/><text:tab/><text:tab/>隐藏字段名称_<text:span text:style-name="T117">19</text:span>:市场信息记录内部项目名称<text:span text:style-name="T89">id</text:span> <text:s/>标签类型:文本框 <text:s/>非必填 <text:s/>到时有点击事件</text:p>
      <text:p text:style-name="P187"><text:tab/><text:tab/><text:tab/>隐藏字段名称_<text:span text:style-name="T116">20</text:span>:商务<text:span text:style-name="T87">项目合同基本信息对应销售合同号id</text:span> <text:s text:c="2"/>标签类型:文本框 非必填 <text:s text:c="2"/>到时有点击事件</text:p>
      <text:p text:style-name="P187"><text:span text:style-name="T4"/></text:p>
      <text:p text:style-name="P187"><text:span text:style-name="T4"/></text:p>
      <text:p text:style-name="P188"><text:tab/><text:tab/><text:tab/><text:span text:style-name="T101">功能名称_</text:span><text:span text:style-name="T102">4</text:span><text:span text:style-name="T101">:删除</text:span><text:span text:style-name="T82"> 功能类型: 删除</text:span></text:p>
      <text:p text:style-name="P194"><text:tab/><text:tab/><text:tab/><text:tab/>温馨提示：确定删除这条数据么？</text:p>
      <text:p text:style-name="P194"/>
      <text:p text:style-name="P194"><text:tab/><text:tab/><text:tab/><text:span text:style-name="T94">功能名称_</text:span><text:span text:style-name="T96">5</text:span><text:span text:style-name="T94">:搜索</text:span> 功能类型: <text:s/>查询</text:p>
      <text:p text:style-name="P99"><text:tab/><text:tab/><text:tab/><text:tab/>搜索字段<text:span text:style-name="T91">1：</text:span><text:span text:style-name="T16">地区</text:span><text:span text:style-name="T91"> <text:s/>标签类： 文本框 非必填</text:span></text:p>
      <text:p text:style-name="P99"><text:tab/><text:tab/><text:tab/><text:tab/></text:p>
      <text:p text:style-name="P49"><text:tab/><text:tab/><text:tab/><text:span text:style-name="T94">功能名称_</text:span><text:span text:style-name="T97">6</text:span><text:span text:style-name="T94">:导出</text:span> <text:s text:c="2"/>功能类型: <text:s/>下载</text:p>
      <text:p text:style-name="P49"><text:tab/><text:tab/><text:tab/><text:tab/>搜索字段<text:span text:style-name="T91">1：</text:span><text:span text:style-name="T16">地区</text:span><text:span text:style-name="T91"> <text:s/>标签类： 文本框 非必填</text:span></text:p>
      <text:p text:style-name="P194"><text:span text:style-name="T78"><text:tab/><text:tab/><text:tab/></text:span><text:span text:style-name="T99">功能名称_</text:span><text:span text:style-name="T100">7</text:span><text:span text:style-name="T99">:附件上传</text:span><text:span text:style-name="T78"> <text:s text:c="2"/>功能类型: <text:s/>上传<text:tab/></text:span></text:p>
      <text:p text:style-name="P27"/>
      <text:p text:style-name="P135"><text:span text:style-name="T44"/></text:p>
      <text:p text:style-name="P126"><text:tab/><text:tab/><text:span text:style-name="T53">导航名_</text:span><text:span text:style-name="T58">6</text:span><text:span text:style-name="T53">:</text:span><text:bookmark-start text:name="__DdeLink__3025_1965427896"/><text:span text:style-name="T57">项目合同结算跟进</text:span><text:bookmark-end text:name="__DdeLink__3025_1965427896"/></text:p>
      <text:p text:style-name="P100"><text:tab/><text:tab/><text:tab/><text:span text:style-name="T94">功能名字_1:列表</text:span> <text:s/>功能类型:网格 (有网格)</text:p>
      <text:p text:style-name="P155"><text:span text:style-name="T3"><text:tab/><text:tab/><text:tab/><text:tab/>加上一个字段 ：id <text:s/>文本框 <text:s text:c="3"/>设置隐藏</text:span><text:bookmark-start text:name="__DdeLink__1565_189684972421"/></text:p>
      <text:p text:style-name="P177"><text:span text:style-name="T1"><text:tab/><text:tab/><text:tab/><text:tab/></text:span><text:bookmark-end text:name="__DdeLink__1565_189684972421"/><text:span text:style-name="T4">字段名称_1:</text:span><text:span text:style-name="T17">地区</text:span></text:p>
      <text:p text:style-name="P157"><text:span text:style-name="T4"><text:tab/><text:tab/><text:tab/><text:tab/>字段名称_</text:span><text:span text:style-name="T22">2</text:span><text:span text:style-name="T4">:</text:span><text:span text:style-name="T2">业务类型<text:tab/><text:tab/><text:tab/><text:tab/><text:tab/></text:span><text:span text:style-name="T18">市场信息收集-公司业务/发展方向-业务类型</text:span></text:p>
      <text:p text:style-name="P158"><text:span text:style-name="T4"><text:tab/><text:tab/><text:tab/><text:tab/>字段名称_</text:span><text:span text:style-name="T22">3</text:span><text:span text:style-name="T4">:</text:span><text:span text:style-name="T2">业务方向科目<text:tab/><text:tab/><text:tab/><text:tab/></text:span><text:span text:style-name="T19">市场信息收集-公司业务/发展方向-业务方向科目</text:span></text:p>
      <text:p text:style-name="P156"><text:span text:style-name="T4"><text:tab/><text:tab/><text:tab/><text:tab/>字段名称_</text:span><text:span text:style-name="T22">4</text:span><text:span text:style-name="T4">:</text:span><text:bookmark-start text:name="__DdeLink__3028_1965427896"/><text:span text:style-name="T2">运营商名称</text:span><text:bookmark-end text:name="__DdeLink__3028_1965427896"/></text:p>
      <text:p text:style-name="P156"><text:span text:style-name="T4"><text:tab/><text:tab/><text:tab/><text:tab/>字段名称_</text:span><text:span text:style-name="T22">5</text:span><text:span text:style-name="T4">:</text:span><text:bookmark-start text:name="__DdeLink__3030_1965427896"/><text:span text:style-name="T2">厂家名称</text:span><text:bookmark-end text:name="__DdeLink__3030_1965427896"/></text:p>
      <text:p text:style-name="P156"><text:span text:style-name="T4"><text:tab/><text:tab/><text:tab/><text:tab/>字段名称_</text:span><text:span text:style-name="T22">6</text:span><text:span text:style-name="T4">:</text:span><text:bookmark-start text:name="__DdeLink__3032_1965427896"/><text:span text:style-name="T2">外包单位</text:span><text:bookmark-end text:name="__DdeLink__3032_1965427896"/></text:p>
      <text:p text:style-name="P159"><text:span text:style-name="T4"><text:tab/><text:tab/><text:tab/><text:tab/>字段名称_</text:span><text:span text:style-name="T22">7</text:span><text:span text:style-name="T4">:</text:span><text:span text:style-name="T2">合同外部项目名称<text:tab/><text:tab/><text:tab/></text:span><text:span text:style-name="T20">商务合同管理-合同签订与立项管理<text:tab/>-合同外部项目名称</text:span></text:p>
      <text:p text:style-name="P160"><text:span text:style-name="T4"><text:tab/><text:tab/><text:tab/><text:tab/>字段名称_</text:span><text:span text:style-name="T22">8</text:span><text:span text:style-name="T4">:</text:span><text:span text:style-name="T2">内部项目名称<text:tab/><text:tab/><text:tab/><text:tab/></text:span><text:span text:style-name="T21">市场信息收集-市场信息记录-内部项目名称</text:span></text:p>
      <text:p text:style-name="P156"><text:span text:style-name="T4"><text:tab/><text:tab/><text:tab/><text:tab/>字段名称_</text:span><text:span text:style-name="T22">9</text:span><text:span text:style-name="T4">:</text:span><text:span text:style-name="T2">合同编号</text:span></text:p>
      <text:p text:style-name="P160"><text:span text:style-name="T4"><text:tab/><text:tab/><text:tab/><text:tab/>字段名称_</text:span><text:span text:style-name="T22">10</text:span><text:span text:style-name="T4">:</text:span><text:span text:style-name="T2">派工单编号<text:tab/><text:tab/><text:tab/><text:tab/><text:tab/></text:span><text:span text:style-name="T21">商务合同管理-派工单信息管理-派工单编号</text:span></text:p>
      <text:p text:style-name="P160"><text:span text:style-name="T4"><text:tab/><text:tab/><text:tab/><text:tab/>字段名称_</text:span><text:span text:style-name="T2">1</text:span><text:span text:style-name="T22">1</text:span><text:span text:style-name="T4">:</text:span><text:span text:style-name="T2">销售合同号<text:tab/><text:tab/><text:tab/><text:tab/></text:span><text:span text:style-name="T21">商务合同管理-项目合同基本信息管理-对应销售合同号</text:span></text:p>
      <text:p text:style-name="P156"><text:span text:style-name="T4"><text:tab/><text:tab/><text:tab/><text:tab/>字段名称_</text:span><text:span text:style-name="T2">1</text:span><text:span text:style-name="T22">2</text:span><text:span text:style-name="T4">:</text:span><text:span text:style-name="T2">合同金额</text:span></text:p>
      <text:p text:style-name="P156"><text:soft-page-break/><text:span text:style-name="T4"><text:tab/><text:tab/><text:tab/><text:tab/>字段名称_1</text:span><text:span text:style-name="T22">3</text:span><text:span text:style-name="T4">:</text:span><text:span text:style-name="T2">合同规模数</text:span></text:p>
      <text:p text:style-name="P156"><text:span text:style-name="T4"><text:tab/><text:tab/><text:tab/><text:tab/>字段名称_1</text:span><text:span text:style-name="T22">4</text:span><text:span text:style-name="T4">:</text:span><text:span text:style-name="T2">派工情况</text:span></text:p>
      <text:p text:style-name="P156"><text:span text:style-name="T4"><text:tab/><text:tab/><text:tab/><text:tab/>字段名称_1</text:span><text:span text:style-name="T22">5</text:span><text:span text:style-name="T4">:</text:span><text:span text:style-name="T2">派工金额</text:span></text:p>
      <text:p text:style-name="P156"><text:span text:style-name="T4"><text:tab/><text:tab/><text:tab/><text:tab/>字段名称_1</text:span><text:span text:style-name="T22">6</text:span><text:span text:style-name="T4">:</text:span><text:span text:style-name="T2">单价</text:span></text:p>
      <text:p text:style-name="P156"><text:span text:style-name="T4"><text:tab/><text:tab/><text:tab/><text:tab/>字段名称_1</text:span><text:span text:style-name="T22">7</text:span><text:span text:style-name="T4">:</text:span><text:span text:style-name="T2">BBU规模</text:span></text:p>
      <text:p text:style-name="P156"><text:span text:style-name="T4"><text:tab/><text:tab/><text:tab/><text:tab/>字段名称_1</text:span><text:span text:style-name="T22">8</text:span><text:span text:style-name="T4">:</text:span><text:span text:style-name="T2">RRU规模</text:span></text:p>
      <text:p text:style-name="P156"><text:span text:style-name="T4"><text:tab/><text:tab/><text:tab/><text:tab/>字段名称_1</text:span><text:span text:style-name="T22">9</text:span><text:span text:style-name="T4">:</text:span><text:span text:style-name="T2">已开通站点数</text:span></text:p>
      <text:p text:style-name="P156"><text:span text:style-name="T4"><text:tab/><text:tab/><text:tab/><text:tab/>字段名称_</text:span><text:span text:style-name="T22">20</text:span><text:span text:style-name="T4">:</text:span><text:span text:style-name="T2">已开通BBU数</text:span></text:p>
      <text:p text:style-name="P156"><text:span text:style-name="T4"><text:tab/><text:tab/><text:tab/><text:tab/>字段名称_</text:span><text:span text:style-name="T2">2</text:span><text:span text:style-name="T22">1</text:span><text:span text:style-name="T4">:</text:span><text:span text:style-name="T2">已开通RRU数</text:span></text:p>
      <text:p text:style-name="P156"><text:span text:style-name="T4"><text:tab/><text:tab/><text:tab/><text:tab/>字段名称_</text:span><text:span text:style-name="T2">2</text:span><text:span text:style-name="T22">2</text:span><text:span text:style-name="T4">:</text:span><text:span text:style-name="T2">未开通站点</text:span></text:p>
      <text:p text:style-name="P156"><text:span text:style-name="T4"><text:tab/><text:tab/><text:tab/><text:tab/>字段名称_</text:span><text:span text:style-name="T2">2</text:span><text:span text:style-name="T22">3</text:span><text:span text:style-name="T4">:</text:span><text:span text:style-name="T2">未开通BBU数</text:span></text:p>
      <text:p text:style-name="P156"><text:span text:style-name="T4"><text:tab/><text:tab/><text:tab/><text:tab/>字段名称_</text:span><text:span text:style-name="T2">2</text:span><text:span text:style-name="T22">4</text:span><text:span text:style-name="T4">:</text:span><text:span text:style-name="T2">未开通RRU数</text:span></text:p>
      <text:p text:style-name="P156"><text:span text:style-name="T4"><text:tab/><text:tab/><text:tab/><text:tab/>字段名称_</text:span><text:span text:style-name="T2">2</text:span><text:span text:style-name="T22">5</text:span><text:span text:style-name="T4">:</text:span><text:span text:style-name="T2">开通比例</text:span></text:p>
      <text:p text:style-name="P156"><text:span text:style-name="T4"><text:tab/><text:tab/><text:tab/><text:tab/>字段名称_</text:span><text:span text:style-name="T2">2</text:span><text:span text:style-name="T22">6</text:span><text:span text:style-name="T4">:</text:span><text:span text:style-name="T2">设备型号</text:span></text:p>
      <text:p text:style-name="P156"><text:span text:style-name="T4"><text:tab/><text:tab/><text:tab/><text:tab/>字段名称_</text:span><text:span text:style-name="T2">2</text:span><text:span text:style-name="T22">7</text:span><text:span text:style-name="T4">:</text:span><text:span text:style-name="T2">完工数</text:span></text:p>
      <text:p text:style-name="P156"><text:span text:style-name="T4"><text:tab/><text:tab/><text:tab/><text:tab/>字段名称_</text:span><text:span text:style-name="T2">2</text:span><text:span text:style-name="T22">8</text:span><text:span text:style-name="T4">:</text:span><text:span text:style-name="T2">未完工数</text:span></text:p>
      <text:p text:style-name="P156"><text:span text:style-name="T4"><text:tab/><text:tab/><text:tab/><text:tab/>字段名称_</text:span><text:span text:style-name="T2">2</text:span><text:span text:style-name="T22">9</text:span><text:span text:style-name="T4">:</text:span><text:span text:style-name="T2">是否初验</text:span></text:p>
      <text:p text:style-name="P156"><text:span text:style-name="T4"><text:tab/><text:tab/><text:tab/><text:tab/>字段名称_</text:span><text:span text:style-name="T22">30</text:span><text:span text:style-name="T4">:</text:span><text:span text:style-name="T2">是否终验</text:span></text:p>
      <text:p text:style-name="P156"><text:span text:style-name="T4"><text:tab/><text:tab/><text:tab/><text:tab/>字段名称_</text:span><text:span text:style-name="T2">3</text:span><text:span text:style-name="T22">1</text:span><text:span text:style-name="T4">:</text:span><text:span text:style-name="T2">是否可制作申请结算资料</text:span></text:p>
      <text:p text:style-name="P156"><text:span text:style-name="T4"><text:tab/><text:tab/><text:tab/><text:tab/>字段名称_</text:span><text:span text:style-name="T2">3</text:span><text:span text:style-name="T23">2</text:span><text:span text:style-name="T4">:</text:span><text:span text:style-name="T2">是否影响结算</text:span></text:p>
      <text:p text:style-name="P156"><text:span text:style-name="T4"><text:tab/><text:tab/><text:tab/><text:tab/>字段名称_</text:span><text:span text:style-name="T2">3</text:span><text:span text:style-name="T23">3</text:span><text:span text:style-name="T4">:</text:span><text:span text:style-name="T2">结算计划</text:span></text:p>
      <text:p text:style-name="P156"><text:span text:style-name="T4"><text:tab/><text:tab/><text:tab/><text:tab/>字段名称_</text:span><text:span text:style-name="T2">3</text:span><text:span text:style-name="T23">4</text:span><text:span text:style-name="T4">:</text:span><text:span text:style-name="T2">归属</text:span></text:p>
      <text:p text:style-name="P156"><text:span text:style-name="T4"><text:tab/><text:tab/><text:tab/><text:tab/>字段名称_</text:span><text:span text:style-name="T2">3</text:span><text:span text:style-name="T23">5</text:span><text:span text:style-name="T4">:</text:span><text:span text:style-name="T2">签字审批时间</text:span></text:p>
      <text:p text:style-name="P156"><text:span text:style-name="T4"><text:tab/><text:tab/><text:tab/><text:tab/>字段名称_</text:span><text:span text:style-name="T2">3</text:span><text:span text:style-name="T24">6</text:span><text:span text:style-name="T4">:</text:span><text:span text:style-name="T2">ERP结算审批时间</text:span></text:p>
      <text:p text:style-name="P156"><text:span text:style-name="T4"><text:tab/><text:tab/><text:tab/><text:tab/>字段名称_</text:span><text:span text:style-name="T2">3</text:span><text:span text:style-name="T24">7</text:span><text:span text:style-name="T4">:</text:span><text:span text:style-name="T2">发票审核时间</text:span></text:p>
      <text:p text:style-name="P156"><text:span text:style-name="T4"><text:tab/><text:tab/><text:tab/><text:tab/>字段名称_</text:span><text:span text:style-name="T2">3</text:span><text:span text:style-name="T24">8</text:span><text:span text:style-name="T4">:</text:span><text:span text:style-name="T2">预计支付时间</text:span></text:p>
      <text:p text:style-name="P156"><text:span text:style-name="T4"><text:tab/><text:tab/><text:tab/><text:tab/>字段名称_</text:span><text:span text:style-name="T2">3</text:span><text:span text:style-name="T24">9</text:span><text:span text:style-name="T4">:</text:span><text:span text:style-name="T2">管理费</text:span></text:p>
      <text:p text:style-name="P156"><text:span text:style-name="T4"><text:tab/><text:tab/><text:tab/><text:tab/>字段名称_</text:span><text:span text:style-name="T24">40</text:span><text:span text:style-name="T4">:</text:span><text:span text:style-name="T2">违约金</text:span></text:p>
      <text:p text:style-name="P156"><text:span text:style-name="T4"><text:tab/><text:tab/><text:tab/><text:tab/>字段名称_</text:span><text:span text:style-name="T2">4</text:span><text:span text:style-name="T24">1</text:span><text:span text:style-name="T4">:</text:span><text:span text:style-name="T2">违约金扣款事项</text:span></text:p>
      <text:p text:style-name="P156"><text:span text:style-name="T4"><text:tab/><text:tab/><text:tab/><text:tab/>字段名称_</text:span><text:span text:style-name="T2">4</text:span><text:span text:style-name="T24">2</text:span><text:span text:style-name="T4">:</text:span><text:span text:style-name="T2">结算进度：A</text:span></text:p>
      <text:p text:style-name="P156"><text:span text:style-name="T4"><text:tab/><text:tab/><text:tab/><text:tab/>字段名称_</text:span><text:span text:style-name="T2">4</text:span><text:span text:style-name="T24">3</text:span><text:span text:style-name="T4">:</text:span><text:span text:style-name="T2">结算进度：B</text:span></text:p>
      <text:p text:style-name="P156"><text:span text:style-name="T4"><text:tab/><text:tab/><text:tab/><text:tab/>字段名称_</text:span><text:span text:style-name="T2">4</text:span><text:span text:style-name="T24">4</text:span><text:span text:style-name="T4">:</text:span><text:span text:style-name="T2">结算进度：C</text:span></text:p>
      <text:p text:style-name="P156"><text:span text:style-name="T4"><text:tab/><text:tab/><text:tab/><text:tab/>字段名称_</text:span><text:span text:style-name="T2">4</text:span><text:span text:style-name="T24">5</text:span><text:span text:style-name="T4">:</text:span><text:span text:style-name="T2">结算金额</text:span></text:p>
      <text:p text:style-name="P156"><text:span text:style-name="T4"><text:tab/><text:tab/><text:tab/><text:tab/>字段名称_</text:span><text:span text:style-name="T2">4</text:span><text:span text:style-name="T24">6</text:span><text:span text:style-name="T4">:</text:span><text:span text:style-name="T2">剩余结算数量</text:span></text:p>
      <text:p text:style-name="P156"><text:span text:style-name="T4"><text:tab/><text:tab/><text:tab/><text:tab/>字段名称_</text:span><text:span text:style-name="T2">4</text:span><text:span text:style-name="T24">7</text:span><text:span text:style-name="T4">:</text:span><text:span text:style-name="T2">剩余结算金额</text:span></text:p>
      <text:p text:style-name="P156"><text:span text:style-name="T4"><text:tab/><text:tab/><text:tab/><text:tab/>字段名称_</text:span><text:span text:style-name="T2">4</text:span><text:span text:style-name="T24">8</text:span><text:span text:style-name="T4">:</text:span><text:span text:style-name="T2">到帐时间</text:span></text:p>
      <text:p text:style-name="P156"><text:span text:style-name="T4"><text:tab/><text:tab/><text:tab/><text:tab/>字段名称_</text:span><text:span text:style-name="T2">4</text:span><text:span text:style-name="T24">9</text:span><text:span text:style-name="T4">:</text:span><text:span text:style-name="T2">到帐金额</text:span></text:p>
      <text:p text:style-name="P156"><text:span text:style-name="T4"><text:tab/><text:tab/><text:tab/><text:tab/>字段名称_</text:span><text:span text:style-name="T24">50</text:span><text:span text:style-name="T4">:</text:span><text:span text:style-name="T2">分批结算</text:span></text:p>
      <text:p text:style-name="P156"><text:span text:style-name="T4"><text:tab/><text:tab/><text:tab/><text:tab/>字段名称_</text:span><text:span text:style-name="T2">5</text:span><text:span text:style-name="T24">1</text:span><text:span text:style-name="T4">:</text:span><text:span text:style-name="T2">备注</text:span></text:p>
      <text:p text:style-name="P27"/>
      <text:p text:style-name="P127"><text:tab/><text:tab/><text:tab/><text:tab/></text:p>
      <text:p text:style-name="P127"><text:tab/><text:tab/><text:tab/><text:span text:style-name="T103">功能名称_2:添加</text:span><text:span text:style-name="T1"> 功能类型:编辑 </text:span></text:p>
      <text:p text:style-name="P128"><text:tab/><text:tab/><text:tab/><text:tab/><text:span text:style-name="T32">字段名称_1:</text:span><text:span text:style-name="T33">地区<text:tab/><text:tab/><text:tab/><text:tab/></text:span><text:span text:style-name="T32">标签类型:文本框 <text:s/>必填 <text:s/></text:span><text:span text:style-name="T33"><text:tab/><text:tab/></text:span></text:p>
      <text:p text:style-name="P174"><text:span text:style-name="T4"><text:tab/><text:tab/><text:tab/><text:tab/>字段名称_</text:span><text:span text:style-name="T22">2</text:span><text:span text:style-name="T4">:</text:span><text:span text:style-name="T2">业务类型<text:tab/><text:tab/><text:tab/></text:span><text:span text:style-name="T4">标签类型:</text:span><text:span text:style-name="T29">手填</text:span><text:span text:style-name="T4">下拉框 <text:s/>必填 <text:s/></text:span></text:p>
      <text:p text:style-name="P174"><text:span text:style-name="T4"><text:tab/><text:tab/><text:tab/><text:tab/>字段名称_</text:span><text:span text:style-name="T22">3</text:span><text:span text:style-name="T4">:</text:span><text:span text:style-name="T2">业务方向科目<text:tab/><text:tab/></text:span><text:span text:style-name="T4">标签类型:</text:span><text:span text:style-name="T29">手填</text:span><text:span text:style-name="T4">下拉框 <text:s/>必填 <text:s/></text:span></text:p>
      <text:p text:style-name="P161"><text:span text:style-name="T4"><text:tab/><text:tab/><text:tab/><text:tab/>字段名称_</text:span><text:span text:style-name="T22">4</text:span><text:span text:style-name="T4">:</text:span><text:span text:style-name="T2">运营商名称<text:tab/><text:tab/><text:tab/></text:span><text:span text:style-name="T4">标签类型:文本框 <text:s/>必填 <text:s/></text:span></text:p>
      <text:p text:style-name="P161"><text:span text:style-name="T4"><text:tab/><text:tab/><text:tab/><text:tab/>字段名称_</text:span><text:span text:style-name="T22">5</text:span><text:span text:style-name="T4">:</text:span><text:span text:style-name="T2">厂家名称<text:tab/><text:tab/><text:tab/></text:span><text:span text:style-name="T4">标签类型:文本框 <text:s/>非必填 <text:s/></text:span></text:p>
      <text:p text:style-name="P162"><text:span text:style-name="T4"><text:tab/><text:tab/><text:tab/><text:tab/>字段名称_</text:span><text:span text:style-name="T22">6</text:span><text:span text:style-name="T4">:</text:span><text:span text:style-name="T2">外包单位<text:tab/><text:tab/><text:tab/></text:span><text:span text:style-name="T4">标签类型:文本框 <text:s/>必填 <text:s/></text:span></text:p>
      <text:p text:style-name="P174"><text:span text:style-name="T4"><text:tab/><text:tab/><text:tab/><text:tab/>字段名称_</text:span><text:span text:style-name="T22">7</text:span><text:span text:style-name="T4">:</text:span><text:span text:style-name="T2">合同外部项目名称<text:tab/></text:span><text:span text:style-name="T4">标签类型:</text:span><text:span text:style-name="T29">手填</text:span><text:span text:style-name="T4">下拉框 <text:s/>必填 </text:span></text:p>
      <text:p text:style-name="P174"><text:span text:style-name="T4"><text:tab/><text:tab/><text:tab/><text:tab/>字段名称_</text:span><text:span text:style-name="T22">8</text:span><text:span text:style-name="T4">:</text:span><text:span text:style-name="T2">内部项目名称<text:tab/><text:tab/></text:span><text:span text:style-name="T4">标签类型:</text:span><text:span text:style-name="T29">手填</text:span><text:span text:style-name="T4">下拉框 <text:s/>必填 </text:span></text:p>
      <text:p text:style-name="P163"><text:span text:style-name="T4"><text:tab/><text:tab/><text:tab/><text:tab/>字段名称_</text:span><text:span text:style-name="T22">9</text:span><text:span text:style-name="T4">:</text:span><text:span text:style-name="T2">合同编号<text:tab/><text:tab/><text:tab/></text:span><text:span text:style-name="T4">标签类型:文本框 <text:s/>非必填 <text:s/></text:span></text:p>
      <text:p text:style-name="P174"><text:span text:style-name="T4"><text:tab/><text:tab/><text:tab/><text:tab/>字段名称_</text:span><text:span text:style-name="T22">10</text:span><text:span text:style-name="T4">:</text:span><text:span text:style-name="T2">派工单编号<text:tab/><text:tab/></text:span><text:span text:style-name="T4">标签类型:</text:span><text:span text:style-name="T29">手填</text:span><text:span text:style-name="T4">下拉框 <text:s/>必填 </text:span></text:p>
      <text:p text:style-name="P174"><text:span text:style-name="T4"><text:tab/><text:tab/><text:tab/><text:tab/>字段名称_</text:span><text:span text:style-name="T2">1</text:span><text:span text:style-name="T22">1</text:span><text:span text:style-name="T4">:</text:span><text:span text:style-name="T2">销售合同号<text:tab/><text:tab/></text:span><text:span text:style-name="T4">标签类型:</text:span><text:span text:style-name="T29">手填</text:span><text:span text:style-name="T4">下拉框 <text:s/>必填 </text:span></text:p>
      <text:p text:style-name="P163"><text:span text:style-name="T4"><text:tab/><text:tab/><text:tab/><text:tab/>字段名称_</text:span><text:span text:style-name="T2">1</text:span><text:span text:style-name="T22">2</text:span><text:span text:style-name="T4">:</text:span><text:span text:style-name="T2">合同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64"><text:span text:style-name="T4"><text:tab/><text:tab/><text:tab/><text:tab/>字段名称_1</text:span><text:span text:style-name="T22">3</text:span><text:span text:style-name="T4">:</text:span><text:span text:style-name="T2">合同规模数<text:tab/><text:tab/></text:span><text:span text:style-name="T4">标签类型:数字框 <text:s/>必填 <text:s/>不填默认</text:span><text:span text:style-name="T25">0.</text:span><text:span text:style-name="T26">0</text:span></text:p>
      <text:p text:style-name="P165"><text:span text:style-name="T4"><text:tab/><text:tab/><text:tab/><text:tab/>字段名称_1</text:span><text:span text:style-name="T22">4</text:span><text:span text:style-name="T4">:</text:span><text:span text:style-name="T2">派工情况<text:tab/><text:tab/><text:tab/></text:span><text:span text:style-name="T4">标签类型:文本框 <text:s/>非必填 <text:s/></text:span></text:p>
      <text:p text:style-name="P165"><text:span text:style-name="T4"><text:tab/><text:tab/><text:tab/><text:tab/>字段名称_1</text:span><text:span text:style-name="T22">5</text:span><text:span text:style-name="T4">:</text:span><text:span text:style-name="T2">派工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65"><text:span text:style-name="T4"><text:tab/><text:tab/><text:tab/><text:tab/>字段名称_1</text:span><text:span text:style-name="T22">6</text:span><text:span text:style-name="T4">:</text:span><text:span text:style-name="T2">单价<text:tab/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66"><text:span text:style-name="T4"><text:tab/><text:tab/><text:tab/><text:tab/>字段名称_1</text:span><text:span text:style-name="T22">7</text:span><text:span text:style-name="T4">:</text:span><text:span text:style-name="T2">BBU规模<text:tab/><text:tab/><text:tab/></text:span><text:span text:style-name="T4">标签类型:文本框 <text:s/>非必填 <text:s/></text:span></text:p>
      <text:p text:style-name="P166"><text:soft-page-break/><text:span text:style-name="T4"><text:tab/><text:tab/><text:tab/><text:tab/>字段名称_1</text:span><text:span text:style-name="T22">8</text:span><text:span text:style-name="T4">:</text:span><text:span text:style-name="T2">RRU规模<text:tab/><text:tab/><text:tab/></text:span><text:span text:style-name="T4">标签类型:文本框 <text:s/>非必填 <text:s/></text:span></text:p>
      <text:p text:style-name="P166"><text:span text:style-name="T4"><text:tab/><text:tab/><text:tab/><text:tab/>字段名称_1</text:span><text:span text:style-name="T22">9</text:span><text:span text:style-name="T4">:</text:span><text:span text:style-name="T2">已开通站点数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2">20</text:span><text:span text:style-name="T4">:</text:span><text:bookmark-start text:name="__DdeLink__3034_1965427896"/><text:span text:style-name="T2">已开通BBU数</text:span><text:bookmark-end text:name="__DdeLink__3034_1965427896"/><text:span text:style-name="T2">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1</text:span><text:span text:style-name="T4">:</text:span><text:span text:style-name="T2">已开通RRU数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2</text:span><text:span text:style-name="T4">:</text:span><text:bookmark-start text:name="__DdeLink__3036_1965427896"/><text:span text:style-name="T2">未开通站点</text:span><text:bookmark-end text:name="__DdeLink__3036_1965427896"/><text:span text:style-name="T2"><text:tab/><text:tab/></text:span><text:span text:style-name="T4">标签类型:文本框 <text:s/>非必填 <text:s/></text:span><text:span text:style-name="T2"><text:tab/></text:span></text:p>
      <text:p text:style-name="P166"><text:span text:style-name="T4"><text:tab/><text:tab/><text:tab/><text:tab/>字段名称_</text:span><text:span text:style-name="T2">2</text:span><text:span text:style-name="T22">3</text:span><text:span text:style-name="T4">:</text:span><text:bookmark-start text:name="__DdeLink__3038_1965427896"/><text:span text:style-name="T2">未开通BBU数</text:span><text:bookmark-end text:name="__DdeLink__3038_1965427896"/><text:span text:style-name="T2">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4</text:span><text:span text:style-name="T4">:</text:span><text:span text:style-name="T2">未开通RRU数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5</text:span><text:span text:style-name="T4">:</text:span><text:bookmark-start text:name="__DdeLink__3040_1965427896"/><text:span text:style-name="T2">开通比例</text:span><text:bookmark-end text:name="__DdeLink__3040_1965427896"/><text:span text:style-name="T2"><text:tab/>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6</text:span><text:span text:style-name="T4">:</text:span><text:bookmark-start text:name="__DdeLink__3043_1965427896"/><text:span text:style-name="T2">设备型号</text:span><text:bookmark-end text:name="__DdeLink__3043_1965427896"/><text:span text:style-name="T2"><text:tab/>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7</text:span><text:span text:style-name="T4">:</text:span><text:bookmark-start text:name="__DdeLink__3045_1965427896"/><text:span text:style-name="T2">完工数</text:span><text:bookmark-end text:name="__DdeLink__3045_1965427896"/><text:span text:style-name="T2"><text:tab/><text:tab/><text:tab/></text:span><text:span text:style-name="T4">标签类型:文本框 <text:s/>非必填 <text:s/></text:span></text:p>
      <text:p text:style-name="P166"><text:span text:style-name="T4"><text:tab/><text:tab/><text:tab/><text:tab/>字段名称_</text:span><text:span text:style-name="T2">2</text:span><text:span text:style-name="T22">8</text:span><text:span text:style-name="T4">:</text:span><text:bookmark-start text:name="__DdeLink__3047_1965427896"/><text:span text:style-name="T2">未完工数</text:span><text:bookmark-end text:name="__DdeLink__3047_1965427896"/><text:span text:style-name="T2"><text:tab/><text:tab/><text:tab/></text:span><text:span text:style-name="T4">标签类型:文本框 <text:s/>非必填 <text:s/></text:span><text:span text:style-name="T2"><text:tab/></text:span></text:p>
      <text:p text:style-name="P166"><text:span text:style-name="T4"><text:tab/><text:tab/><text:tab/><text:tab/>字段名称_</text:span><text:span text:style-name="T2">2</text:span><text:span text:style-name="T22">9</text:span><text:span text:style-name="T4">:</text:span><text:span text:style-name="T2">是否初验<text:tab/><text:tab/><text:tab/></text:span><text:span text:style-name="T4">标签类型:</text:span><text:span text:style-name="T27">下拉</text:span><text:span text:style-name="T4">框</text:span><text:span text:style-name="T27">(已</text:span><text:span text:style-name="T2">初验/未初验</text:span><text:span text:style-name="T27">)</text:span><text:span text:style-name="T4"> <text:s/>必填 <text:s/>不可编辑</text:span></text:p>
      <text:p text:style-name="P166"><text:span text:style-name="T4"><text:tab/><text:tab/><text:tab/><text:tab/>字段名称_</text:span><text:span text:style-name="T22">30</text:span><text:span text:style-name="T4">:</text:span><text:span text:style-name="T2">是否终验<text:tab/><text:tab/><text:tab/></text:span><text:span text:style-name="T4">标签类型:</text:span><text:span text:style-name="T27">下拉</text:span><text:span text:style-name="T4">框</text:span><text:span text:style-name="T27">(已终</text:span><text:span text:style-name="T2">验/未</text:span><text:span text:style-name="T27">终</text:span><text:span text:style-name="T2">验</text:span><text:span text:style-name="T27">)</text:span><text:span text:style-name="T4"> <text:s/>必填 <text:s/>不可编辑 </text:span></text:p>
      <text:p text:style-name="P167"><text:span text:style-name="T4"><text:tab/><text:tab/><text:tab/><text:tab/>字段名称_</text:span><text:span text:style-name="T2">3</text:span><text:span text:style-name="T22">1</text:span><text:span text:style-name="T4">:</text:span><text:span text:style-name="T2">是否已制作申请结算资料 <text:s text:c="5"/></text:span><text:span text:style-name="T4">标签类型:</text:span><text:span text:style-name="T27">下拉</text:span><text:span text:style-name="T4">框</text:span><text:span text:style-name="T27">(是</text:span><text:span text:style-name="T2">/否</text:span><text:span text:style-name="T27">)</text:span><text:span text:style-name="T4"> <text:s/>必填 <text:s/>不可编辑 </text:span></text:p>
      <text:p text:style-name="P168"><text:span text:style-name="T4"><text:tab/><text:tab/><text:tab/><text:tab/>字段名称_</text:span><text:span text:style-name="T2">3</text:span><text:span text:style-name="T23">2</text:span><text:span text:style-name="T4">:</text:span><text:span text:style-name="T2">是否影响结算<text:tab/><text:tab/> </text:span><text:span text:style-name="T4">标签类型:</text:span><text:span text:style-name="T27">下拉</text:span><text:span text:style-name="T4">框</text:span><text:span text:style-name="T27">(是</text:span><text:span text:style-name="T2">/否</text:span><text:span text:style-name="T27">)</text:span><text:span text:style-name="T4"> <text:s/>必填 <text:s/>不可编辑 </text:span></text:p>
      <text:p text:style-name="P168"><text:span text:style-name="T4"><text:tab/><text:tab/><text:tab/><text:tab/>字段名称_</text:span><text:span text:style-name="T2">3</text:span><text:span text:style-name="T23">3</text:span><text:span text:style-name="T4">:</text:span><text:span text:style-name="T2">结算计划<text:tab/><text:tab/><text:tab/> </text:span><text:span text:style-name="T4">标签类型:文本框 <text:s/>非必填</text:span></text:p>
      <text:p text:style-name="P169"><text:span text:style-name="T4"><text:tab/><text:tab/><text:tab/><text:tab/>字段名称_</text:span><text:span text:style-name="T2">3</text:span><text:span text:style-name="T23">4</text:span><text:span text:style-name="T4">:</text:span><text:span text:style-name="T2">归属<text:tab/><text:tab/><text:tab/><text:tab/> </text:span><text:span text:style-name="T4">标签类型:文本框 <text:s/>非必填</text:span></text:p>
      <text:p text:style-name="P175"><text:span text:style-name="T4"><text:tab/><text:tab/><text:tab/><text:tab/>字段名称_</text:span><text:span text:style-name="T2">3</text:span><text:span text:style-name="T23">5</text:span><text:span text:style-name="T4">:</text:span><text:span text:style-name="T2">签字审批时间<text:tab/><text:tab/><text:tab/> </text:span><text:span text:style-name="T4">标签类型:日期框</text:span><text:span text:style-name="T28">(格式：2017-03-31)</text:span><text:span text:style-name="T4"> <text:s/>非必填 不可编辑</text:span></text:p>
      <text:p text:style-name="P175"><text:span text:style-name="T4"><text:tab/><text:tab/><text:tab/><text:tab/>字段名称_</text:span><text:span text:style-name="T2">3</text:span><text:span text:style-name="T24">6</text:span><text:span text:style-name="T4">:</text:span><text:span text:style-name="T2">ERP结算审批时间<text:tab/><text:tab/></text:span><text:span text:style-name="T4">标签类型:日期框</text:span><text:span text:style-name="T28">(格式：2017-03-31)</text:span><text:span text:style-name="T4"> <text:s/>非必填 <text:s/>不可编辑</text:span></text:p>
      <text:p text:style-name="P175"><text:span text:style-name="T4"><text:tab/><text:tab/><text:tab/><text:tab/>字段名称_</text:span><text:span text:style-name="T2">3</text:span><text:span text:style-name="T24">7</text:span><text:span text:style-name="T4">:</text:span><text:span text:style-name="T2">发票审核时间<text:tab/><text:tab/><text:tab/></text:span><text:span text:style-name="T4">标签类型:日期框</text:span><text:span text:style-name="T28">(格式：2017-03-31)</text:span><text:span text:style-name="T4"> <text:s/>非必填 不可编辑</text:span></text:p>
      <text:p text:style-name="P175"><text:span text:style-name="T4"><text:tab/><text:tab/><text:tab/><text:tab/>字段名称_</text:span><text:span text:style-name="T2">3</text:span><text:span text:style-name="T24">8</text:span><text:span text:style-name="T4">:</text:span><text:span text:style-name="T2">预计支付时间<text:tab/><text:tab/><text:tab/></text:span><text:span text:style-name="T4">标签类型:日期框</text:span><text:span text:style-name="T28">(格式：2017-03-31)</text:span><text:span text:style-name="T4"> <text:s/>非必填 <text:s/>不可编辑</text:span></text:p>
      <text:p text:style-name="P170"><text:span text:style-name="T4"><text:tab/><text:tab/><text:tab/><text:tab/>字段名称_</text:span><text:span text:style-name="T2">3</text:span><text:span text:style-name="T24">9</text:span><text:span text:style-name="T4">:</text:span><text:span text:style-name="T2">管理费<text:tab/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0"><text:span text:style-name="T4"><text:tab/><text:tab/><text:tab/><text:tab/>字段名称_</text:span><text:span text:style-name="T24">40</text:span><text:span text:style-name="T4">:</text:span><text:span text:style-name="T2">违约金<text:tab/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0"><text:span text:style-name="T4"><text:tab/><text:tab/><text:tab/><text:tab/>字段名称_</text:span><text:span text:style-name="T2">4</text:span><text:span text:style-name="T24">1</text:span><text:span text:style-name="T4">:</text:span><text:span text:style-name="T2">违约金扣款事项<text:tab/><text:tab/></text:span><text:span text:style-name="T4">标签类型:文本框 <text:s/>非必填</text:span></text:p>
      <text:p text:style-name="P197"><text:span text:style-name="T59"><text:tab/><text:tab/><text:tab/><text:tab/>字段名称_</text:span><text:span text:style-name="T60">4</text:span><text:span text:style-name="T61">2</text:span><text:span text:style-name="T59">:</text:span><text:span text:style-name="T60">结算进度A<text:tab/><text:tab/><text:tab/></text:span><text:span text:style-name="T59">标签类型:</text:span><text:span text:style-name="T62">下拉</text:span><text:span text:style-name="T59">框</text:span><text:span text:style-name="T62">(</text:span><text:span text:style-name="T63">A1:</text:span><text:span text:style-name="T86">站点准备/</text:span><text:span text:style-name="T85">A2</text:span><text:span text:style-name="T86">：资料制作/</text:span><text:span text:style-name="T85">A3</text:span><text:span text:style-name="T86">：工程经理签字（工程量确认单、质量总评表、违约金确认单）/</text:span><text:span text:style-name="T85">A4</text:span><text:span text:style-name="T86">：资料员签字/</text:span><text:bookmark-start text:name="__DdeLink__4419_1965427896"/><text:span text:style-name="T85">A5</text:span><text:span text:style-name="T86">：群主签字（工作量确认单、违约金确认单）</text:span><text:bookmark-end text:name="__DdeLink__4419_1965427896"/><text:span text:style-name="T86">/结算进度</text:span><text:span text:style-name="T85">A</text:span><text:span text:style-name="T86">完成 </text:span><text:span text:style-name="T62">)</text:span><text:span text:style-name="T59"> <text:s/>必填 <text:s/>不可编辑 </text:span></text:p>
      <text:p text:style-name="P198"><text:span text:style-name="T59"><text:tab/><text:tab/><text:tab/><text:tab/>字段名称_</text:span><text:span text:style-name="T60">4</text:span><text:span text:style-name="T61">3</text:span><text:span text:style-name="T59">:</text:span><text:span text:style-name="T60">结算进度B <text:s text:c="3"/></text:span><text:span text:style-name="T59">标签类型:</text:span><text:span text:style-name="T62">下拉</text:span><text:span text:style-name="T59">框</text:span><text:span text:style-name="T62">(</text:span><text:bookmark-start text:name="__DdeLink__4421_1965427896"/><text:span text:style-name="T63">B1</text:span><text:span text:style-name="T86">：</text:span><text:span text:style-name="T85">ERP</text:span><text:span text:style-name="T86">系统上的工作量确认</text:span><text:bookmark-end text:name="__DdeLink__4421_1965427896"/><text:span text:style-name="T86">/</text:span><text:span text:style-name="T85">B2</text:span><text:span text:style-name="T86">：项目经理确认审批/</text:span><text:span text:style-name="T85">B3</text:span><text:span text:style-name="T86">：</text:span><text:span text:style-name="T85">ERP</text:span><text:span text:style-name="T86">系统预接收申请/</text:span><text:span text:style-name="T85">B4</text:span><text:span text:style-name="T86">：外包经理审批/</text:span><text:span text:style-name="T85">B5</text:span><text:span text:style-name="T86">：办事处副总审批/结算进度</text:span><text:span text:style-name="T85">B</text:span><text:span text:style-name="T86">完成 <text:s text:c="3"/></text:span><text:span text:style-name="T62">)</text:span><text:span text:style-name="T59"> <text:s/>必填 <text:s/>不可编辑 </text:span></text:p>
      <text:p text:style-name="P199"><text:span text:style-name="T59"><text:tab/><text:tab/><text:tab/><text:tab/>字段名称_</text:span><text:span text:style-name="T60">4</text:span><text:span text:style-name="T61">4</text:span><text:span text:style-name="T59">:</text:span><text:span text:style-name="T60">结算进度C<text:tab/> </text:span><text:span text:style-name="T59">标签类型:</text:span><text:span text:style-name="T62">下拉</text:span><text:span text:style-name="T59">框</text:span><text:span text:style-name="T62">(</text:span><text:span text:style-name="T63">C1</text:span><text:span text:style-name="T86">：开发票/</text:span><text:bookmark-start text:name="__DdeLink__4423_1965427896"/><text:span text:style-name="T85">C2</text:span><text:span text:style-name="T86">：</text:span><text:span text:style-name="T85">ERP</text:span><text:span text:style-name="T86">系统开发票</text:span><text:bookmark-end text:name="__DdeLink__4423_1965427896"/><text:span text:style-name="T86">/</text:span><text:span text:style-name="T85">C3</text:span><text:span text:style-name="T86">：电子版发票审批/</text:span><text:span text:style-name="T85">C4</text:span><text:span text:style-name="T86">：实物发票邮寄/</text:span><text:span text:style-name="T85">C5</text:span><text:span text:style-name="T86">：填写发票查询快递/</text:span><text:span text:style-name="T85">C6</text:span><text:span text:style-name="T86">：实物版发票审核完成/</text:span><text:span text:style-name="T85">C7</text:span><text:span text:style-name="T86">：款项显示支付时间/结算进度</text:span><text:span text:style-name="T85">C</text:span><text:span text:style-name="T86">完成 <text:s text:c="3"/></text:span><text:span text:style-name="T62">)</text:span><text:span text:style-name="T59"> <text:s/>必填 <text:s/>不可编辑 </text:span><text:span text:style-name="T60"><text:tab/></text:span></text:p>
      <text:p text:style-name="P171"><text:span text:style-name="T4"><text:tab/><text:tab/><text:tab/><text:tab/>字段名称_</text:span><text:span text:style-name="T2">4</text:span><text:span text:style-name="T24">5</text:span><text:span text:style-name="T4">:</text:span><text:span text:style-name="T2">结算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1"><text:span text:style-name="T4"><text:tab/><text:tab/><text:tab/><text:tab/>字段名称_</text:span><text:span text:style-name="T2">4</text:span><text:span text:style-name="T24">6</text:span><text:span text:style-name="T4">:</text:span><text:span text:style-name="T2">剩余结算数量<text:tab/><text:tab/></text:span><text:span text:style-name="T4">标签类型:数字框 <text:s/>必填 <text:s/>不填默认</text:span><text:span text:style-name="T25">0.</text:span><text:span text:style-name="T26">0</text:span></text:p>
      <text:p text:style-name="P171"><text:span text:style-name="T4"><text:tab/><text:tab/><text:tab/><text:tab/>字段名称_</text:span><text:span text:style-name="T2">4</text:span><text:span text:style-name="T24">7</text:span><text:span text:style-name="T4">:</text:span><text:span text:style-name="T2">剩余结算金额<text:tab/><text:tab/></text:span><text:span text:style-name="T4">标签类型:数字框 <text:s/>必填 <text:s/>不填默认</text:span><text:span text:style-name="T25">0.</text:span><text:span text:style-name="T26">0</text:span></text:p>
      <text:p text:style-name="P176"><text:span text:style-name="T4"><text:tab/><text:tab/><text:tab/><text:tab/>字段名称_</text:span><text:span text:style-name="T2">4</text:span><text:span text:style-name="T24">8</text:span><text:span text:style-name="T4">:</text:span><text:span text:style-name="T2">到帐时间<text:tab/><text:tab/><text:tab/></text:span><text:span text:style-name="T4">标签类型:日期框</text:span><text:span text:style-name="T28">(格式：2017-03-31)</text:span><text:span text:style-name="T4"> <text:s/>非必填 <text:s/>不可编辑</text:span></text:p>
      <text:p text:style-name="P171"><text:span text:style-name="T4"><text:tab/><text:tab/><text:tab/><text:tab/>字段名称_</text:span><text:span text:style-name="T2">4</text:span><text:span text:style-name="T24">9</text:span><text:span text:style-name="T4">:</text:span><text:span text:style-name="T2">到帐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1"><text:span text:style-name="T4"><text:tab/><text:tab/><text:tab/><text:tab/>字段名称_</text:span><text:span text:style-name="T24">50</text:span><text:span text:style-name="T4">:</text:span><text:span text:style-name="T2">分批结算<text:tab/><text:tab/><text:tab/></text:span><text:span text:style-name="T4">标签类型:文本框 <text:s/>非必填</text:span></text:p>
      <text:p text:style-name="P136"><text:span text:style-name="T32"><text:tab/><text:tab/><text:tab/><text:tab/>字段名称_</text:span><text:span text:style-name="T30">5</text:span><text:span text:style-name="T34">1</text:span><text:span text:style-name="T32">:</text:span><text:span text:style-name="T30">备注<text:tab/><text:tab/><text:tab/><text:tab/></text:span><text:span text:style-name="T32">标签类型:文本框 <text:s/>非必填</text:span></text:p>
      <text:p text:style-name="P137"><text:span text:style-name="T32"><text:tab/><text:tab/><text:tab/><text:tab/>隐藏字段名称_</text:span><text:span text:style-name="T36">52</text:span><text:span text:style-name="T32">:</text:span><text:span text:style-name="T35">市场信息收集公司业务/发展方向id</text:span><text:span text:style-name="T32"> <text:s text:c="2"/>标签类型:文本框 非必填 <text:s text:c="2"/>到时有点击事件</text:span></text:p>
      <text:p text:style-name="P138"><text:span text:style-name="T32"><text:tab/><text:tab/><text:tab/><text:tab/>隐藏字段名称_</text:span><text:span text:style-name="T36">53</text:span><text:span text:style-name="T32">:商务合同外部项目名称id <text:s text:c="2"/>标签类型:文本框 <text:s/>非必填 <text:s/>到时有点击事件</text:span></text:p>
      <text:p text:style-name="P50"><text:tab/><text:tab/><text:tab/>隐藏字段名称_<text:span text:style-name="T118">54</text:span>:市场信息记录内部项目名称<text:span text:style-name="T89">id</text:span> <text:s/>标签类型:文本框 <text:s/>非必填 <text:s/>到时有点击事件</text:p>
      <text:p text:style-name="P184"><text:span text:style-name="T32"><text:tab/><text:tab/><text:tab/>隐藏字段名称_</text:span><text:span text:style-name="T118">55</text:span><text:span text:style-name="T32">:商务</text:span><text:span text:style-name="T87">项目合同基本信息对应销售合同号id</text:span><text:span text:style-name="T32"> <text:s text:c="2"/>标签类型:文本框 非必填 <text:s text:c="2"/>到时有点击事件</text:span></text:p>
      <text:p text:style-name="P136"><text:span text:style-name="T32"/></text:p>
      <text:p text:style-name="P139"><text:span text:style-name="T32"><text:tab/><text:tab/><text:tab/></text:span><text:span text:style-name="T67">功能名称_2:</text:span><text:span text:style-name="T68">编辑</text:span><text:span text:style-name="T32"> 功能类型:编辑 </text:span></text:p>
      <text:p text:style-name="P139"><text:span text:style-name="T32"><text:tab/><text:tab/><text:tab/><text:tab/>隐藏id</text:span></text:p>
      <text:p text:style-name="P129"><text:tab/><text:tab/><text:tab/><text:tab/><text:span text:style-name="T32">字段名称_1:</text:span><text:span text:style-name="T33">地区<text:tab/><text:tab/><text:tab/><text:tab/></text:span><text:span text:style-name="T32">标签类型:文本框 <text:s/>必填 <text:s/></text:span><text:span text:style-name="T33"><text:tab/><text:tab/></text:span></text:p>
      <text:p text:style-name="P174"><text:span text:style-name="T4"><text:tab/><text:tab/><text:tab/><text:tab/>字段名称_</text:span><text:span text:style-name="T22">2</text:span><text:span text:style-name="T4">:</text:span><text:span text:style-name="T2">业务类型<text:tab/><text:tab/><text:tab/></text:span><text:span text:style-name="T4">标签类型:</text:span><text:span text:style-name="T29">手填</text:span><text:span text:style-name="T4">下拉框 <text:s/>必填 <text:s/></text:span></text:p>
      <text:p text:style-name="P174"><text:span text:style-name="T4"><text:tab/><text:tab/><text:tab/><text:tab/>字段名称_</text:span><text:span text:style-name="T22">3</text:span><text:span text:style-name="T4">:</text:span><text:span text:style-name="T2">业务方向科目<text:tab/><text:tab/></text:span><text:span text:style-name="T4">标签类型:</text:span><text:span text:style-name="T29">手填</text:span><text:span text:style-name="T4">下拉框 <text:s/>必填 <text:s/></text:span></text:p>
      <text:p text:style-name="P172"><text:span text:style-name="T4"><text:tab/><text:tab/><text:tab/><text:tab/>字段名称_</text:span><text:span text:style-name="T22">4</text:span><text:span text:style-name="T4">:</text:span><text:span text:style-name="T2">运营商名称<text:tab/><text:tab/><text:tab/></text:span><text:span text:style-name="T4">标签类型:文本框 <text:s/>必填 <text:s/></text:span></text:p>
      <text:p text:style-name="P172"><text:span text:style-name="T4"><text:tab/><text:tab/><text:tab/><text:tab/>字段名称_</text:span><text:span text:style-name="T22">5</text:span><text:span text:style-name="T4">:</text:span><text:span text:style-name="T2">厂家名称<text:tab/><text:tab/><text:tab/></text:span><text:span text:style-name="T4">标签类型:文本框 <text:s/>非必填 <text:s/></text:span></text:p>
      <text:p text:style-name="P172"><text:span text:style-name="T4"><text:tab/><text:tab/><text:tab/><text:tab/>字段名称_</text:span><text:span text:style-name="T22">6</text:span><text:span text:style-name="T4">:</text:span><text:span text:style-name="T2">外包单位<text:tab/><text:tab/><text:tab/></text:span><text:span text:style-name="T4">标签类型:文本框 <text:s/>必填 <text:s/></text:span></text:p>
      <text:p text:style-name="P174"><text:span text:style-name="T4"><text:tab/><text:tab/><text:tab/><text:tab/>字段名称_</text:span><text:span text:style-name="T22">7</text:span><text:span text:style-name="T4">:</text:span><text:span text:style-name="T2">合同外部项目名称<text:tab/></text:span><text:span text:style-name="T4">标签类型:</text:span><text:span text:style-name="T29">手填</text:span><text:span text:style-name="T4">下拉框 <text:s/>必填 </text:span></text:p>
      <text:p text:style-name="P174"><text:span text:style-name="T4"><text:tab/><text:tab/><text:tab/><text:tab/>字段名称_</text:span><text:span text:style-name="T22">8</text:span><text:span text:style-name="T4">:</text:span><text:span text:style-name="T2">内部项目名称<text:tab/><text:tab/></text:span><text:span text:style-name="T4">标签类型:</text:span><text:span text:style-name="T29">手填</text:span><text:span text:style-name="T4">下拉框 <text:s/>必填 </text:span></text:p>
      <text:p text:style-name="P172"><text:span text:style-name="T4"><text:tab/><text:tab/><text:tab/><text:tab/>字段名称_</text:span><text:span text:style-name="T22">9</text:span><text:span text:style-name="T4">:</text:span><text:span text:style-name="T2">合同编号<text:tab/><text:tab/><text:tab/></text:span><text:span text:style-name="T4">标签类型:文本框 <text:s/>非必填 <text:s/></text:span></text:p>
      <text:p text:style-name="P174"><text:span text:style-name="T4"><text:tab/><text:tab/><text:tab/><text:tab/>字段名称_</text:span><text:span text:style-name="T22">10</text:span><text:span text:style-name="T4">:</text:span><text:span text:style-name="T2">派工单编号<text:tab/><text:tab/></text:span><text:span text:style-name="T4">标签类型:</text:span><text:span text:style-name="T29">手填</text:span><text:span text:style-name="T4">下拉框 <text:s/>必填 </text:span></text:p>
      <text:p text:style-name="P174"><text:span text:style-name="T4"><text:tab/><text:tab/><text:tab/><text:tab/>字段名称_</text:span><text:span text:style-name="T2">1</text:span><text:span text:style-name="T22">1</text:span><text:span text:style-name="T4">:</text:span><text:span text:style-name="T2">销售合同号<text:tab/><text:tab/></text:span><text:span text:style-name="T4">标签类型:</text:span><text:span text:style-name="T29">手填</text:span><text:span text:style-name="T4">下拉框 <text:s/>必填 </text:span></text:p>
      <text:p text:style-name="P172"><text:soft-page-break/><text:span text:style-name="T4"><text:tab/><text:tab/><text:tab/><text:tab/>字段名称_</text:span><text:span text:style-name="T2">1</text:span><text:span text:style-name="T22">2</text:span><text:span text:style-name="T4">:</text:span><text:span text:style-name="T2">合同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2"><text:span text:style-name="T4"><text:tab/><text:tab/><text:tab/><text:tab/>字段名称_1</text:span><text:span text:style-name="T22">3</text:span><text:span text:style-name="T4">:</text:span><text:span text:style-name="T2">合同规模数<text:tab/><text:tab/></text:span><text:span text:style-name="T4">标签类型:数字框 <text:s/>必填 <text:s/>不填默认</text:span><text:span text:style-name="T25">0.</text:span><text:span text:style-name="T26">0</text:span></text:p>
      <text:p text:style-name="P172"><text:span text:style-name="T4"><text:tab/><text:tab/><text:tab/><text:tab/>字段名称_1</text:span><text:span text:style-name="T22">4</text:span><text:span text:style-name="T4">:</text:span><text:span text:style-name="T2">派工情况<text:tab/><text:tab/><text:tab/></text:span><text:span text:style-name="T4">标签类型:文本框 <text:s/>非必填 <text:s/></text:span></text:p>
      <text:p text:style-name="P172"><text:span text:style-name="T4"><text:tab/><text:tab/><text:tab/><text:tab/>字段名称_1</text:span><text:span text:style-name="T22">5</text:span><text:span text:style-name="T4">:</text:span><text:span text:style-name="T2">派工金额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39"><text:span text:style-name="T32"><text:tab/><text:tab/><text:tab/><text:tab/>字段名称_1</text:span><text:span text:style-name="T37">6</text:span><text:span text:style-name="T32">:单价<text:tab/><text:tab/><text:tab/><text:tab/>标签类型:数字框 <text:s/>必填 <text:s/>不填默认</text:span><text:span text:style-name="T38">0.</text:span><text:span text:style-name="T39">0</text:span></text:p>
      <text:p text:style-name="P130"><text:tab/><text:tab/><text:tab/><text:tab/><text:span text:style-name="T32">字段名称_1</text:span><text:span text:style-name="T37">7</text:span><text:span text:style-name="T32">:</text:span><text:span text:style-name="T33">BBU规模<text:tab/><text:tab/><text:tab/></text:span><text:span text:style-name="T32">标签类型:文本框 <text:s/>非必填 <text:s/></text:span></text:p>
      <text:p text:style-name="P173"><text:span text:style-name="T4"><text:tab/><text:tab/><text:tab/><text:tab/>字段名称_1</text:span><text:span text:style-name="T22">8</text:span><text:span text:style-name="T4">:</text:span><text:span text:style-name="T2">RRU规模<text:tab/><text:tab/><text:tab/></text:span><text:span text:style-name="T4">标签类型:文本框 <text:s/>非必填 <text:s/></text:span></text:p>
      <text:p text:style-name="P173"><text:span text:style-name="T4"><text:tab/><text:tab/><text:tab/><text:tab/>字段名称_1</text:span><text:span text:style-name="T22">9</text:span><text:span text:style-name="T4">:</text:span><text:span text:style-name="T2">已开通站点数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2">20</text:span><text:span text:style-name="T4">:</text:span><text:span text:style-name="T2">已开通BBU数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1</text:span><text:span text:style-name="T4">:</text:span><text:span text:style-name="T2">已开通RRU数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2</text:span><text:span text:style-name="T4">:</text:span><text:span text:style-name="T2">未开通站点<text:tab/><text:tab/></text:span><text:span text:style-name="T4">标签类型:文本框 <text:s/>非必填 <text:s/></text:span><text:span text:style-name="T2"><text:tab/></text:span></text:p>
      <text:p text:style-name="P173"><text:span text:style-name="T4"><text:tab/><text:tab/><text:tab/><text:tab/>字段名称_</text:span><text:span text:style-name="T2">2</text:span><text:span text:style-name="T22">3</text:span><text:span text:style-name="T4">:</text:span><text:span text:style-name="T2">未开通BBU数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4</text:span><text:span text:style-name="T4">:</text:span><text:span text:style-name="T2">未开通RRU数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5</text:span><text:span text:style-name="T4">:</text:span><text:span text:style-name="T2">开通比例<text:tab/>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6</text:span><text:span text:style-name="T4">:</text:span><text:span text:style-name="T2">设备型号<text:tab/>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7</text:span><text:span text:style-name="T4">:</text:span><text:span text:style-name="T2">完工数<text:tab/><text:tab/><text:tab/></text:span><text:span text:style-name="T4">标签类型:文本框 <text:s/>非必填 <text:s/></text:span></text:p>
      <text:p text:style-name="P173"><text:span text:style-name="T4"><text:tab/><text:tab/><text:tab/><text:tab/>字段名称_</text:span><text:span text:style-name="T2">2</text:span><text:span text:style-name="T22">8</text:span><text:span text:style-name="T4">:</text:span><text:span text:style-name="T2">未完工数<text:tab/><text:tab/><text:tab/></text:span><text:span text:style-name="T4">标签类型:文本框 <text:s/>非必填 <text:s/></text:span><text:span text:style-name="T2"><text:tab/></text:span></text:p>
      <text:p text:style-name="P173"><text:span text:style-name="T4"><text:tab/><text:tab/><text:tab/><text:tab/>字段名称_</text:span><text:span text:style-name="T2">2</text:span><text:span text:style-name="T22">9</text:span><text:span text:style-name="T4">:</text:span><text:bookmark-start text:name="__DdeLink__3049_1965427896"/><text:span text:style-name="T2">是否初验</text:span><text:bookmark-end text:name="__DdeLink__3049_1965427896"/><text:span text:style-name="T2"><text:tab/><text:tab/><text:tab/></text:span><text:span text:style-name="T4">标签类型:</text:span><text:span text:style-name="T27">下拉</text:span><text:span text:style-name="T4">框</text:span><text:span text:style-name="T27">(已</text:span><text:span text:style-name="T2">初验/未初验</text:span><text:span text:style-name="T27">)</text:span><text:span text:style-name="T4"> <text:s/>必填 <text:s/></text:span><text:bookmark-start text:name="__DdeLink__4413_1965427896"/><text:span text:style-name="T4">不可编辑</text:span><text:bookmark-end text:name="__DdeLink__4413_1965427896"/></text:p>
      <text:p text:style-name="P173"><text:span text:style-name="T4"><text:tab/><text:tab/><text:tab/><text:tab/>字段名称_</text:span><text:span text:style-name="T22">30</text:span><text:span text:style-name="T4">:</text:span><text:bookmark-start text:name="__DdeLink__3051_1965427896"/><text:span text:style-name="T2">是否终验</text:span><text:bookmark-end text:name="__DdeLink__3051_1965427896"/><text:span text:style-name="T2"><text:tab/><text:tab/><text:tab/></text:span><text:span text:style-name="T4">标签类型:</text:span><text:span text:style-name="T27">下拉</text:span><text:span text:style-name="T4">框</text:span><text:span text:style-name="T27">(已终</text:span><text:span text:style-name="T2">验/未</text:span><text:span text:style-name="T27">终</text:span><text:span text:style-name="T2">验</text:span><text:span text:style-name="T27">)</text:span><text:span text:style-name="T4"> <text:s/>必填 <text:s/>不可编辑 </text:span></text:p>
      <text:p text:style-name="P173"><text:span text:style-name="T4"><text:tab/><text:tab/><text:tab/><text:tab/>字段名称_</text:span><text:span text:style-name="T2">3</text:span><text:span text:style-name="T22">1</text:span><text:span text:style-name="T4">:</text:span><text:bookmark-start text:name="__DdeLink__3055_1965427896"/><text:span text:style-name="T2">是否已制作申请结算资料</text:span><text:bookmark-end text:name="__DdeLink__3055_1965427896"/><text:span text:style-name="T2"> <text:s text:c="5"/></text:span><text:span text:style-name="T4">标签类型:</text:span><text:span text:style-name="T27">下拉</text:span><text:span text:style-name="T4">框</text:span><text:span text:style-name="T27">(是</text:span><text:span text:style-name="T2">/否</text:span><text:span text:style-name="T27">)</text:span><text:span text:style-name="T4"> <text:s/>必填 <text:s/>不可编辑 </text:span></text:p>
      <text:p text:style-name="P173"><text:span text:style-name="T4"><text:tab/><text:tab/><text:tab/><text:tab/>字段名称_</text:span><text:span text:style-name="T2">3</text:span><text:span text:style-name="T23">2</text:span><text:span text:style-name="T4">:</text:span><text:bookmark-start text:name="__DdeLink__3057_1965427896"/><text:span text:style-name="T2">是否影响结算</text:span><text:bookmark-end text:name="__DdeLink__3057_1965427896"/><text:span text:style-name="T2"><text:tab/><text:tab/> </text:span><text:span text:style-name="T4">标签类型:</text:span><text:span text:style-name="T27">下拉</text:span><text:span text:style-name="T4">框</text:span><text:span text:style-name="T27">(是</text:span><text:span text:style-name="T2">/否</text:span><text:span text:style-name="T27">)</text:span><text:span text:style-name="T4"> <text:s/>必填 <text:s/>不可编辑 </text:span></text:p>
      <text:p text:style-name="P173"><text:span text:style-name="T4"><text:tab/><text:tab/><text:tab/><text:tab/>字段名称_</text:span><text:span text:style-name="T2">3</text:span><text:span text:style-name="T23">3</text:span><text:span text:style-name="T4">:</text:span><text:bookmark-start text:name="__DdeLink__3059_1965427896"/><text:span text:style-name="T2">结算计划</text:span><text:bookmark-end text:name="__DdeLink__3059_1965427896"/><text:span text:style-name="T2"><text:tab/><text:tab/><text:tab/> </text:span><text:span text:style-name="T4">标签类型:文本框 <text:s/>非必填</text:span></text:p>
      <text:p text:style-name="P173"><text:span text:style-name="T4"><text:tab/><text:tab/><text:tab/><text:tab/>字段名称_</text:span><text:span text:style-name="T2">3</text:span><text:span text:style-name="T23">4</text:span><text:span text:style-name="T4">:</text:span><text:bookmark-start text:name="__DdeLink__3062_1965427896"/><text:span text:style-name="T2">归属</text:span><text:bookmark-end text:name="__DdeLink__3062_1965427896"/><text:span text:style-name="T2"><text:tab/><text:tab/><text:tab/><text:tab/> </text:span><text:span text:style-name="T4">标签类型:文本框 <text:s/>非必填</text:span></text:p>
      <text:p text:style-name="P176"><text:span text:style-name="T4"><text:tab/><text:tab/><text:tab/><text:tab/>字段名称_</text:span><text:span text:style-name="T2">3</text:span><text:span text:style-name="T23">5</text:span><text:span text:style-name="T4">:</text:span><text:bookmark-start text:name="__DdeLink__3064_1965427896"/><text:span text:style-name="T2">签字审批时间</text:span><text:bookmark-end text:name="__DdeLink__3064_1965427896"/><text:span text:style-name="T2"><text:tab/><text:tab/><text:tab/> </text:span><text:span text:style-name="T4">标签类型:日期框</text:span><text:span text:style-name="T28">(格式：2017-03-31)</text:span><text:span text:style-name="T4"> 非必填 <text:s/>不可编辑</text:span></text:p>
      <text:p text:style-name="P176"><text:span text:style-name="T4"><text:tab/><text:tab/><text:tab/><text:tab/>字段名称_</text:span><text:span text:style-name="T2">3</text:span><text:span text:style-name="T24">6</text:span><text:span text:style-name="T4">:</text:span><text:bookmark-start text:name="__DdeLink__3066_1965427896"/><text:span text:style-name="T2">ERP结算审批时间</text:span><text:bookmark-end text:name="__DdeLink__3066_1965427896"/><text:span text:style-name="T2"><text:tab/><text:tab/></text:span><text:span text:style-name="T4">标签类型:日期框</text:span><text:span text:style-name="T28">(格式：2017-03-31)</text:span><text:span text:style-name="T4"> <text:s/>非必填 不可编辑</text:span></text:p>
      <text:p text:style-name="P176"><text:span text:style-name="T4"><text:tab/><text:tab/><text:tab/><text:tab/>字段名称_</text:span><text:span text:style-name="T2">3</text:span><text:span text:style-name="T24">7</text:span><text:span text:style-name="T4">:</text:span><text:bookmark-start text:name="__DdeLink__3068_1965427896"/><text:span text:style-name="T2">发票审核时间</text:span><text:bookmark-end text:name="__DdeLink__3068_1965427896"/><text:span text:style-name="T2"><text:tab/><text:tab/><text:tab/></text:span><text:span text:style-name="T4">标签类型:日期框</text:span><text:span text:style-name="T28">(格式：2017-03-31)</text:span><text:span text:style-name="T4"> <text:s/>非必填 不可编辑</text:span></text:p>
      <text:p text:style-name="P176"><text:span text:style-name="T4"><text:tab/><text:tab/><text:tab/><text:tab/>字段名称_</text:span><text:span text:style-name="T2">3</text:span><text:span text:style-name="T24">8</text:span><text:span text:style-name="T4">:</text:span><text:bookmark-start text:name="__DdeLink__3070_1965427896"/><text:span text:style-name="T2">预计支付时间</text:span><text:bookmark-end text:name="__DdeLink__3070_1965427896"/><text:span text:style-name="T2"><text:tab/><text:tab/><text:tab/></text:span><text:span text:style-name="T4">标签类型:日期框</text:span><text:span text:style-name="T28">(格式：2017-03-31)</text:span><text:span text:style-name="T4"> <text:s/>非必填 不可编辑</text:span></text:p>
      <text:p text:style-name="P173"><text:span text:style-name="T4"><text:tab/><text:tab/><text:tab/><text:tab/>字段名称_</text:span><text:span text:style-name="T2">3</text:span><text:span text:style-name="T24">9</text:span><text:span text:style-name="T4">:</text:span><text:bookmark-start text:name="__DdeLink__3072_1965427896"/><text:span text:style-name="T2">管理费</text:span><text:bookmark-end text:name="__DdeLink__3072_1965427896"/><text:span text:style-name="T2"><text:tab/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3"><text:span text:style-name="T4"><text:tab/><text:tab/><text:tab/><text:tab/>字段名称_</text:span><text:span text:style-name="T24">40</text:span><text:span text:style-name="T4">:</text:span><text:bookmark-start text:name="__DdeLink__3075_1965427896"/><text:span text:style-name="T2">违约金</text:span><text:bookmark-end text:name="__DdeLink__3075_1965427896"/><text:span text:style-name="T2"><text:tab/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3"><text:span text:style-name="T4"><text:tab/><text:tab/><text:tab/><text:tab/>字段名称_</text:span><text:span text:style-name="T2">4</text:span><text:span text:style-name="T24">1</text:span><text:span text:style-name="T4">:</text:span><text:bookmark-start text:name="__DdeLink__3077_1965427896"/><text:span text:style-name="T2">违约金扣款事项</text:span><text:bookmark-end text:name="__DdeLink__3077_1965427896"/><text:span text:style-name="T2"><text:tab/><text:tab/></text:span><text:span text:style-name="T4">标签类型:文本框 <text:s/>非必填</text:span></text:p>
      <text:p text:style-name="P200"><text:span text:style-name="T59"><text:tab/><text:tab/><text:tab/><text:tab/>字段名称_</text:span><text:span text:style-name="T60">4</text:span><text:span text:style-name="T61">2</text:span><text:span text:style-name="T59">:</text:span><text:bookmark-start text:name="__DdeLink__3079_1965427896"/><text:span text:style-name="T60">结算进度A</text:span><text:bookmark-end text:name="__DdeLink__3079_1965427896"/><text:span text:style-name="T60"><text:tab/><text:tab/><text:tab/></text:span><text:span text:style-name="T59">标签类型:</text:span><text:span text:style-name="T62">下拉</text:span><text:span text:style-name="T59">框</text:span><text:span text:style-name="T62">(</text:span><text:span text:style-name="T63">A1:</text:span><text:span text:style-name="T86">站点准备/</text:span><text:span text:style-name="T85">A2</text:span><text:span text:style-name="T86">：资料制作/</text:span><text:span text:style-name="T85">A3</text:span><text:span text:style-name="T86">：工程经理签字（工程量确认单、质量总评表、违约金确认单）/</text:span><text:span text:style-name="T85">A4</text:span><text:span text:style-name="T86">：资料员签字/</text:span><text:span text:style-name="T85">A5</text:span><text:span text:style-name="T86">：群主签字（工作量确认单、违约金确认单）/结算进度</text:span><text:span text:style-name="T85">A</text:span><text:span text:style-name="T86">完成 </text:span><text:span text:style-name="T62">)</text:span><text:span text:style-name="T59"> <text:s/>必填 <text:s/>不可编辑 </text:span></text:p>
      <text:p text:style-name="P200"><text:span text:style-name="T59"><text:tab/><text:tab/><text:tab/><text:tab/>字段名称_</text:span><text:span text:style-name="T60">4</text:span><text:span text:style-name="T61">3</text:span><text:span text:style-name="T59">:</text:span><text:span text:style-name="T60">结算进度B <text:s text:c="3"/></text:span><text:span text:style-name="T59">标签类型:</text:span><text:span text:style-name="T62">下拉</text:span><text:span text:style-name="T59">框</text:span><text:span text:style-name="T62">(</text:span><text:span text:style-name="T63">B1</text:span><text:span text:style-name="T86">：</text:span><text:span text:style-name="T85">ERP</text:span><text:span text:style-name="T86">系统上的工作量确认/</text:span><text:span text:style-name="T85">B2</text:span><text:span text:style-name="T86">：项目经理确认审批/</text:span><text:span text:style-name="T85">B3</text:span><text:span text:style-name="T86">：</text:span><text:span text:style-name="T85">ERP</text:span><text:span text:style-name="T86">系统预接收申请/</text:span><text:span text:style-name="T85">B4</text:span><text:span text:style-name="T86">：外包经理审批/</text:span><text:span text:style-name="T85">B5</text:span><text:span text:style-name="T86">：办事处副总审批/结算进度</text:span><text:span text:style-name="T85">B</text:span><text:span text:style-name="T86">完成 <text:s text:c="3"/></text:span><text:span text:style-name="T62">)</text:span><text:span text:style-name="T59"> <text:s/>必填 <text:s/>不可编辑 </text:span></text:p>
      <text:p text:style-name="P200"><text:span text:style-name="T59"><text:tab/><text:tab/><text:tab/><text:tab/>字段名称_</text:span><text:span text:style-name="T60">4</text:span><text:span text:style-name="T61">4</text:span><text:span text:style-name="T59">:</text:span><text:span text:style-name="T60">结算进度C<text:tab/> </text:span><text:span text:style-name="T59">标签类型:</text:span><text:span text:style-name="T62">下拉</text:span><text:span text:style-name="T59">框</text:span><text:span text:style-name="T62">(</text:span><text:span text:style-name="T63">C1</text:span><text:span text:style-name="T86">：开发票/</text:span><text:span text:style-name="T85">C2</text:span><text:span text:style-name="T86">：</text:span><text:span text:style-name="T85">ERP</text:span><text:span text:style-name="T86">系统开发票/</text:span><text:span text:style-name="T85">C3</text:span><text:span text:style-name="T86">：电子版发票审批/</text:span><text:span text:style-name="T85">C4</text:span><text:span text:style-name="T86">：实物发票邮寄/</text:span><text:span text:style-name="T85">C5</text:span><text:span text:style-name="T86">：填写发票查询快递/</text:span><text:span text:style-name="T85">C6</text:span><text:span text:style-name="T86">：实物版发票审核完成/</text:span><text:span text:style-name="T85">C7</text:span><text:span text:style-name="T86">：款项显示支付时间/结算进度</text:span><text:span text:style-name="T85">C</text:span><text:span text:style-name="T86">完成 <text:s text:c="3"/></text:span><text:span text:style-name="T62">)</text:span><text:span text:style-name="T59"> <text:s/>必填 <text:s/>不可编辑 </text:span><text:span text:style-name="T60"><text:tab/></text:span></text:p>
      <text:p text:style-name="P173"><text:span text:style-name="T4"><text:tab/><text:tab/><text:tab/><text:tab/>字段名称_</text:span><text:span text:style-name="T2">4</text:span><text:span text:style-name="T24">5</text:span><text:span text:style-name="T4">:</text:span><text:bookmark-start text:name="__DdeLink__3082_1965427896"/><text:span text:style-name="T2">结算金额</text:span><text:bookmark-end text:name="__DdeLink__3082_1965427896"/><text:span text:style-name="T2"><text:tab/><text:tab/><text:tab/></text:span><text:span text:style-name="T4">标签类型:数字框 <text:s/>必填 <text:s/>不填默认</text:span><text:span text:style-name="T25">0.</text:span><text:span text:style-name="T26">0</text:span></text:p>
      <text:p text:style-name="P173"><text:span text:style-name="T4"><text:tab/><text:tab/><text:tab/><text:tab/>字段名称_</text:span><text:span text:style-name="T2">4</text:span><text:span text:style-name="T24">6</text:span><text:span text:style-name="T4">:</text:span><text:bookmark-start text:name="__DdeLink__3084_1965427896"/><text:span text:style-name="T2">剩余结算数量</text:span><text:bookmark-end text:name="__DdeLink__3084_1965427896"/><text:span text:style-name="T2"><text:tab/><text:tab/></text:span><text:span text:style-name="T4">标签类型:数字框 <text:s/>必填 <text:s/>不填默认</text:span><text:span text:style-name="T25">0.</text:span><text:span text:style-name="T26">0</text:span></text:p>
      <text:p text:style-name="P173"><text:span text:style-name="T4"><text:tab/><text:tab/><text:tab/><text:tab/>字段名称_</text:span><text:span text:style-name="T2">4</text:span><text:span text:style-name="T24">7</text:span><text:span text:style-name="T4">:</text:span><text:bookmark-start text:name="__DdeLink__3086_1965427896"/><text:span text:style-name="T2">剩余结算金额</text:span><text:bookmark-end text:name="__DdeLink__3086_1965427896"/><text:span text:style-name="T2"><text:tab/><text:tab/></text:span><text:span text:style-name="T4">标签类型:数字框 <text:s/>必填 <text:s/>不填默认</text:span><text:span text:style-name="T25">0.</text:span><text:span text:style-name="T26">0</text:span></text:p>
      <text:p text:style-name="P176"><text:span text:style-name="T4"><text:tab/><text:tab/><text:tab/><text:tab/>字段名称_</text:span><text:span text:style-name="T2">4</text:span><text:span text:style-name="T24">8</text:span><text:span text:style-name="T4">:</text:span><text:bookmark-start text:name="__DdeLink__3088_1965427896"/><text:span text:style-name="T2">到帐时间</text:span><text:bookmark-end text:name="__DdeLink__3088_1965427896"/><text:span text:style-name="T2"><text:tab/><text:tab/><text:tab/></text:span><text:span text:style-name="T4">标签类型:日期框</text:span><text:span text:style-name="T28">(格式：2017-03-31)</text:span><text:span text:style-name="T4"> <text:s/>非必填 <text:s/>不可编辑</text:span></text:p>
      <text:p text:style-name="P173"><text:span text:style-name="T4"><text:tab/><text:tab/><text:tab/><text:tab/>字段名称_</text:span><text:span text:style-name="T2">4</text:span><text:span text:style-name="T24">9</text:span><text:span text:style-name="T4">:</text:span><text:bookmark-start text:name="__DdeLink__3090_1965427896"/><text:span text:style-name="T2">到帐金额<text:tab/></text:span><text:bookmark-end text:name="__DdeLink__3090_1965427896"/><text:span text:style-name="T2"><text:tab/><text:tab/></text:span><text:span text:style-name="T4">标签类型:数字框 <text:s/>必填 <text:s/>不填默认</text:span><text:span text:style-name="T25">0.</text:span><text:span text:style-name="T26">0</text:span></text:p>
      <text:p text:style-name="P173"><text:span text:style-name="T4"><text:tab/><text:tab/><text:tab/><text:tab/>字段名称_</text:span><text:span text:style-name="T24">50</text:span><text:span text:style-name="T4">:</text:span><text:bookmark-start text:name="__DdeLink__3092_1965427896"/><text:span text:style-name="T2">分批结算</text:span><text:bookmark-end text:name="__DdeLink__3092_1965427896"/><text:span text:style-name="T2"><text:tab/><text:tab/><text:tab/></text:span><text:span text:style-name="T4">标签类型:文本框 <text:s/>非必填</text:span></text:p>
      <text:p text:style-name="P140"><text:span text:style-name="T32"><text:tab/><text:tab/><text:tab/><text:tab/>字段名称_</text:span><text:span text:style-name="T30">5</text:span><text:span text:style-name="T34">1</text:span><text:span text:style-name="T32">:</text:span><text:bookmark-start text:name="__DdeLink__3094_1965427896"/><text:span text:style-name="T30">备注</text:span><text:bookmark-end text:name="__DdeLink__3094_1965427896"/><text:span text:style-name="T30"><text:tab/><text:tab/><text:tab/><text:tab/></text:span><text:span text:style-name="T32">标签类型:文本框 <text:s/>非必填</text:span></text:p>
      <text:p text:style-name="P140"><text:span text:style-name="T32"><text:tab/><text:tab/><text:tab/><text:tab/>隐藏字段名称_</text:span><text:span text:style-name="T36">52</text:span><text:span text:style-name="T32">:</text:span><text:bookmark-start text:name="__DdeLink__3096_1965427896"/><text:span text:style-name="T35">市场信息收集公司业务/发展方向id</text:span><text:bookmark-end text:name="__DdeLink__3096_1965427896"/><text:span text:style-name="T32"> <text:s text:c="2"/>标签类型:文本框 非必填 <text:s text:c="2"/>到时有点击事件</text:span></text:p>
      <text:p text:style-name="P140"><text:span text:style-name="T32"><text:tab/><text:tab/><text:tab/><text:tab/>隐藏字段名称_</text:span><text:span text:style-name="T36">53</text:span><text:span text:style-name="T32">:商务合同外部项目名称id <text:s text:c="2"/>标签类型:文本框 <text:s/>非必填 <text:s/>到时有点击事件</text:span></text:p>
      <text:p text:style-name="P51"><text:tab/><text:tab/><text:tab/>隐藏字段名称_<text:span text:style-name="T118">54</text:span>:市场信息记录内部项目名称<text:span text:style-name="T89">id</text:span> <text:s/>标签类型:文本框 <text:s/>非必填 <text:s/>到时有点击事件</text:p>
      <text:p text:style-name="P185"><text:tab/><text:tab/><text:tab/>隐藏字段名称_<text:span text:style-name="T118">55</text:span>:商务<text:span text:style-name="T87">项目合同基本信息对应销售合同号id</text:span> <text:s text:c="2"/>标签类型:文本框 非必填 <text:s text:c="2"/>到时有点击事件</text:p>
      <text:p text:style-name="P140"><text:span text:style-name="T32"/></text:p>
      <text:p text:style-name="P141"><text:span text:style-name="T32"><text:tab/><text:tab/><text:tab/></text:span><text:span text:style-name="T69">功能名称_</text:span><text:span text:style-name="T71">4</text:span><text:span text:style-name="T69">:删除</text:span><text:span text:style-name="T45"> 功能类型: 删除</text:span></text:p>
      <text:p text:style-name="P196"><text:tab/><text:tab/><text:tab/><text:tab/>温馨提示：确定删除这条数据么？</text:p>
      <text:p text:style-name="P196"/>
      <text:p text:style-name="P196"/>
      <text:p text:style-name="P196"/>
      <text:p text:style-name="P196"/>
      <text:p text:style-name="P196"><text:soft-page-break/><text:tab/><text:tab/><text:tab/><text:span text:style-name="T94">功能名称_</text:span><text:span text:style-name="T96">5</text:span><text:span text:style-name="T94">:搜索</text:span> 功能类型: <text:s/>查询</text:p>
      <text:p text:style-name="P101"><text:tab/><text:tab/><text:tab/><text:tab/>搜索字段<text:span text:style-name="T91">1：</text:span><text:span text:style-name="T16">地区</text:span><text:span text:style-name="T91"> <text:s/>标签类： 文本框 非必填</text:span></text:p>
      <text:p text:style-name="P102"><text:tab/><text:tab/><text:tab/><text:tab/>搜索字段<text:span text:style-name="T119">2：</text:span><text:span text:style-name="T16">业务类型</text:span><text:span text:style-name="T119"> <text:s/>标签类： 文本框 非必填</text:span></text:p>
      <text:p text:style-name="P102"><text:tab/><text:tab/><text:tab/><text:tab/>搜索字段<text:span text:style-name="T119">3：</text:span><text:span text:style-name="T16">业务方向科目</text:span><text:span text:style-name="T119"> <text:s/>标签类： 文本框 非必填</text:span></text:p>
      <text:p text:style-name="P102"><text:tab/><text:tab/><text:tab/><text:tab/>搜索字段<text:span text:style-name="T119">4：</text:span><text:span text:style-name="T16">外包单位</text:span><text:span text:style-name="T119"> <text:s/>标签类： 文本框 非必填</text:span></text:p>
      <text:p text:style-name="P102"><text:tab/><text:tab/><text:tab/><text:tab/>搜索字段<text:span text:style-name="T119">5：</text:span><text:span text:style-name="T16">运营商名称</text:span><text:span text:style-name="T119"> <text:s/>标签类： 文本框 非必填</text:span></text:p>
      <text:p text:style-name="P102"><text:tab/><text:tab/><text:tab/><text:tab/>搜索字段<text:span text:style-name="T119">6：</text:span><text:span text:style-name="T16">内部项目名称</text:span><text:span text:style-name="T119"> <text:s/>标签类： 文本框 非必填</text:span></text:p>
      <text:p text:style-name="P101"><text:tab/><text:tab/><text:tab/><text:tab/></text:p>
      <text:p text:style-name="P52"><text:tab/><text:tab/><text:tab/><text:span text:style-name="T94">功能名称_</text:span><text:span text:style-name="T97">6</text:span><text:span text:style-name="T94">:导出</text:span> <text:s text:c="2"/>功能类型: <text:s/>下载</text:p>
      <text:p text:style-name="P53"><text:tab/><text:tab/><text:tab/><text:tab/>搜索字段<text:span text:style-name="T91">1：</text:span><text:span text:style-name="T16">地区</text:span><text:span text:style-name="T91"> <text:s/>标签类： 文本框 非必填</text:span></text:p>
      <text:p text:style-name="P103"><text:tab/><text:tab/><text:tab/><text:tab/>搜索字段<text:span text:style-name="T119">2：</text:span><text:span text:style-name="T16">业务类型</text:span><text:span text:style-name="T119"> <text:s/>标签类： 文本框 非必填</text:span></text:p>
      <text:p text:style-name="P103"><text:tab/><text:tab/><text:tab/><text:tab/>搜索字段<text:span text:style-name="T119">3：</text:span><text:span text:style-name="T16">业务方向科目</text:span><text:span text:style-name="T119"> <text:s/>标签类： 文本框 非必填</text:span></text:p>
      <text:p text:style-name="P103"><text:tab/><text:tab/><text:tab/><text:tab/>搜索字段<text:span text:style-name="T119">4：</text:span><text:span text:style-name="T16">外包单位</text:span><text:span text:style-name="T119"> <text:s/>标签类： 文本框 非必填</text:span></text:p>
      <text:p text:style-name="P103"><text:tab/><text:tab/><text:tab/><text:tab/>搜索字段<text:span text:style-name="T119">5：</text:span><text:span text:style-name="T16">运营商名称</text:span><text:span text:style-name="T119"> <text:s/>标签类： 文本框 非必填</text:span></text:p>
      <text:p text:style-name="P53"><text:tab/><text:tab/><text:tab/><text:tab/>搜索字段<text:span text:style-name="T119">6：</text:span><text:span text:style-name="T16">内部项目名称</text:span><text:span text:style-name="T119"> <text:s/>标签类： 文本框 非必填</text:span></text:p>
      <text:p text:style-name="P195"><text:span text:style-name="T78"><text:tab/><text:tab/><text:tab/></text:span><text:span text:style-name="T99">功能名称_</text:span><text:span text:style-name="T100">7</text:span><text:span text:style-name="T99">:附件上传</text:span><text:span text:style-name="T78"> <text:s text:c="2"/>功能类型: <text:s/>上传<text:tab/></text:span></text:p>
      <text:p text:style-name="P140"><text:span text:style-name="T32"><text:tab/><text:tab/><text:tab/></text:span></text:p>
      <text:p text:style-name="P140"><text:span text:style-name="T32"/></text:p>
      <text:p text:style-name="P62"><text:span text:style-name="T73"><text:tab/><text:tab/><text:tab/>功能名称_</text:span><text:span text:style-name="T74">8</text:span><text:span text:style-name="T75">:</text:span><text:span text:style-name="T76">项目合同结算</text:span><text:span text:style-name="T77">汇总</text:span></text:p>
      <text:p text:style-name="P134"><text:span text:style-name="T30"><text:tab/><text:tab/><text:tab/><text:tab/>汇总如下：表头根据返回数据定</text:span></text:p>
      <text:p text:style-name="P134"><text:span text:style-name="T30"><text:tab/><text:tab/><text:tab/>有个按钮可以下载汇总</text:span></text:p>
      <text:p text:style-name="P134"><draw:frame draw:style-name="fr1" draw:name="Image1" text:anchor-type="paragraph" svg:width="17.59cm" svg:height="0.921cm" draw:z-index="0"><draw:image xlink:href="Pictures/10000201000005BE0000004D20A4039DA80FC2B9.png" xlink:type="simple" xlink:show="embed" xlink:actuate="onLoad"/></draw:frame><text:span text:style-name="T30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4-01T15:36:57.110296307</dc:date>
    <meta:editing-duration>P2DT20H29M41S</meta:editing-duration>
    <meta:editing-cycles>559</meta:editing-cycles>
    <meta:generator>LibreOffice/5.1.6.2.0$Linux_X86_64 LibreOffice_project/10$Build-2</meta:generator>
    <meta:document-statistic meta:table-count="0" meta:image-count="1" meta:object-count="0" meta:page-count="11" meta:paragraph-count="510" meta:word-count="10566" meta:character-count="16355" meta:non-whitespace-character-count="12150"/>
  </office:meta>
</office:document-meta>
</file>